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justify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justify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left"/>
    </style:style>
  </office:automatic-styles>
  <office:body>
    <office:text>
      <text:p text:style-name="P1"><text:span text:style-name="T1">Operators</text:span></text:p>
      <text:p text:style-name="P2"><text:span text:style-name="T2"/></text:p>
      <text:p text:style-name="P2"><text:span text:style-name="T2"/></text:p>
      <text:p text:style-name="P2"><text:span text:style-name="T3">1)<text:tab/>main() </text:span></text:p>
      <text:p text:style-name="P2"><text:span text:style-name="T4"><text:tab/>{ </text:span></text:p>
      <text:p text:style-name="P2"><text:span text:style-name="T4"><text:tab/>float y; </text:span></text:p>
      <text:p text:style-name="P2"><text:span text:style-name="T4"><text:tab/>y=198.7631; </text:span></text:p>
      <text:p text:style-name="P2"><text:span text:style-name="T4"><text:tab/>printf("%7.2f",y); </text:span></text:p>
      <text:p text:style-name="P2"><text:span text:style-name="T4"><text:tab/>} after '.' 2decimal round off</text:span></text:p>
      <text:p text:style-name="P2"><text:span text:style-name="T5"/></text:p>
      <text:p text:style-name="P2"><text:span text:style-name="T6">2)<text:tab/>main() </text:span></text:p>
      <text:p text:style-name="P2"><text:span text:style-name="T6"><text:tab/>{ </text:span></text:p>
      <text:p text:style-name="P2"><text:span text:style-name="T6"><text:tab/>char x=-130; </text:span></text:p>
      <text:p text:style-name="P2"><text:span text:style-name="T6"><text:tab/>char y=-5; </text:span></text:p>
      <text:p text:style-name="P2"><text:span text:style-name="T6"><text:tab/>printf("%d",x+y); </text:span></text:p>
      <text:p text:style-name="P2"><text:span text:style-name="T6"><text:tab/>} // error, coz here char </text:span></text:p>
      <text:p text:style-name="P2"><text:span text:style-name="T7"/></text:p>
      <text:p text:style-name="P2"><text:span text:style-name="T8">3)<text:tab/>main() </text:span></text:p>
      <text:p text:style-name="P2"><text:span text:style-name="T8"><text:tab/>{ </text:span></text:p>
      <text:p text:style-name="P2"><text:span text:style-name="T8"><text:tab/>int a=250; </text:span></text:p>
      <text:p text:style-name="P2"><text:span text:style-name="T8"><text:tab/>printf("%4d\n",a); </text:span></text:p>
      <text:p text:style-name="P2"><text:span text:style-name="T8"><text:tab/>}<text:s text:c="2"/>// it'll will printf after 4 spaces</text:span></text:p>
      <text:p text:style-name="P2"><text:span text:style-name="T9"/></text:p>
      <text:p text:style-name="P2"><text:span text:style-name="T10">4)<text:tab/>main() </text:span></text:p>
      <text:p text:style-name="P2"><text:span text:style-name="T10"><text:tab/>{ </text:span></text:p>
      <text:p text:style-name="P2"><text:span text:style-name="T10"><text:tab/>int x='a'; </text:span></text:p>
      <text:p text:style-name="P2"><text:span text:style-name="T10"><text:tab/>printf("%d\n",x); </text:span></text:p>
      <text:p text:style-name="P2"><text:span text:style-name="T10"><text:tab/>} //it'll will print 97 ascii </text:span></text:p>
      <text:p text:style-name="P2"><text:span text:style-name="T11"><text:tab/></text:span></text:p>
      <text:p text:style-name="P2"><text:span text:style-name="T12">5)</text:span><text:span text:style-name="T13"><text:tab/></text:span><text:span text:style-name="T14">main() </text:span></text:p>
      <text:p text:style-name="P2"><text:span text:style-name="T15"><text:tab/>{ </text:span></text:p>
      <text:p text:style-name="P2"><text:span text:style-name="T15"><text:tab/>printf("%d",out); </text:span></text:p>
      <text:p text:style-name="P2"><text:span text:style-name="T15"><text:tab/>int out=100; </text:span></text:p>
      <text:p text:style-name="P2"><text:span text:style-name="T16"><text:tab/>}//error</text:span></text:p>
      <text:p text:style-name="P2"><text:span text:style-name="T17"/></text:p>
      <text:p text:style-name="P2"><text:span text:style-name="T18">6)<text:tab/>main() </text:span></text:p>
      <text:p text:style-name="P2"><text:span text:style-name="T19"><text:tab/>{ </text:span></text:p>
      <text:p text:style-name="P2"><text:span text:style-name="T19"><text:tab/>char not; </text:span></text:p>
      <text:p text:style-name="P2"><text:span text:style-name="T19"><text:tab/>not=120; </text:span></text:p>
      <text:p text:style-name="P2"><text:span text:style-name="T19"><text:tab/>printf("%x\n",not); </text:span></text:p>
      <text:p text:style-name="P2"><text:span text:style-name="T20"><text:tab/>} // converts into hexa decimal which is 78.</text:span></text:p>
      <text:p text:style-name="P2"><text:span text:style-name="T21"/></text:p>
      <text:p text:style-name="P2"><text:span text:style-name="T22">7)<text:tab/>main() </text:span></text:p>
      <text:p text:style-name="P2"><text:span text:style-name="T23"><text:tab/>{ </text:span></text:p>
      <text:p text:style-name="P2"><text:span text:style-name="T23"><text:tab/>int a=1,b=2,c=3; </text:span></text:p>
      <text:p text:style-name="P2"><text:span text:style-name="T23"><text:tab/>printf("%d %d %d"); </text:span></text:p>
      <text:p text:style-name="P2"><text:span text:style-name="T23"><text:tab/>} // Gv</text:span></text:p>
      <text:p text:style-name="P2"><text:span text:style-name="T24"/></text:p>
      <text:p text:style-name="P2"><text:span text:style-name="T25">8)<text:tab/>main() </text:span></text:p>
      <text:p text:style-name="P2"><text:span text:style-name="T26"><text:tab/>{ </text:span></text:p>
      <text:p text:style-name="P2"><text:span text:style-name="T26"><text:tab/>int a=34; </text:span></text:p>
      <text:p text:style-name="P2"><text:span text:style-name="T26"><text:tab/>printf("%d %i %p",a,a,a,a); </text:span></text:p>
      <text:p text:style-name="P2"><text:span text:style-name="T27"><text:tab/>}//34 34 address</text:span></text:p>
      <text:p text:style-name="P2"><text:span text:style-name="T28"/></text:p>
      <text:p text:style-name="P2"><text:span text:style-name="T29">9)<text:tab/>main() </text:span></text:p>
      <text:p text:style-name="P2"><text:span text:style-name="T30"><text:tab/>{ </text:span></text:p>
      <text:p text:style-name="P2"><text:span text:style-name="T30"><text:tab/>int m=10; </text:span></text:p>
      <text:p text:style-name="P2"><text:span text:style-name="T30"><text:tab/>int x=printf("%d",m); </text:span></text:p>
      <text:p text:style-name="P2"><text:span text:style-name="T30"><text:tab/>printf("%d",x); </text:span></text:p>
      <text:p text:style-name="P2"><text:span text:style-name="T31"><text:tab/>} //it'll will print 10 and 2 coz second time it'll take number of character </text:span></text:p>
      <text:p text:style-name="P2"><text:span text:style-name="T31">10)<text:tab/>main() </text:span></text:p>
      <text:p text:style-name="P2"><text:span text:style-name="T32"><text:tab/>{ </text:span></text:p>
      <text:p text:style-name="P2"><text:span text:style-name="T32"><text:tab/>int x='A'; </text:span></text:p>
      <text:p text:style-name="P2"><text:span text:style-name="T32"><text:tab/>printf("%02x",x); </text:span></text:p>
      <text:p text:style-name="P2"><text:span text:style-name="T33"><text:tab/>} //ascii value = 65, then converting hexa decimal in 2nd round which is 41.</text:span></text:p>
      <text:p text:style-name="P2"><text:span text:style-name="T34"/></text:p>
      <text:p text:style-name="P2"><text:span text:style-name="T35">11)<text:tab/>main() </text:span></text:p>
      <text:p text:style-name="P2"><text:span text:style-name="T36"><text:tab/>{ </text:span></text:p>
      <text:p text:style-name="P2"><text:span text:style-name="T36"><text:tab/>char b='a'; </text:span></text:p>
      <text:p text:style-name="P2"><text:span text:style-name="T36"><text:tab/>printf("%02x",b); </text:span></text:p>
      <text:p text:style-name="P2"><text:span text:style-name="T37"><text:tab/>}</text:span></text:p>
      <text:p text:style-name="P2"><text:span text:style-name="T38"/></text:p>
      <text:p text:style-name="P2"><text:span text:style-name="T39">12)<text:tab/>main() </text:span></text:p>
      <text:p text:style-name="P2"><text:span text:style-name="T39"><text:tab/>{ </text:span></text:p>
      <text:p text:style-name="P2"><text:span text:style-name="T39"><text:tab/>char a=2*2*2+2; </text:span></text:p>
      <text:p text:style-name="P2"><text:span text:style-name="T39"><text:tab/>printf("%d",a); </text:span></text:p>
      <text:p text:style-name="P2"><text:span text:style-name="T39"><text:tab/>}</text:span></text:p>
      <text:p text:style-name="P2"><text:span text:style-name="T40"/></text:p>
      <text:p text:style-name="P2"><text:span text:style-name="T41">13)<text:tab/>main() </text:span></text:p>
      <text:p text:style-name="P2"><text:span text:style-name="T41"><text:tab/>{ </text:span></text:p>
      <text:p text:style-name="P2"><text:span text:style-name="T41"><text:tab/>unsigned char x=-1; </text:span></text:p>
      <text:p text:style-name="P2"><text:span text:style-name="T41"><text:tab/>printf("%02x",x); </text:span></text:p>
      <text:p text:style-name="P2"><text:span text:style-name="T42"><text:tab/>} // unsigned char -1 which is equal to 255, so hex decimal value of 255 is ff.</text:span></text:p>
      <text:p text:style-name="P2"><text:span text:style-name="T43"/></text:p>
      <text:p text:style-name="P2"><text:span text:style-name="T44">14)<text:tab/>main() </text:span></text:p>
      <text:p text:style-name="P2"><text:span text:style-name="T45"><text:tab/>{ </text:span></text:p>
      <text:p text:style-name="P2"><text:span text:style-name="T45"><text:tab/>char x='AB'; </text:span></text:p>
      <text:p text:style-name="P2"><text:span text:style-name="T45"><text:tab/>printf("%c",x); </text:span></text:p>
      <text:p text:style-name="P2"><text:span text:style-name="T45"><text:tab/>} // It'll print A or B based on the compiler, however character can hold only one single character.</text:span><text:span text:style-name="T46"/></text:p>
      <text:p text:style-name="P2"><text:span text:style-name="T46"/></text:p>
      <text:p text:style-name="P2"><text:span text:style-name="T46"/></text:p>
      <text:p text:style-name="P2"><text:span text:style-name="T47">15)<text:tab/>main() </text:span></text:p>
      <text:p text:style-name="P2"><text:span text:style-name="T47"><text:tab/>{ </text:span></text:p>
      <text:p text:style-name="P2"><text:span text:style-name="T47"><text:tab/>int (x)=10; </text:span></text:p>
      <text:p text:style-name="P2"><text:span text:style-name="T47"><text:tab/>printf("%d",x); </text:span></text:p>
      <text:p text:style-name="P2"><text:span text:style-name="T48"><text:tab/>} // valid if the paranthesis </text:span></text:p>
      <text:p text:style-name="P2"><text:span text:style-name="T49"/></text:p>
      <text:p text:style-name="P2"><text:span text:style-name="T50">16)<text:tab/>main() </text:span></text:p>
      <text:p text:style-name="P2"><text:span text:style-name="T51"><text:tab/>{ </text:span></text:p>
      <text:p text:style-name="P2"><text:span text:style-name="T51"><text:tab/>int a=(10,20); </text:span></text:p>
      <text:p text:style-name="P2"><text:span text:style-name="T51"><text:tab/>printf("%d",a%1); </text:span></text:p>
      <text:p text:style-name="P2"><text:span text:style-name="T52"><text:tab/>} // which returns the second value of the operand. so the value after the calculation will be zero.</text:span></text:p>
      <text:p text:style-name="P2"><text:span text:style-name="T53"/></text:p>
      <text:p text:style-name="P2"><text:span text:style-name="T54">17)<text:tab/>main() </text:span></text:p>
      <text:p text:style-name="P2"><text:span text:style-name="T55"><text:tab/>{ </text:span></text:p>
      <text:p text:style-name="P2"><text:span text:style-name="T55"><text:tab/>unsigned char c=290; </text:span></text:p>
      <text:p text:style-name="P2"><text:span text:style-name="T55"><text:tab/>printf("%d",c); </text:span></text:p>
      <text:p text:style-name="P2"><text:span text:style-name="T56"><text:tab/>} // 29</text:span><text:span text:style-name="T57">0 % 255 = 34 remainder.</text:span></text:p>
      <text:p text:style-name="P2"><text:span text:style-name="T58"/></text:p>
      <text:p text:style-name="P2"><text:span text:style-name="T59">18)<text:tab/>main() </text:span></text:p>
      <text:p text:style-name="P2"><text:span text:style-name="T60"><text:tab/>{ </text:span></text:p>
      <text:p text:style-name="P2"><text:span text:style-name="T60"><text:tab/>int a=23; </text:span></text:p>
      <text:p text:style-name="P2"><text:span text:style-name="T60"><text:tab/>; </text:span></text:p>
      <text:p text:style-name="P2"><text:span text:style-name="T60"><text:tab/>;printf("%d",a); </text:span></text:p>
      <text:p text:style-name="P2"><text:span text:style-name="T60"><text:tab/>; </text:span></text:p>
      <text:p text:style-name="P2"><text:span text:style-name="T61"><text:tab/>} //it's crct only.</text:span></text:p>
      <text:p text:style-name="P2"><text:span text:style-name="T62"/></text:p>
      <text:p text:style-name="P2"><text:span text:style-name="T63">19)<text:tab/>main() </text:span></text:p>
      <text:p text:style-name="P2"><text:span text:style-name="T63"><text:tab/>{ </text:span></text:p>
      <text:p text:style-name="P2"><text:span text:style-name="T63"><text:tab/>int x=256; </text:span></text:p>
      <text:p text:style-name="P2"><text:span text:style-name="T63"><text:tab/>char ch=x; </text:span></text:p>
      <text:p text:style-name="P2"><text:span text:style-name="T63"><text:tab/>printf("%d",ch); </text:span></text:p>
      <text:p text:style-name="P2"><text:span text:style-name="T63"><text:tab/>} // it'll print zero, 128%256</text:span></text:p>
      <text:p text:style-name="P2"><text:span text:style-name="T64"/></text:p>
      <text:p text:style-name="P2"><text:span text:style-name="T65">20)<text:tab/>main() </text:span></text:p>
      <text:p text:style-name="P2"><text:span text:style-name="T65"><text:tab/>{ </text:span></text:p>
      <text:p text:style-name="P2"><text:span text:style-name="T65"><text:tab/>printf("%d %d",4.5,5); </text:span></text:p>
      <text:p text:style-name="P2"><text:span text:style-name="T65"><text:tab/>} // output : 5, G.V coz it's float point</text:span></text:p>
      <text:p text:style-name="P2"><text:span text:style-name="T66"/></text:p>
      <text:p text:style-name="P2"><text:span text:style-name="T67">21)<text:tab/>main() </text:span></text:p>
      <text:p text:style-name="P2"><text:span text:style-name="T67"><text:tab/>{ </text:span></text:p>
      <text:p text:style-name="P2"><text:span text:style-name="T67"><text:tab/>printf("%d",(long double*)200+1); </text:span></text:p>
      <text:p text:style-name="P2"><text:span text:style-name="T67"><text:tab/>}//212</text:span></text:p>
      <text:p text:style-name="P2"><text:span text:style-name="T68"/></text:p>
      <text:p text:style-name="P2"><text:span text:style-name="T69">22)<text:tab/>main() </text:span></text:p>
      <text:p text:style-name="P2"><text:span text:style-name="T69"><text:tab/>{ </text:span></text:p>
      <text:p text:style-name="P2"><text:span text:style-name="T69"><text:tab/>printf("%%d,5"); </text:span></text:p>
      <text:p text:style-name="P2"><text:span text:style-name="T69"><text:tab/>} //o.p: %d,5</text:span></text:p>
      <text:p text:style-name="P2"><text:span text:style-name="T70"/></text:p>
      <text:p text:style-name="P2"><text:span text:style-name="T71">23)<text:tab/>main() </text:span></text:p>
      <text:p text:style-name="P2"><text:span text:style-name="T71"><text:tab/>{ </text:span></text:p>
      <text:p text:style-name="P2"><text:span text:style-name="T71"><text:tab/>char x=-130; // convert into binary form which 126</text:span></text:p>
      <text:p text:style-name="P2"><text:span text:style-name="T71"><text:tab/>char y=-5; </text:span></text:p>
      <text:p text:style-name="P2"><text:span text:style-name="T71"><text:tab/>printf("%i",x+y); </text:span></text:p>
      <text:p text:style-name="P2"><text:span text:style-name="T72"><text:tab/>} //121</text:span></text:p>
      <text:p text:style-name="P2"><text:span text:style-name="T73"/></text:p>
      <text:p text:style-name="P2"><text:span text:style-name="T74">24)</text:span><text:span text:style-name="T75"><text:tab/>main() </text:span></text:p>
      <text:p text:style-name="P2"><text:span text:style-name="T75"><text:tab/>{ </text:span></text:p>
      <text:p text:style-name="P2"><text:span text:style-name="T75"><text:tab/>unsigned char x=200; </text:span></text:p>
      <text:p text:style-name="P2"><text:span text:style-name="T75"><text:tab/>char y=140;<text:s text:c="2"/>//14O - 256 = -116</text:span></text:p>
      <text:p text:style-name="P2"><text:span text:style-name="T75"><text:tab/>printf("%d",x+y); </text:span></text:p>
      <text:p text:style-name="P2"><text:span text:style-name="T76"><text:tab/>} // 84</text:span></text:p>
      <text:p text:style-name="P2"><text:span text:style-name="T77"/></text:p>
      <text:p text:style-name="P2"><text:span text:style-name="T78">25)<text:tab/>main() </text:span></text:p>
      <text:p text:style-name="P2"><text:span text:style-name="T78"><text:tab/>{ </text:span></text:p>
      <text:p text:style-name="P2"><text:span text:style-name="T78"><text:tab/>char s='A'; </text:span></text:p>
      <text:p text:style-name="P2"><text:span text:style-name="T78"><text:tab/>char a='a'; </text:span></text:p>
      <text:p text:style-name="P2"><text:span text:style-name="T78"><text:tab/>printf("%d",s-a); </text:span></text:p>
      <text:p text:style-name="P2"><text:span text:style-name="T78"><text:tab/>} //-32</text:span></text:p>
      <text:p text:style-name="P2"><text:span text:style-name="T79"/></text:p>
      <text:p text:style-name="P2"><text:span text:style-name="T80">26)<text:tab/>main() </text:span></text:p>
      <text:p text:style-name="P2"><text:span text:style-name="T80"><text:tab/>{<text:tab/> </text:span></text:p>
      <text:p text:style-name="P2"><text:span text:style-name="T80"><text:tab/>int x=266; </text:span></text:p>
      <text:p text:style-name="P2"><text:span text:style-name="T80"><text:tab/>printf("%0x",x); </text:span></text:p>
      <text:p text:style-name="P2"><text:span text:style-name="T80"><text:tab/>} // 1Oa</text:span></text:p>
      <text:p text:style-name="P2"><text:span text:style-name="T81"/></text:p>
      <text:p text:style-name="P2"><text:span text:style-name="T82">27)<text:tab/>main() </text:span></text:p>
      <text:p text:style-name="P2"><text:span text:style-name="T82"><text:tab/>{ </text:span></text:p>
      <text:p text:style-name="P2"><text:span text:style-name="T82"><text:tab/>printf("ab/*cd*/ef"); </text:span></text:p>
      <text:p text:style-name="P2"><text:span text:style-name="T82"><text:tab/>} /it'll print all inside the printf</text:span></text:p>
      <text:p text:style-name="P2"><text:span text:style-name="T83"/></text:p>
      <text:p text:style-name="P2"><text:span text:style-name="T84">28)<text:tab/>main() </text:span></text:p>
      <text:p text:style-name="P2"><text:span text:style-name="T85"><text:tab/>{ </text:span></text:p>
      <text:p text:style-name="P2"><text:span text:style-name="T85"><text:tab/>char c='\ci'; </text:span></text:p>
      <text:p text:style-name="P2"><text:span text:style-name="T85"><text:tab/>printf("%c",c); </text:span></text:p>
      <text:p text:style-name="P2"><text:span text:style-name="T86"><text:tab/>} //i</text:span></text:p>
      <text:p text:style-name="P2"><text:span text:style-name="T87"/></text:p>
      <text:p text:style-name="P2"><text:span text:style-name="T88">29)<text:tab/>main() </text:span></text:p>
      <text:p text:style-name="P2"><text:span text:style-name="T88"><text:tab/>{ </text:span></text:p>
      <text:p text:style-name="P2"><text:span text:style-name="T88"><text:tab/>int i=3,j=2,k=1; </text:span></text:p>
      <text:p text:style-name="P2"><text:span text:style-name="T88"><text:tab/>printf("%d/%d"); </text:span></text:p>
      <text:p text:style-name="P2"><text:span text:style-name="T89"><text:tab/>} // gv</text:span></text:p>
      <text:p text:style-name="P2"><text:span text:style-name="T90"/></text:p>
      <text:p text:style-name="P2"><text:span text:style-name="T90"/></text:p>
      <text:p text:style-name="P2"><text:span text:style-name="T90"/></text:p>
      <text:p text:style-name="P2"><text:span text:style-name="T90"/></text:p>
      <text:p text:style-name="P2"><text:span text:style-name="T91">30)<text:tab/>main() </text:span></text:p>
      <text:p text:style-name="P2"><text:span text:style-name="T92"><text:tab/>{ </text:span></text:p>
      <text:p text:style-name="P2"><text:span text:style-name="T92"><text:tab/>int a=250; </text:span></text:p>
      <text:p text:style-name="P2"><text:span text:style-name="T92"><text:tab/>printf("%4d\n",a); </text:span></text:p>
      <text:p text:style-name="P2"><text:span text:style-name="T92"><text:tab/>}</text:span></text:p>
      <text:p text:style-name="P2"><text:span text:style-name="T93"/></text:p>
      <text:p text:style-name="P2"><text:span text:style-name="T94">31)<text:tab/>main() </text:span></text:p>
      <text:p text:style-name="P2"><text:span text:style-name="T94"><text:tab/>{ </text:span></text:p>
      <text:p text:style-name="P2"><text:span text:style-name="T94"><text:tab/>printf("%c\n",7["indialtd"]); </text:span></text:p>
      <text:p text:style-name="P2"><text:span text:style-name="T95"><text:tab/>} // d alone will be printed</text:span></text:p>
      <text:p text:style-name="P2"><text:span text:style-name="T96"/></text:p>
      <text:p text:style-name="P2"><text:span text:style-name="T97">32)<text:tab/>main() </text:span></text:p>
      <text:p text:style-name="P2"><text:span text:style-name="T98"><text:tab/>{ </text:span></text:p>
      <text:p text:style-name="P2"><text:span text:style-name="T98"><text:tab/>printf("%-3d",12345); </text:span></text:p>
      <text:p text:style-name="P2"><text:span text:style-name="T99"><text:tab/>}//12345</text:span></text:p>
      <text:p text:style-name="P2"><text:span text:style-name="T100"/></text:p>
      <text:p text:style-name="P2"><text:span text:style-name="T101">33)<text:tab/>main() </text:span></text:p>
      <text:p text:style-name="P2"><text:span text:style-name="T101"><text:tab/>{ </text:span></text:p>
      <text:p text:style-name="P2"><text:span text:style-name="T101"><text:tab/>printf("%3d",12345); </text:span></text:p>
      <text:p text:style-name="P2"><text:span text:style-name="T102"><text:tab/>}//12345</text:span></text:p>
      <text:p text:style-name="P2"><text:span text:style-name="T103"/></text:p>
      <text:p text:style-name="P2"><text:span text:style-name="T104">34)<text:tab/>main() </text:span></text:p>
      <text:p text:style-name="P2"><text:span text:style-name="T104"><text:tab/>{ </text:span></text:p>
      <text:p text:style-name="P2"><text:span text:style-name="T104"><text:tab/>int x='a'; </text:span></text:p>
      <text:p text:style-name="P2"><text:span text:style-name="T104"><text:tab/>printf("%d\n",x); </text:span></text:p>
      <text:p text:style-name="P2"><text:span text:style-name="T105"><text:tab/>}//97</text:span></text:p>
      <text:p text:style-name="P2"><text:span text:style-name="T106"/></text:p>
      <text:p text:style-name="P2"><text:span text:style-name="T107">35)<text:tab/>main() </text:span></text:p>
      <text:p text:style-name="P2"><text:span text:style-name="T108"><text:tab/>{ </text:span></text:p>
      <text:p text:style-name="P2"><text:span text:style-name="T108"><text:tab/>printf("%d",out); </text:span></text:p>
      <text:p text:style-name="P2"><text:span text:style-name="T108"><text:tab/>int out=100; </text:span></text:p>
      <text:p text:style-name="P2"><text:span text:style-name="T109"><text:tab/>}//error</text:span></text:p>
      <text:p text:style-name="P2"><text:span text:style-name="T110"/></text:p>
      <text:p text:style-name="P2"><text:span text:style-name="T111">36)<text:tab/>main() </text:span></text:p>
      <text:p text:style-name="P2"><text:span text:style-name="T111"><text:tab/>{ </text:span></text:p>
      <text:p text:style-name="P2"><text:span text:style-name="T111"><text:tab/>int i=-1; </text:span></text:p>
      <text:p text:style-name="P2"><text:span text:style-name="T111"><text:tab/>+i; </text:span></text:p>
      <text:p text:style-name="P2"><text:span text:style-name="T112"><text:tab/>printf("i=%d,+i=%d\n",i,+i); </text:span></text:p>
      <text:p text:style-name="P2"><text:span text:style-name="T112"><text:tab/>}// no effet so -1 -1</text:span></text:p>
      <text:p text:style-name="P2"><text:span text:style-name="T113"/></text:p>
      <text:p text:style-name="P2"><text:span text:style-name="T114">37)<text:tab/>main() </text:span></text:p>
      <text:p text:style-name="P2"><text:span text:style-name="T115"><text:tab/>{ </text:span></text:p>
      <text:p text:style-name="P2"><text:span text:style-name="T115"><text:tab/>char not; </text:span></text:p>
      <text:p text:style-name="P2"><text:span text:style-name="T115"><text:tab/>not=12; </text:span></text:p>
      <text:p text:style-name="P2"><text:span text:style-name="T116"><text:tab/>printf("%d\n",not); </text:span></text:p>
      <text:p text:style-name="P2"><text:span text:style-name="T116"><text:tab/>}</text:span></text:p>
      <text:p text:style-name="P2"><text:span text:style-name="T117"/></text:p>
      <text:p text:style-name="P2"><text:span text:style-name="T118">38)<text:tab/>main() </text:span></text:p>
      <text:p text:style-name="P3"><text:span text:style-name="T119"><text:tab/>{ </text:span></text:p>
      <text:p text:style-name="P3"><text:span text:style-name="T119"><text:tab/>printf("%d",main); </text:span></text:p>
      <text:p text:style-name="P4"><text:span text:style-name="T120"><text:tab/>} //gv or error</text:span></text:p>
      <text:p text:style-name="P4"><text:span text:style-name="T121"/></text:p>
      <text:p text:style-name="P4"><text:span text:style-name="T122">39)<text:tab/>main() </text:span></text:p>
      <text:p text:style-name="P5"><text:span text:style-name="T123"><text:tab/>{ </text:span></text:p>
      <text:p text:style-name="P5"><text:span text:style-name="T123"><text:tab/>char ch=120; </text:span></text:p>
      <text:p text:style-name="P5"><text:span text:style-name="T123"><text:tab/>int x; </text:span></text:p>
      <text:p text:style-name="P5"><text:span text:style-name="T123"><text:tab/>printf("%d\n",x); </text:span></text:p>
      <text:p text:style-name="P5"><text:span text:style-name="T123"><text:tab/>x=ch; </text:span></text:p>
      <text:p text:style-name="P5"><text:span text:style-name="T123"><text:tab/>printf("%d\n",x); </text:span></text:p>
      <text:p text:style-name="P6"><text:span text:style-name="T124"><text:tab/>} // zero 12O</text:span></text:p>
      <text:p text:style-name="P6"><text:span text:style-name="T125"/></text:p>
      <text:p text:style-name="P6"><text:span text:style-name="T126">40)<text:tab/>main() </text:span></text:p>
      <text:p text:style-name="P7"><text:span text:style-name="T127"><text:tab/>{<text:tab/> </text:span></text:p>
      <text:p text:style-name="P7"><text:span text:style-name="T127"><text:tab/>printf("%x\n",-31); </text:span></text:p>
      <text:p text:style-name="P7"><text:span text:style-name="T127"><text:tab/>printf("%o\n",-31); </text:span></text:p>
      <text:p text:style-name="P8"><text:span text:style-name="T128"><text:tab/>}</text:span></text:p>
      <text:p text:style-name="P8"><text:span text:style-name="T129"/></text:p>
      <text:p text:style-name="P8"><text:span text:style-name="T130">41)<text:tab/>main() </text:span></text:p>
      <text:p text:style-name="P9"><text:span text:style-name="T131"><text:tab/>{ </text:span></text:p>
      <text:p text:style-name="P9"><text:span text:style-name="T131"><text:tab/>printf("% % % % %");</text:span></text:p>
      <text:p text:style-name="P10"><text:span text:style-name="T132"><text:tab/>} //% %</text:span></text:p>
      <text:p text:style-name="P10"><text:span text:style-name="T133"/></text:p>
      <text:p text:style-name="P10"><text:span text:style-name="T133"/></text:p>
      <text:p text:style-name="P10"><text:span text:style-name="T134">42)<text:tab/>main() </text:span></text:p>
      <text:p text:style-name="P10"><text:span text:style-name="T134"><text:tab/>{ </text:span></text:p>
      <text:p text:style-name="P10"><text:span text:style-name="T134"><text:tab/>printf("%d",printf("VectorIndia")); </text:span></text:p>
      <text:p text:style-name="P10"><text:span text:style-name="T135"><text:tab/>}//VectorIndia11</text:span></text:p>
      <text:p text:style-name="P10"><text:span text:style-name="T136"/></text:p>
      <text:p text:style-name="P10"><text:span text:style-name="T137">43)<text:tab/>main() </text:span></text:p>
      <text:p text:style-name="P10"><text:span text:style-name="T137"><text:tab/>{ </text:span></text:p>
      <text:p text:style-name="P10"><text:span text:style-name="T137"><text:tab/>printf("vectorindia.org\rok\n"); </text:span></text:p>
      <text:p text:style-name="P10"><text:span text:style-name="T137"><text:tab/>printf("vectorindia.org\b\b\bok\n"); </text:span></text:p>
      <text:p text:style-name="P10"><text:span text:style-name="T138"><text:tab/>} // after the slash first character it'll not take after the first if there is any character means it'll printf those. vectorindia.org</text:span></text:p>
      <text:p text:style-name="P10"><text:span text:style-name="T138">ok</text:span></text:p>
      <text:p text:style-name="P10"><text:span text:style-name="T138">vectorindia.org ok</text:span></text:p>
      <text:p text:style-name="P10"><text:span text:style-name="T139"/></text:p>
      <text:p text:style-name="P10"><text:span text:style-name="T140">44)<text:tab/>main() </text:span></text:p>
      <text:p text:style-name="P10"><text:span text:style-name="T140"><text:tab/>{ </text:span></text:p>
      <text:p text:style-name="P10"><text:span text:style-name="T140"><text:tab/>int ok=100; </text:span></text:p>
      <text:p text:style-name="P10"><text:span text:style-name="T140"><text:tab/>-100;<text:s text:c="2"/>// it'' pass the next and print 1OO </text:span></text:p>
      <text:p text:style-name="P10"><text:span text:style-name="T140"><text:tab/>printf("%d",ok); </text:span></text:p>
      <text:p text:style-name="P10"><text:span text:style-name="T141"><text:tab/>}</text:span></text:p>
      <text:p text:style-name="P10"><text:span text:style-name="T142"/></text:p>
      <text:p text:style-name="P10"><text:span text:style-name="T142"/></text:p>
      <text:p text:style-name="P10"><text:span text:style-name="T142"/></text:p>
      <text:p text:style-name="P10"><text:span text:style-name="T142"/></text:p>
      <text:p text:style-name="P10"><text:span text:style-name="T143">45)<text:tab/>main() </text:span></text:p>
      <text:p text:style-name="P10"><text:span text:style-name="T144"><text:tab/>{<text:tab/> </text:span></text:p>
      <text:p text:style-name="P10"><text:span text:style-name="T144"><text:tab/>unsigned int c='aAa'; </text:span></text:p>
      <text:p text:style-name="P10"><text:span text:style-name="T144"><text:tab/>printf("%c",c); </text:span></text:p>
      <text:p text:style-name="P10"><text:span text:style-name="T145"><text:tab/>} //a</text:span></text:p>
      <text:p text:style-name="P10"><text:span text:style-name="T146"/></text:p>
      <text:p text:style-name="P10"><text:span text:style-name="T146"/></text:p>
      <text:p text:style-name="P10"><text:span text:style-name="T147">46)<text:tab/>main() </text:span></text:p>
      <text:p text:style-name="P10"><text:span text:style-name="T148"><text:tab/>{ </text:span></text:p>
      <text:p text:style-name="P10"><text:span text:style-name="T148"><text:tab/>printf("VectorIndia\t\rchennai"); </text:span></text:p>
      <text:p text:style-name="P10"><text:span text:style-name="T149"><text:tab/>}</text:span></text:p>
      <text:p text:style-name="P10"><text:span text:style-name="T150"/></text:p>
      <text:p text:style-name="P10"><text:span text:style-name="T151">47)<text:tab/>main() </text:span></text:p>
      <text:p text:style-name="P10"><text:span text:style-name="T152"><text:tab/>{ </text:span></text:p>
      <text:p text:style-name="P10"><text:span text:style-name="T152"><text:tab/>int x=0xFFFB; </text:span></text:p>
      <text:p text:style-name="P10"><text:span text:style-name="T152"><text:tab/>printf("%d",x); </text:span></text:p>
      <text:p text:style-name="P10"><text:span text:style-name="T153"><text:tab/>}</text:span></text:p>
      <text:p text:style-name="P10"><text:span text:style-name="T154"/></text:p>
      <text:p text:style-name="P10"><text:span text:style-name="T155">48)<text:tab/>main() </text:span></text:p>
      <text:p text:style-name="P10"><text:span text:style-name="T156"><text:tab/>{ </text:span></text:p>
      <text:p text:style-name="P10"><text:span text:style-name="T156"><text:tab/>float x=3.2; </text:span></text:p>
      <text:p text:style-name="P10"><text:span text:style-name="T156"><text:tab/>float y=2.2; </text:span></text:p>
      <text:p text:style-name="P10"><text:span text:style-name="T156"><text:tab/>printf("%.2f",x/y); </text:span></text:p>
      <text:p text:style-name="P10"><text:span text:style-name="T157"><text:tab/>}</text:span></text:p>
      <text:p text:style-name="P10"><text:span text:style-name="T158"/></text:p>
      <text:p text:style-name="P10"><text:span text:style-name="T159">49)<text:tab/>main() </text:span></text:p>
      <text:p text:style-name="P10"><text:span text:style-name="T160"><text:tab/>{ </text:span></text:p>
      <text:p text:style-name="P10"><text:span text:style-name="T160"><text:tab/>int i=15; </text:span></text:p>
      <text:p text:style-name="P10"><text:span text:style-name="T160"><text:tab/>printf("%dvector"+1,i)+1; </text:span></text:p>
      <text:p text:style-name="P10"><text:span text:style-name="T161"><text:tab/>} // it doesn't<text:s text:c="2"/>take as format specifier so it'll will print the<text:s text:c="2"/>inside bracket sentence.</text:span></text:p>
      <text:p text:style-name="P10"><text:span text:style-name="T162"/></text:p>
      <text:p text:style-name="P10"><text:span text:style-name="T163">50)<text:tab/>main() </text:span></text:p>
      <text:p text:style-name="P10"><text:span text:style-name="T163"><text:tab/>{ </text:span></text:p>
      <text:p text:style-name="P10"><text:span text:style-name="T163"><text:tab/>printf(5+"VectorIndia"); </text:span></text:p>
      <text:p text:style-name="P10"><text:span text:style-name="T163"><text:tab/>} // here 5 is 6th character pointer so it'll print from 6th to last character.</text:span></text:p>
      <text:p text:style-name="P10"><text:span text:style-name="T164"/></text:p>
      <text:p text:style-name="P10"><text:span text:style-name="T165">51)<text:tab/>main() </text:span></text:p>
      <text:p text:style-name="P10"><text:span text:style-name="T165"><text:tab/>{ </text:span></text:p>
      <text:p text:style-name="P10"><text:span text:style-name="T165"><text:tab/>printf("%c ",5["VectorIndia"]); </text:span></text:p>
      <text:p text:style-name="P10"><text:span text:style-name="T165"><text:tab/>} //r pointer points to 6th position which is 'r'</text:span></text:p>
      <text:p text:style-name="P10"><text:span text:style-name="T166"/></text:p>
      <text:p text:style-name="P10"><text:span text:style-name="T167">52)<text:tab/>main() </text:span></text:p>
      <text:p text:style-name="P10"><text:span text:style-name="T167"><text:tab/>{ </text:span></text:p>
      <text:p text:style-name="P10"><text:span text:style-name="T167"><text:tab/>printf("Hello World %d\n"); </text:span></text:p>
      <text:p text:style-name="P10"><text:span text:style-name="T167"><text:tab/>} //Hello world g.v</text:span></text:p>
      <text:p text:style-name="P10"><text:span text:style-name="T168"/></text:p>
      <text:p text:style-name="P10"><text:span text:style-name="T168"/></text:p>
      <text:p text:style-name="P10"><text:span text:style-name="T169">53)<text:tab/>main() </text:span></text:p>
      <text:p text:style-name="P10"><text:span text:style-name="T169"><text:tab/>{ </text:span></text:p>
      <text:p text:style-name="P10"><text:span text:style-name="T169"><text:tab/>int main=3; </text:span></text:p>
      <text:p text:style-name="P10"><text:span text:style-name="T169"><text:tab/>printf("%d",main); </text:span></text:p>
      <text:p text:style-name="P10"><text:span text:style-name="T169"><text:tab/>}</text:span></text:p>
      <text:p text:style-name="P10"><text:span text:style-name="T170"/></text:p>
      <text:p text:style-name="P10"><text:span text:style-name="T171">54)<text:tab/>main() </text:span></text:p>
      <text:p text:style-name="P10"><text:span text:style-name="T171"><text:tab/>{ </text:span></text:p>
      <text:p text:style-name="P10"><text:span text:style-name="T171"><text:tab/>printf("crazyfor\code\n"); </text:span></text:p>
      <text:p text:style-name="P10"><text:span text:style-name="T172"><text:tab/>}//warning unexpected c. however it'll print as it is.</text:span></text:p>
      <text:p text:style-name="P10"><text:span text:style-name="T173"/></text:p>
      <text:p text:style-name="P10"><text:span text:style-name="T174">55)<text:s text:c="2"/><text:tab/>Determine which of the following is an invalid character constant</text:span></text:p>
      <text:p text:style-name="P10"><text:span text:style-name="T174"><text:tab/>a)'\a'<text:tab/><text:tab/>b)'T'</text:span></text:p>
      <text:p text:style-name="P10"><text:span text:style-name="T175"><text:tab/>c)'\0'<text:tab/><text:tab/>d)'/n'<text:tab/> --last one 'd' option coz of forward slash</text:span></text:p>
      <text:p text:style-name="P10"><text:span text:style-name="T176"/></text:p>
      <text:p text:style-name="P10"><text:span text:style-name="T177">56)<text:tab/>main() </text:span></text:p>
      <text:p text:style-name="P10"><text:span text:style-name="T178"><text:tab/>{ </text:span></text:p>
      <text:p text:style-name="P10"><text:span text:style-name="T178"><text:tab/>printf("\nab"); </text:span></text:p>
      <text:p text:style-name="P10"><text:span text:style-name="T178"><text:tab/>printf("\bsi"); </text:span></text:p>
      <text:p text:style-name="P10"><text:span text:style-name="T178"><text:tab/>printf("\rha"); </text:span></text:p>
      <text:p text:style-name="P10"><text:span text:style-name="T179"><text:tab/>}</text:span></text:p>
      <text:p text:style-name="P10"><text:span text:style-name="T180"/></text:p>
      <text:p text:style-name="P10"><text:span text:style-name="T181">57)<text:tab/>which is the correct name of a variale? </text:span></text:p>
      <text:p text:style-name="P10"><text:span text:style-name="T182"/></text:p>
      <text:p text:style-name="P10"><text:span text:style-name="T183"><text:tab/>(A)-var <text:tab/> (B)var-1<text:tab/> (C)_var<text:tab/><text:s text:c="2"/>(D)var_1 </text:span></text:p>
      <text:p text:style-name="P10"><text:span text:style-name="T184"/></text:p>
      <text:p text:style-name="P10"><text:span text:style-name="T185"><text:tab/>1.only(A) <text:tab/>2.only(B) <text:tab/>3.Both(A)&amp;(B)<text:tab/> 4.Both(C)&amp;(D) -- last 2 C and D</text:span></text:p>
      <text:p text:style-name="P10"><text:span text:style-name="T186"/></text:p>
      <text:p text:style-name="P10"><text:span text:style-name="T187">58)<text:tab/>main() </text:span></text:p>
      <text:p text:style-name="P10"><text:span text:style-name="T188"><text:tab/>{ </text:span></text:p>
      <text:p text:style-name="P10"><text:span text:style-name="T188"><text:tab/>int a=100; </text:span></text:p>
      <text:p text:style-name="P10"><text:span text:style-name="T188"><text:tab/>printf("%d"+1,a); </text:span></text:p>
      <text:p text:style-name="P10"><text:span text:style-name="T188"><text:tab/>printf("%d"+3,a); </text:span></text:p>
      <text:p text:style-name="P10"><text:span text:style-name="T189"><text:tab/>} so if the format specifier contains the +1 or some value so it is string so the pointer pointer the d and second one which is NULL</text:span></text:p>
      <text:p text:style-name="P10"><text:span text:style-name="T190"/></text:p>
      <text:p text:style-name="P10"><text:span text:style-name="T191">59)<text:tab/>Which is the valid identifier(Variable name) to store student age? </text:span></text:p>
      <text:p text:style-name="P10"><text:span text:style-name="T192"/></text:p>
      <text:p text:style-name="P10"><text:span text:style-name="T193"><text:tab/>1.int student-age <text:tab/>2.int student_age <text:tab/>3.int -age <text:tab/>4.int _age </text:span></text:p>
      <text:p text:style-name="P10"><text:span text:style-name="T194"/></text:p>
      <text:p text:style-name="P10"><text:span text:style-name="T195">60)<text:tab/>Which of the following can have different meaning in different contexts? </text:span></text:p>
      <text:p text:style-name="P10"><text:span text:style-name="T196"/></text:p>
      <text:p text:style-name="P10"><text:span text:style-name="T197"><text:tab/>(A)&amp;<text:tab/>(B)*<text:tab/>(C)Both A &amp; B <text:tab/>(D)None of These </text:span></text:p>
      <text:p text:style-name="P10"><text:span text:style-name="T198"/></text:p>
      <text:p text:style-name="P10"><text:span text:style-name="T199">61)<text:tab/>Is it possible to run program without main() function? //possible but with some execeptions like adding header files like our own header like that.</text:span></text:p>
      <text:p text:style-name="P10"><text:span text:style-name="T200"/></text:p>
      <text:p text:style-name="P10"><text:span text:style-name="T201">62)<text:tab/>How many main() function we can have in our project? // Only one. coz the executable file<text:s text:c="2"/>run the program through that one main main function only.</text:span></text:p>
      <text:p text:style-name="P10"><text:span text:style-name="T202"/></text:p>
      <text:p text:style-name="P10"><text:span text:style-name="T203">63)<text:tab/>main() </text:span></text:p>
      <text:p text:style-name="P10"><text:span text:style-name="T204"><text:tab/>{ </text:span></text:p>
      <text:p text:style-name="P10"><text:span text:style-name="T204"><text:tab/>int a; </text:span></text:p>
      <text:p text:style-name="P10"><text:span text:style-name="T204"><text:tab/>a=015 + 0x71 +5; </text:span></text:p>
      <text:p text:style-name="P10"><text:span text:style-name="T204"><text:tab/>printf("%d",a); </text:span></text:p>
      <text:p text:style-name="P10"><text:span text:style-name="T205"><text:tab/>}</text:span></text:p>
      <text:p text:style-name="P10"><text:span text:style-name="T206"/></text:p>
      <text:p text:style-name="P10"><text:span text:style-name="T207">64)<text:tab/>main() </text:span></text:p>
      <text:p text:style-name="P10"><text:span text:style-name="T208"><text:tab/>{ </text:span></text:p>
      <text:p text:style-name="P10"><text:span text:style-name="T208"><text:tab/>float y; </text:span></text:p>
      <text:p text:style-name="P10"><text:span text:style-name="T208"><text:tab/>y=198.7631; </text:span></text:p>
      <text:p text:style-name="P10"><text:span text:style-name="T208"><text:tab/>printf("%7.2f",y); </text:span></text:p>
      <text:p text:style-name="P10"><text:span text:style-name="T209"><text:tab/>}//198.76</text:span></text:p>
      <text:p text:style-name="P10"><text:span text:style-name="T210"/></text:p>
      <text:p text:style-name="P10"><text:span text:style-name="T210"/></text:p>
      <text:p text:style-name="P10"><text:span text:style-name="T211">65)<text:tab/>main()</text:span></text:p>
      <text:p text:style-name="P10"><text:span text:style-name="T211"><text:tab/>{</text:span></text:p>
      <text:p text:style-name="P10"><text:span text:style-name="T211"><text:tab/>int x,y=2,z,a;</text:span></text:p>
      <text:p text:style-name="P10"><text:span text:style-name="T211"><text:tab/>x=y*=2 + (z=a=y)</text:span></text:p>
      <text:p text:style-name="P10"><text:span text:style-name="T211"><text:tab/>printf(“%d\n”,x);</text:span></text:p>
      <text:p text:style-name="P10"><text:span text:style-name="T212"><text:tab/>}</text:span></text:p>
      <text:p text:style-name="P10"><text:span text:style-name="T213"/></text:p>
      <text:p text:style-name="P10"><text:span text:style-name="T214">66)<text:tab/>main() </text:span></text:p>
      <text:p text:style-name="P10"><text:span text:style-name="T215"><text:tab/>{ </text:span></text:p>
      <text:p text:style-name="P10"><text:span text:style-name="T215"><text:tab/>printf("%d",main); </text:span></text:p>
      <text:p text:style-name="P10"><text:span text:style-name="T216"><text:tab/>} //gv</text:span></text:p>
      <text:p text:style-name="P10"><text:span text:style-name="T217"/></text:p>
      <text:p text:style-name="P10"><text:span text:style-name="T218">67)<text:tab/>main() </text:span></text:p>
      <text:p text:style-name="P11"><text:span text:style-name="T219"><text:tab/>{ </text:span></text:p>
      <text:p text:style-name="P11"><text:span text:style-name="T219"><text:tab/>int x=0x12; </text:span></text:p>
      <text:p text:style-name="P11"><text:span text:style-name="T219"><text:tab/>int y=012; </text:span></text:p>
      <text:p text:style-name="P11"><text:span text:style-name="T219"><text:tab/>int z=12; </text:span></text:p>
      <text:p text:style-name="P11"><text:span text:style-name="T219"><text:tab/>printf("%x\n",x+y*z); </text:span></text:p>
      <text:p text:style-name="P11"><text:span text:style-name="T219"><text:tab/>printf("%d\n",x-y*z); </text:span></text:p>
      <text:p text:style-name="P11"><text:span text:style-name="T219"><text:tab/>printf("%d\n",x*y*z); </text:span></text:p>
      <text:p text:style-name="P12"><text:span text:style-name="T220"><text:tab/>}</text:span></text:p>
      <text:p text:style-name="P12"><text:span text:style-name="T221"/></text:p>
      <text:p text:style-name="P13"><text:span text:style-name="T222">68)<text:tab/>main() </text:span></text:p>
      <text:p text:style-name="P13"><text:span text:style-name="T222"><text:tab/>{ </text:span></text:p>
      <text:p text:style-name="P13"><text:span text:style-name="T222"><text:tab/>int a=1,b=2; </text:span></text:p>
      <text:p text:style-name="P13"><text:span text:style-name="T222"><text:tab/>a+=b-=a; </text:span></text:p>
      <text:p text:style-name="P13"><text:span text:style-name="T222"><text:tab/>printf("%d %d\n",a,b); </text:span></text:p>
      <text:p text:style-name="P13"><text:span text:style-name="T223"><text:tab/>}</text:span></text:p>
      <text:p text:style-name="P13"><text:span text:style-name="T224"/></text:p>
      <text:p text:style-name="P13"><text:span text:style-name="T224"/></text:p>
      <text:p text:style-name="P13"><text:span text:style-name="T224"/></text:p>
      <text:p text:style-name="P13"><text:span text:style-name="T224"/></text:p>
      <text:p text:style-name="P13"><text:span text:style-name="T225">69)<text:tab/>main() </text:span></text:p>
      <text:p text:style-name="P13"><text:span text:style-name="T225"><text:tab/>{ </text:span></text:p>
      <text:p text:style-name="P13"><text:span text:style-name="T225"><text:tab/>int x=2,y=2; </text:span></text:p>
      <text:p text:style-name="P13"><text:span text:style-name="T225"><text:tab/>float f=y+x/=x/y; </text:span></text:p>
      <text:p text:style-name="P13"><text:span text:style-name="T225"><text:tab/>printf("%d %d",x,y); </text:span></text:p>
      <text:p text:style-name="P13"><text:span text:style-name="T226"><text:tab/>} you should add value after the slash if you didn't it'll generate an error!</text:span></text:p>
      <text:p text:style-name="P13"><text:span text:style-name="T227"/></text:p>
      <text:p text:style-name="P13"><text:span text:style-name="T228">70)<text:tab/>main() </text:span></text:p>
      <text:p text:style-name="P13"><text:span text:style-name="T229"><text:tab/>{ </text:span></text:p>
      <text:p text:style-name="P13"><text:span text:style-name="T229"><text:tab/>int a=5*3+2-4; </text:span></text:p>
      <text:p text:style-name="P13"><text:span text:style-name="T229"><text:tab/>printf("%d",a); </text:span></text:p>
      <text:p text:style-name="P13"><text:span text:style-name="T230"><text:tab/>}</text:span></text:p>
      <text:p text:style-name="P13"><text:span text:style-name="T231">71)<text:tab/>main() </text:span></text:p>
      <text:p text:style-name="P13"><text:span text:style-name="T231"><text:tab/>{ </text:span></text:p>
      <text:p text:style-name="P13"><text:span text:style-name="T231"><text:tab/>double b=3%0; </text:span></text:p>
      <text:p text:style-name="P13"><text:span text:style-name="T231"><text:tab/>printf("lf",b); </text:span></text:p>
      <text:p text:style-name="P13"><text:span text:style-name="T232"><text:tab/>}</text:span></text:p>
      <text:p text:style-name="P13"><text:span text:style-name="T233"/></text:p>
      <text:p text:style-name="P13"><text:span text:style-name="T234">72)<text:tab/>main() </text:span></text:p>
      <text:p text:style-name="P14"><text:span text:style-name="T235"><text:tab/>{ </text:span></text:p>
      <text:p text:style-name="P14"><text:span text:style-name="T235"><text:tab/>int a,b,c; </text:span></text:p>
      <text:p text:style-name="P14"><text:span text:style-name="T235"><text:tab/>a=0x10; </text:span></text:p>
      <text:p text:style-name="P14"><text:span text:style-name="T235"><text:tab/>b=010; </text:span></text:p>
      <text:p text:style-name="P14"><text:span text:style-name="T235"><text:tab/>c=a+b; </text:span></text:p>
      <text:p text:style-name="P14"><text:span text:style-name="T235"><text:tab/>printf("%d",c); </text:span></text:p>
      <text:p text:style-name="P15"><text:span text:style-name="T236"><text:tab/>}//24</text:span></text:p>
      <text:p text:style-name="P15"><text:span text:style-name="T237"/></text:p>
      <text:p text:style-name="P15"><text:span text:style-name="T238">73)<text:tab/>main() </text:span></text:p>
      <text:p text:style-name="P16"><text:span text:style-name="T239"><text:tab/>{ </text:span></text:p>
      <text:p text:style-name="P16"><text:span text:style-name="T239"><text:tab/>int a=15; </text:span></text:p>
      <text:p text:style-name="P16"><text:span text:style-name="T239"><text:tab/>float b=1.1234; </text:span></text:p>
      <text:p text:style-name="P16"><text:span text:style-name="T239"><text:tab/>printf("*f",a,b); </text:span></text:p>
      <text:p text:style-name="P17"><text:span text:style-name="T240"><text:tab/>}no</text:span></text:p>
      <text:p text:style-name="P17"><text:span text:style-name="T241"/></text:p>
      <text:p text:style-name="P18"><text:span text:style-name="T241"/></text:p>
      <text:p text:style-name="P18"><text:span text:style-name="T242">74)<text:tab/>main() </text:span></text:p>
      <text:p text:style-name="P18"><text:span text:style-name="T242"><text:tab/>{ </text:span></text:p>
      <text:p text:style-name="P18"><text:span text:style-name="T242"><text:tab/>float a,b; </text:span></text:p>
      <text:p text:style-name="P18"><text:span text:style-name="T242"><text:tab/>a=3.0f,b=4.0f; </text:span></text:p>
      <text:p text:style-name="P18"><text:span text:style-name="T242"><text:tab/>printf("%.0f, %.1f, %.2f",a/b,a/b,a/b); </text:span></text:p>
      <text:p text:style-name="P19"><text:span text:style-name="T243"><text:tab/>}</text:span></text:p>
      <text:p text:style-name="P20"><text:span text:style-name="T244"/></text:p>
      <text:p text:style-name="P20"><text:span text:style-name="T244"/></text:p>
      <text:p text:style-name="P20"><text:span text:style-name="T244"/></text:p>
      <text:p text:style-name="P20"><text:span text:style-name="T244"/></text:p>
      <text:p text:style-name="P20"><text:span text:style-name="T244"/></text:p>
      <text:p text:style-name="P20"><text:span text:style-name="T244"/></text:p>
      <text:p text:style-name="P20"><text:span text:style-name="T244"/></text:p>
      <text:p text:style-name="P20"><text:span text:style-name="T245">75)<text:tab/>main() </text:span></text:p>
      <text:p text:style-name="P20"><text:span text:style-name="T245"><text:tab/>{ </text:span></text:p>
      <text:p text:style-name="P20"><text:span text:style-name="T245"><text:tab/>int x; </text:span></text:p>
      <text:p text:style-name="P20"><text:span text:style-name="T245"><text:tab/>x=100,30,50; </text:span></text:p>
      <text:p text:style-name="P20"><text:span text:style-name="T245"><text:tab/>printf("%d",x); </text:span></text:p>
      <text:p text:style-name="P20"><text:span text:style-name="T245"><text:tab/>x=(100,300,50); </text:span></text:p>
      <text:p text:style-name="P20"><text:span text:style-name="T245"><text:tab/>printf("%d",x); </text:span></text:p>
      <text:p text:style-name="P21"><text:span text:style-name="T246"><text:tab/>}</text:span><text:span text:style-name="T247">100,50</text:span><text:span text:style-name="T248"/></text:p>
      <text:p text:style-name="P21"><text:span text:style-name="T249"/></text:p>
      <text:p text:style-name="P21"><text:span text:style-name="T250">76)<text:tab/>main() </text:span></text:p>
      <text:p text:style-name="P22"><text:span text:style-name="T251"><text:tab/>{ </text:span></text:p>
      <text:p text:style-name="P22"><text:span text:style-name="T251"><text:tab/>int x,y=2,z,a; </text:span></text:p>
      <text:p text:style-name="P22"><text:span text:style-name="T251"><text:tab/>if(x=y%2)z=2; </text:span></text:p>
      <text:p text:style-name="P22"><text:span text:style-name="T251"><text:tab/>a=2; </text:span></text:p>
      <text:p text:style-name="P22"><text:span text:style-name="T251"><text:tab/>printf("%d %d",z,x); </text:span></text:p>
      <text:p text:style-name="P23"><text:span text:style-name="T252"><text:tab/>}// so the if condition not executed since the z is not executed. so the value is zero and gv</text:span></text:p>
      <text:p text:style-name="P23"><text:span text:style-name="T253"/></text:p>
      <text:p text:style-name="P23"><text:span text:style-name="T254">77) <text:tab/></text:span><text:span text:style-name="T255">main() </text:span></text:p>
      <text:p text:style-name="P23"><text:span text:style-name="T255"><text:tab/>{ </text:span></text:p>
      <text:p text:style-name="P23"><text:span text:style-name="T255"><text:tab/>int a=3/-2; </text:span></text:p>
      <text:p text:style-name="P23"><text:span text:style-name="T255"><text:tab/>int b=3%-2; </text:span></text:p>
      <text:p text:style-name="P23"><text:span text:style-name="T255"><text:tab/>printf("a=%d b=%d",a,b); </text:span></text:p>
      <text:p text:style-name="P23"><text:span text:style-name="T255"><text:tab/>}// -1 and 1</text:span></text:p>
      <text:p text:style-name="P23"><text:span text:style-name="T256"/></text:p>
      <text:p text:style-name="P23"><text:span text:style-name="T257">78)<text:tab/>main() </text:span></text:p>
      <text:p text:style-name="P23"><text:span text:style-name="T257"><text:tab/>{ </text:span></text:p>
      <text:p text:style-name="P23"><text:span text:style-name="T257"><text:tab/>int x=2,y=2; </text:span></text:p>
      <text:p text:style-name="P23"><text:span text:style-name="T257"><text:tab/>x/=x/y; </text:span></text:p>
      <text:p text:style-name="P23"><text:span text:style-name="T257"><text:tab/>printf("%d\n",x); </text:span></text:p>
      <text:p text:style-name="P23"><text:span text:style-name="T257"><text:tab/>} // 2</text:span></text:p>
      <text:p text:style-name="P23"><text:span text:style-name="T258"/></text:p>
      <text:p text:style-name="P23"><text:span text:style-name="T259">79)<text:tab/>main() </text:span></text:p>
      <text:p text:style-name="P24"><text:span text:style-name="T259"><text:tab/>{ </text:span></text:p>
      <text:p text:style-name="P24"><text:span text:style-name="T259"><text:tab/>char x=-130; </text:span></text:p>
      <text:p text:style-name="P24"><text:span text:style-name="T259"><text:tab/>char y=-5; </text:span></text:p>
      <text:p text:style-name="P24"><text:span text:style-name="T259"><text:tab/>printf("%d",x+y); </text:span></text:p>
      <text:p text:style-name="P24"><text:span text:style-name="T259"><text:tab/>}</text:span></text:p>
      <text:p text:style-name="P24"><text:span text:style-name="T260"/></text:p>
      <text:p text:style-name="P24"><text:span text:style-name="T261">80)<text:tab/>main() </text:span></text:p>
      <text:p text:style-name="P25"><text:span text:style-name="T261"><text:tab/>{ </text:span></text:p>
      <text:p text:style-name="P25"><text:span text:style-name="T261"><text:tab/>float b; </text:span></text:p>
      <text:p text:style-name="P25"><text:span text:style-name="T261"><text:tab/>b=15/2; </text:span></text:p>
      <text:p text:style-name="P25"><text:span text:style-name="T261"><text:tab/>printf("%f\t",b); </text:span></text:p>
      <text:p text:style-name="P25"><text:span text:style-name="T261"><text:tab/>b=(float)15/2+(15/2);<text:s text:c="2"/>// In bracket so take the full decimal value of 7.5 </text:span></text:p>
      <text:p text:style-name="P25"><text:span text:style-name="T261"><text:tab/>printf("%f\t",b); </text:span></text:p>
      <text:p text:style-name="P25"><text:span text:style-name="T261"><text:tab/>} //7.OOO and 14.5OOO</text:span></text:p>
      <text:p text:style-name="P25"><text:span text:style-name="T262"/></text:p>
      <text:p text:style-name="P25"><text:span text:style-name="T262"/></text:p>
      <text:p text:style-name="P26"><text:span text:style-name="T263">81)<text:tab/>#include&lt;stdio.h&gt; </text:span></text:p>
      <text:p text:style-name="P26"><text:span text:style-name="T263"><text:tab/>main() </text:span></text:p>
      <text:p text:style-name="P26"><text:span text:style-name="T263"><text:tab/>{ </text:span></text:p>
      <text:p text:style-name="P26"><text:span text:style-name="T263"><text:tab/><text:tab/>int a=10,b=2,x=0; </text:span></text:p>
      <text:p text:style-name="P26"><text:span text:style-name="T263"><text:tab/><text:tab/>x=a+b*a+10/2*a; //1O + 2 * 1O / 2 * 2 </text:span></text:p>
      <text:p text:style-name="P26"><text:span text:style-name="T263"><text:tab/><text:tab/>printf("%d\n",x); </text:span></text:p>
      <text:p text:style-name="P27"><text:span text:style-name="T263"><text:tab/>}//8O</text:span></text:p>
      <text:p text:style-name="P27"><text:span text:style-name="T264"/></text:p>
      <text:p text:style-name="P27"><text:span text:style-name="T265">82)<text:tab/>main() </text:span></text:p>
      <text:p text:style-name="P28"><text:span text:style-name="T265"><text:tab/>{ </text:span></text:p>
      <text:p text:style-name="P28"><text:span text:style-name="T265"><text:tab/>int a=0x100; </text:span></text:p>
      <text:p text:style-name="P28"><text:span text:style-name="T265"><text:tab/>int b=0x100; </text:span></text:p>
      <text:p text:style-name="P28"><text:span text:style-name="T265"><text:tab/>int c=a*b; </text:span></text:p>
      <text:p text:style-name="P28"><text:span text:style-name="T265"><text:tab/>printf("%x",c); </text:span></text:p>
      <text:p text:style-name="P28"><text:span text:style-name="T265"><text:tab/>} // So the format specifier is hexa decimal so hundred * hundred</text:span></text:p>
      <text:p text:style-name="P28"><text:span text:style-name="T266"/></text:p>
      <text:p text:style-name="P29"><text:span text:style-name="T267">83)<text:tab/>main() </text:span></text:p>
      <text:p text:style-name="P30"><text:span text:style-name="T267"><text:tab/>{ </text:span></text:p>
      <text:p text:style-name="P30"><text:span text:style-name="T267"><text:tab/>int x=10,y; </text:span></text:p>
      <text:p text:style-name="P30"><text:span text:style-name="T267"><text:tab/>printf("%d %d %d\n",x=30,x&gt;10,x=10); </text:span></text:p>
      <text:p text:style-name="P31"><text:span text:style-name="T267"><text:tab/>} // 3O 1 3O</text:span></text:p>
      <text:p text:style-name="P31"><text:span text:style-name="T268"/></text:p>
      <text:p text:style-name="P31"><text:span text:style-name="T268"/></text:p>
      <text:p text:style-name="P31"><text:span text:style-name="T269">84)<text:tab/>main() </text:span></text:p>
      <text:p text:style-name="P32"><text:span text:style-name="T269"><text:tab/>{ </text:span></text:p>
      <text:p text:style-name="P32"><text:span text:style-name="T269"><text:tab/>int x,y=2,z,a; </text:span></text:p>
      <text:p text:style-name="P32"><text:span text:style-name="T269"><text:tab/>x=(y*=2) + (z=a=y); </text:span></text:p>
      <text:p text:style-name="P32"><text:span text:style-name="T269"><text:tab/>printf("%d",x); </text:span></text:p>
      <text:p text:style-name="P33"><text:span text:style-name="T269"><text:tab/>}// without bracket right to left and within bracket left to right so 4 + 4 = 8</text:span></text:p>
      <text:p text:style-name="P33"><text:span text:style-name="T270"/></text:p>
      <text:p text:style-name="P33"><text:span text:style-name="T271">85)<text:tab/>main() </text:span></text:p>
      <text:p text:style-name="P33"><text:span text:style-name="T271"><text:tab/>{ </text:span></text:p>
      <text:p text:style-name="P33"><text:span text:style-name="T271"><text:tab/>int x=0,y=0,l; </text:span></text:p>
      <text:p text:style-name="P33"><text:span text:style-name="T271"><text:tab/>int z; </text:span></text:p>
      <text:p text:style-name="P33"><text:span text:style-name="T271"><text:tab/>z=y=1,l=x&amp;&amp;y; </text:span></text:p>
      <text:p text:style-name="P33"><text:span text:style-name="T271"><text:tab/>printf("%d",l); </text:span></text:p>
      <text:p text:style-name="P33"><text:span text:style-name="T271"><text:tab/>}</text:span></text:p>
      <text:p text:style-name="P33"><text:span text:style-name="T272"/></text:p>
      <text:p text:style-name="P33"><text:span text:style-name="T273">86)<text:tab/>main() </text:span></text:p>
      <text:p text:style-name="P33"><text:span text:style-name="T273"><text:tab/>{ </text:span></text:p>
      <text:p text:style-name="P33"><text:span text:style-name="T273"><text:tab/>int y=2; </text:span></text:p>
      <text:p text:style-name="P33"><text:span text:style-name="T273"><text:tab/>int z=y+(y=10); </text:span></text:p>
      <text:p text:style-name="P33"><text:span text:style-name="T273"><text:tab/>printf("%d",z); </text:span></text:p>
      <text:p text:style-name="P33"><text:span text:style-name="T273"><text:tab/>}</text:span></text:p>
      <text:p text:style-name="P33"><text:span text:style-name="T274"/></text:p>
      <text:p text:style-name="P33"><text:span text:style-name="T274"/></text:p>
      <text:p text:style-name="P33"><text:span text:style-name="T274"/></text:p>
      <text:p text:style-name="P33"><text:span text:style-name="T274"/></text:p>
      <text:p text:style-name="P33"><text:span text:style-name="T274"/></text:p>
      <text:p text:style-name="P33"><text:span text:style-name="T275">87)<text:tab/>main() </text:span></text:p>
      <text:p text:style-name="P33"><text:span text:style-name="T275"><text:tab/>{ </text:span></text:p>
      <text:p text:style-name="P33"><text:span text:style-name="T275"><text:tab/>char a='0'; </text:span></text:p>
      <text:p text:style-name="P33"><text:span text:style-name="T275"><text:tab/>char b='m'; </text:span></text:p>
      <text:p text:style-name="P33"><text:span text:style-name="T275"><text:tab/>int c=a&amp;&amp;b||'1'; </text:span></text:p>
      <text:p text:style-name="P33"><text:span text:style-name="T275"><text:tab/>printf("%d",c); </text:span></text:p>
      <text:p text:style-name="P33"><text:span text:style-name="T275"><text:tab/>}</text:span></text:p>
      <text:p text:style-name="P33"><text:span text:style-name="T276"/></text:p>
      <text:p text:style-name="P33"><text:span text:style-name="T276"/></text:p>
      <text:p text:style-name="P33"><text:span text:style-name="T277">88)<text:tab/> main() </text:span></text:p>
      <text:p text:style-name="P34"><text:span text:style-name="T277"><text:tab/>{ </text:span></text:p>
      <text:p text:style-name="P34"><text:span text:style-name="T277"><text:tab/>int x=(20||40)&amp;&amp;(10); </text:span></text:p>
      <text:p text:style-name="P34"><text:span text:style-name="T277"><text:tab/>printf("x=%d\n",x); </text:span></text:p>
      <text:p text:style-name="P34"><text:span text:style-name="T277"><text:tab/>}</text:span></text:p>
      <text:p text:style-name="P34"><text:span text:style-name="T278"/></text:p>
      <text:p text:style-name="P34"><text:span text:style-name="T279">89)<text:tab/>main() </text:span></text:p>
      <text:p text:style-name="P34"><text:span text:style-name="T279"><text:tab/>{ </text:span></text:p>
      <text:p text:style-name="P34"><text:span text:style-name="T279"><text:tab/>int x; </text:span></text:p>
      <text:p text:style-name="P34"><text:span text:style-name="T279"><text:tab/>x=(printf("AA")||printf("BB")); </text:span></text:p>
      <text:p text:style-name="P34"><text:span text:style-name="T279"><text:tab/>printf("%d",x); </text:span></text:p>
      <text:p text:style-name="P34"><text:span text:style-name="T279"><text:tab/>printf("\n"); </text:span></text:p>
      <text:p text:style-name="P34"><text:span text:style-name="T279"><text:tab/>x=(printf("AA")&amp;&amp;printf("BB")); </text:span></text:p>
      <text:p text:style-name="P34"><text:span text:style-name="T279"><text:tab/>printf("%d\n",x); </text:span></text:p>
      <text:p text:style-name="P34"><text:span text:style-name="T279"><text:tab/>}</text:span></text:p>
      <text:p text:style-name="P34"><text:span text:style-name="T280"/></text:p>
      <text:p text:style-name="P34"><text:span text:style-name="T281">90)<text:tab/>main() </text:span></text:p>
      <text:p text:style-name="P34"><text:span text:style-name="T281"><text:tab/>{ </text:span></text:p>
      <text:p text:style-name="P34"><text:span text:style-name="T281"><text:tab/>int a=3,b=2; </text:span></text:p>
      <text:p text:style-name="P34"><text:span text:style-name="T281"><text:tab/>a=a==b==0; </text:span></text:p>
      <text:p text:style-name="P34"><text:span text:style-name="T281"><text:tab/>printf("%d %d",a,b); </text:span></text:p>
      <text:p text:style-name="P34"><text:span text:style-name="T281"><text:tab/>}</text:span></text:p>
      <text:p text:style-name="P34"><text:span text:style-name="T282"/></text:p>
      <text:p text:style-name="P34"><text:span text:style-name="T283">91)<text:tab/>main() </text:span></text:p>
      <text:p text:style-name="P34"><text:span text:style-name="T283"><text:tab/>{ </text:span></text:p>
      <text:p text:style-name="P34"><text:span text:style-name="T283"><text:tab/>int x=!(100,200); </text:span></text:p>
      <text:p text:style-name="P34"><text:span text:style-name="T283"><text:tab/>int y=(100,20); </text:span></text:p>
      <text:p text:style-name="P34"><text:span text:style-name="T283"><text:tab/>y=!x; </text:span></text:p>
      <text:p text:style-name="P34"><text:span text:style-name="T283"><text:tab/>printf("%d %d",x,y); </text:span></text:p>
      <text:p text:style-name="P34"><text:span text:style-name="T283"><text:tab/>}</text:span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4"/></text:p>
      <text:p text:style-name="P34"><text:span text:style-name="T285">92)<text:tab/>main() </text:span></text:p>
      <text:p text:style-name="P34"><text:span text:style-name="T285"><text:tab/>{ </text:span></text:p>
      <text:p text:style-name="P34"><text:span text:style-name="T285"><text:tab/>int x=60,y=200,b=2,c=160; </text:span></text:p>
      <text:p text:style-name="P34"><text:span text:style-name="T285"><text:tab/>int ex1,ex2,ex3,ex4; </text:span></text:p>
      <text:p text:style-name="P34"><text:span text:style-name="T285"><text:tab/>ex1=x&lt;y; </text:span></text:p>
      <text:p text:style-name="P34"><text:span text:style-name="T285"><text:tab/>ex2=x+y&lt;y; </text:span></text:p>
      <text:p text:style-name="P34"><text:span text:style-name="T285"><text:tab/>ex3=(x==60)&amp;&amp;(y&gt;b); </text:span></text:p>
      <text:p text:style-name="P34"><text:span text:style-name="T285"><text:tab/>ex4=!(x&gt;60); </text:span></text:p>
      <text:p text:style-name="P34"><text:span text:style-name="T285"><text:tab/>printf("%d %d %d %d",ex1,ex2,ex3,ex4); </text:span></text:p>
      <text:p text:style-name="P34"><text:span text:style-name="T285"><text:tab/>}</text:span></text:p>
      <text:p text:style-name="P34"><text:span text:style-name="T286"/></text:p>
      <text:p text:style-name="P34"><text:span text:style-name="T287">93)<text:tab/>main() </text:span></text:p>
      <text:p text:style-name="P34"><text:span text:style-name="T287"><text:tab/>{ </text:span></text:p>
      <text:p text:style-name="P34"><text:span text:style-name="T287"><text:tab/>int a=2,b=7,c=10; </text:span></text:p>
      <text:p text:style-name="P34"><text:span text:style-name="T287"><text:tab/>c=a==b; </text:span></text:p>
      <text:p text:style-name="P34"><text:span text:style-name="T287"><text:tab/>printf("%d",c); </text:span></text:p>
      <text:p text:style-name="P34"><text:span text:style-name="T287"><text:tab/>}</text:span></text:p>
      <text:p text:style-name="P34"><text:span text:style-name="T288"/></text:p>
      <text:p text:style-name="P34"><text:span text:style-name="T289">94)<text:tab/>main() </text:span></text:p>
      <text:p text:style-name="P34"><text:span text:style-name="T289"><text:tab/>{ </text:span></text:p>
      <text:p text:style-name="P34"><text:span text:style-name="T289"><text:tab/>char c=65; </text:span></text:p>
      <text:p text:style-name="P34"><text:span text:style-name="T289"><text:tab/>c=(!=c); </text:span></text:p>
      <text:p text:style-name="P34"><text:span text:style-name="T289"><text:tab/>printf("%d",c); </text:span></text:p>
      <text:p text:style-name="P34"><text:span text:style-name="T289"><text:tab/>}</text:span></text:p>
      <text:p text:style-name="P34"><text:span text:style-name="T290"/></text:p>
      <text:p text:style-name="P34"><text:span text:style-name="T291">95)<text:tab/>main() </text:span></text:p>
      <text:p text:style-name="P34"><text:span text:style-name="T291"><text:tab/>{ </text:span></text:p>
      <text:p text:style-name="P34"><text:span text:style-name="T291"><text:tab/>char not=65; </text:span></text:p>
      <text:p text:style-name="P34"><text:span text:style-name="T291"><text:tab/>not=not+(not=!not); </text:span></text:p>
      <text:p text:style-name="P34"><text:span text:style-name="T291"><text:tab/>printf("%d",not); </text:span></text:p>
      <text:p text:style-name="P34"><text:span text:style-name="T291"><text:tab/>}</text:span></text:p>
      <text:p text:style-name="P34"><text:span text:style-name="T292"/></text:p>
      <text:p text:style-name="P34"><text:span text:style-name="T293">96)<text:tab/>main() </text:span></text:p>
      <text:p text:style-name="P34"><text:span text:style-name="T293"><text:tab/>{ </text:span></text:p>
      <text:p text:style-name="P34"><text:span text:style-name="T293"><text:tab/>int a=0; </text:span></text:p>
      <text:p text:style-name="P34"><text:span text:style-name="T293"><text:tab/>int b; </text:span></text:p>
      <text:p text:style-name="P34"><text:span text:style-name="T293"><text:tab/>a=(a==(a==1)); </text:span></text:p>
      <text:p text:style-name="P34"><text:span text:style-name="T293"><text:tab/>printf("%d",a); </text:span></text:p>
      <text:p text:style-name="P34"><text:span text:style-name="T293"><text:tab/>}</text:span></text:p>
      <text:p text:style-name="P34"><text:span text:style-name="T294"/></text:p>
      <text:p text:style-name="P34"><text:span text:style-name="T295">97)<text:tab/>#include&lt;stdio.h&gt; </text:span></text:p>
      <text:p text:style-name="P34"><text:span text:style-name="T295"><text:tab/>main() </text:span></text:p>
      <text:p text:style-name="P34"><text:span text:style-name="T295"><text:tab/>{<text:tab/> </text:span></text:p>
      <text:p text:style-name="P34"><text:span text:style-name="T295"><text:tab/><text:tab/>int k; </text:span></text:p>
      <text:p text:style-name="P34"><text:span text:style-name="T295"><text:tab/><text:tab/>k=((3&lt;&lt;4)^(96&gt;&gt;1)); </text:span></text:p>
      <text:p text:style-name="P34"><text:span text:style-name="T295"><text:tab/><text:tab/>printf("%d\n",k); </text:span></text:p>
      <text:p text:style-name="P34"><text:span text:style-name="T295"><text:tab/>}<text:tab/></text:span></text:p>
      <text:p text:style-name="P34"><text:span text:style-name="T296"/></text:p>
      <text:p text:style-name="P34"><text:span text:style-name="T296"/></text:p>
      <text:p text:style-name="P34"><text:span text:style-name="T297">98)<text:tab/>#include&lt;stdio.h&gt; </text:span></text:p>
      <text:p text:style-name="P34"><text:span text:style-name="T297"><text:tab/>main() </text:span></text:p>
      <text:p text:style-name="P34"><text:span text:style-name="T297"><text:tab/>{<text:tab/> </text:span></text:p>
      <text:p text:style-name="P34"><text:span text:style-name="T297"><text:tab/><text:tab/>Int x; </text:span></text:p>
      <text:p text:style-name="P34"><text:span text:style-name="T297"><text:tab/><text:tab/>x&lt;&lt;2; </text:span></text:p>
      <text:p text:style-name="P34"><text:span text:style-name="T297"><text:tab/><text:tab/>printf("%x\n",x); </text:span></text:p>
      <text:p text:style-name="P34"><text:span text:style-name="T297"><text:tab/><text:tab/>x&gt;&gt;2; </text:span></text:p>
      <text:p text:style-name="P34"><text:span text:style-name="T297"><text:tab/><text:tab/>printf("%x\n",x); </text:span></text:p>
      <text:p text:style-name="P34"><text:span text:style-name="T297"><text:tab/>}</text:span></text:p>
      <text:p text:style-name="P34"><text:span text:style-name="T298"/></text:p>
      <text:p text:style-name="P34"><text:span text:style-name="T299">99)<text:tab/>#include&lt;stdio.h&gt; </text:span></text:p>
      <text:p text:style-name="P34"><text:span text:style-name="T299"><text:tab/>main() </text:span></text:p>
      <text:p text:style-name="P34"><text:span text:style-name="T299"><text:tab/>{ </text:span></text:p>
      <text:p text:style-name="P34"><text:span text:style-name="T299"><text:tab/><text:tab/>unsigned int num=0xA01D,pos=3,bit; </text:span></text:p>
      <text:p text:style-name="P34"><text:span text:style-name="T299"><text:tab/><text:tab/>bit=(num&gt;&gt;pos)&amp;1; </text:span></text:p>
      <text:p text:style-name="P34"><text:span text:style-name="T299"><text:tab/><text:tab/>printf("%u\n",bit); </text:span></text:p>
      <text:p text:style-name="P34"><text:span text:style-name="T299"><text:tab/>} </text:span></text:p>
      <text:p text:style-name="P34"><text:span text:style-name="T300"/></text:p>
      <text:p text:style-name="P34"><text:span text:style-name="T300"/></text:p>
      <text:p text:style-name="P34"><text:span text:style-name="T301">100)<text:tab/>#include&lt;stdio.h&gt; </text:span></text:p>
      <text:p text:style-name="P34"><text:span text:style-name="T301"><text:tab/>main() </text:span></text:p>
      <text:p text:style-name="P34"><text:span text:style-name="T301"><text:tab/>{ </text:span></text:p>
      <text:p text:style-name="P34"><text:span text:style-name="T301"><text:tab/><text:tab/>int num=0xA0DF; </text:span></text:p>
      <text:p text:style-name="P34"><text:span text:style-name="T301"><text:tab/><text:tab/>int i; </text:span></text:p>
      <text:p text:style-name="P34"><text:span text:style-name="T301"><text:tab/><text:tab/>for(i=31;i&gt;=0;i--) </text:span></text:p>
      <text:p text:style-name="P34"><text:span text:style-name="T301"><text:tab/><text:tab/>printf("%d",(num&gt;&gt;i)&amp;1); </text:span></text:p>
      <text:p text:style-name="P34"><text:span text:style-name="T301"><text:tab/><text:tab/>printf("\n"); </text:span></text:p>
      <text:p text:style-name="P34"><text:span text:style-name="T301"><text:tab/>}</text:span></text:p>
      <text:p text:style-name="P34"><text:span text:style-name="T302"/></text:p>
      <text:p text:style-name="P34"><text:span text:style-name="T303">101)<text:tab/> #include&lt;stdio.h&gt; </text:span></text:p>
      <text:p text:style-name="P34"><text:span text:style-name="T303"><text:tab/>main() </text:span></text:p>
      <text:p text:style-name="P34"><text:span text:style-name="T303"><text:tab/>{ </text:span></text:p>
      <text:p text:style-name="P34"><text:span text:style-name="T303"><text:tab/><text:tab/>int x=245; </text:span></text:p>
      <text:p text:style-name="P34"><text:span text:style-name="T303"><text:tab/><text:tab/>x=~(~x); </text:span></text:p>
      <text:p text:style-name="P34"><text:span text:style-name="T303"><text:tab/><text:tab/>printf("%d\n",x); </text:span></text:p>
      <text:p text:style-name="P34"><text:span text:style-name="T303"><text:tab/><text:tab/>x=~(~x); </text:span></text:p>
      <text:p text:style-name="P34"><text:span text:style-name="T303"><text:tab/><text:tab/>printf("%d\n",x); </text:span></text:p>
      <text:p text:style-name="P34"><text:span text:style-name="T303"><text:tab/>}</text:span></text:p>
      <text:p text:style-name="P34"><text:span text:style-name="T304"/></text:p>
      <text:p text:style-name="P34"><text:span text:style-name="T304"/></text:p>
      <text:p text:style-name="P34"><text:span text:style-name="T304"/></text:p>
      <text:p text:style-name="P34"><text:span text:style-name="T304"/></text:p>
      <text:p text:style-name="P34"><text:span text:style-name="T305">102)<text:tab/>#include&lt;stdio.h&gt; </text:span></text:p>
      <text:p text:style-name="P34"><text:span text:style-name="T305"><text:tab/>main() </text:span></text:p>
      <text:p text:style-name="P34"><text:span text:style-name="T305"><text:tab/>{ </text:span></text:p>
      <text:p text:style-name="P34"><text:span text:style-name="T305"><text:tab/><text:tab/>unsigned int m=32; </text:span></text:p>
      <text:p text:style-name="P34"><text:span text:style-name="T305"><text:tab/><text:tab/>printf("%x\n",~m);<text:s text:c="2"/></text:span></text:p>
      <text:p text:style-name="P34"><text:span text:style-name="T305"><text:tab/>}</text:span></text:p>
      <text:p text:style-name="P34"><text:span text:style-name="T306"/></text:p>
      <text:p text:style-name="P34"><text:span text:style-name="T307">103)<text:tab/>#include&lt;stdio.h&gt; </text:span></text:p>
      <text:p text:style-name="P34"><text:span text:style-name="T307"><text:tab/>main() </text:span></text:p>
      <text:p text:style-name="P34"><text:span text:style-name="T307"><text:tab/>{ </text:span></text:p>
      <text:p text:style-name="P34"><text:span text:style-name="T307"><text:tab/><text:tab/>unsigned short int a=0xffff; </text:span></text:p>
      <text:p text:style-name="P34"><text:span text:style-name="T307"><text:tab/><text:tab/>~a; </text:span></text:p>
      <text:p text:style-name="P34"><text:span text:style-name="T307"><text:tab/><text:tab/>printf("%x\n",a); </text:span></text:p>
      <text:p text:style-name="P34"><text:span text:style-name="T307"><text:tab/>}</text:span></text:p>
      <text:p text:style-name="P34"><text:span text:style-name="T308"/></text:p>
      <text:p text:style-name="P34"><text:span text:style-name="T308"/></text:p>
      <text:p text:style-name="P34"><text:span text:style-name="T309">104)<text:tab/>#include&lt;stdio.h&gt; </text:span></text:p>
      <text:p text:style-name="P34"><text:span text:style-name="T309"><text:s/><text:tab/>main() </text:span></text:p>
      <text:p text:style-name="P34"><text:span text:style-name="T309"><text:tab/>{ </text:span></text:p>
      <text:p text:style-name="P34"><text:span text:style-name="T309"><text:tab/><text:tab/>unsigned int a,b,c,d,e,f; </text:span></text:p>
      <text:p text:style-name="P34"><text:span text:style-name="T309"><text:tab/><text:tab/>a=b=c=d=e=f=32; </text:span></text:p>
      <text:p text:style-name="P34"><text:span text:style-name="T309"><text:tab/><text:tab/>a&lt;&lt;=2; </text:span></text:p>
      <text:p text:style-name="P34"><text:span text:style-name="T309"><text:tab/><text:tab/>b&gt;&gt;=2; </text:span></text:p>
      <text:p text:style-name="P34"><text:span text:style-name="T309"><text:tab/><text:tab/>c^=2; </text:span></text:p>
      <text:p text:style-name="P34"><text:span text:style-name="T309"><text:tab/><text:tab/>d|=2; </text:span></text:p>
      <text:p text:style-name="P34"><text:span text:style-name="T309"><text:tab/><text:tab/>e&amp;=2; </text:span></text:p>
      <text:p text:style-name="P34"><text:span text:style-name="T309"><text:tab/><text:tab/>f~=2; </text:span></text:p>
      <text:p text:style-name="P34"><text:span text:style-name="T309"><text:tab/><text:tab/>printf("%x %x %x %x %x %x\n",a,b,c,d,e,f); </text:span></text:p>
      <text:p text:style-name="P34"><text:span text:style-name="T309"><text:tab/>}</text:span></text:p>
      <text:p text:style-name="P34"><text:span text:style-name="T310"/></text:p>
      <text:p text:style-name="P34"><text:span text:style-name="T311">105) <text:tab/>Bitwise operators can be used to generate random numbers? </text:span></text:p>
      <text:p text:style-name="P34"><text:span text:style-name="T312"/></text:p>
      <text:p text:style-name="P34"><text:span text:style-name="T313">106)<text:tab/>#include&lt;stdio.h&gt; </text:span></text:p>
      <text:p text:style-name="P34"><text:span text:style-name="T313"><text:tab/>main() </text:span></text:p>
      <text:p text:style-name="P34"><text:span text:style-name="T313"><text:tab/>{ </text:span></text:p>
      <text:p text:style-name="P34"><text:span text:style-name="T313"><text:tab/><text:tab/>int a=7,b=4,c=2; </text:span></text:p>
      <text:p text:style-name="P34"><text:span text:style-name="T313"><text:tab/><text:tab/>printf("a|b&amp;c=%d\n",a|b&amp;c); </text:span></text:p>
      <text:p text:style-name="P34"><text:span text:style-name="T313"><text:tab/>} </text:span></text:p>
      <text:p text:style-name="P34"><text:span text:style-name="T314"/></text:p>
      <text:p text:style-name="P34"><text:span text:style-name="T315">107)<text:tab/>#include&lt;stdio.h&gt; </text:span></text:p>
      <text:p text:style-name="P34"><text:span text:style-name="T315"><text:tab/>main() </text:span></text:p>
      <text:p text:style-name="P34"><text:span text:style-name="T315"><text:tab/>{ </text:span></text:p>
      <text:p text:style-name="P34"><text:span text:style-name="T315"><text:tab/><text:tab/>int i=4,j=8; </text:span></text:p>
      <text:p text:style-name="P34"><text:span text:style-name="T315"><text:tab/><text:tab/>printf("%d %d %d\n",i|j&amp;j|i,i|j&amp;&amp;j|i,i^j); </text:span></text:p>
      <text:p text:style-name="P34"><text:span text:style-name="T315"><text:tab/>}</text:span></text:p>
      <text:p text:style-name="P34"><text:span text:style-name="T316"/></text:p>
      <text:p text:style-name="P34"><text:span text:style-name="T317">108)<text:tab/>#include&lt;stdio.h&gt; </text:span></text:p>
      <text:p text:style-name="P34"><text:span text:style-name="T317"><text:tab/>main() </text:span></text:p>
      <text:p text:style-name="P34"><text:span text:style-name="T317"><text:tab/>{ </text:span></text:p>
      <text:p text:style-name="P34"><text:span text:style-name="T317"><text:tab/><text:tab/>char var=0x04; </text:span></text:p>
      <text:p text:style-name="P34"><text:span text:style-name="T317"><text:tab/><text:tab/>var=var&amp;0x04; </text:span></text:p>
      <text:p text:style-name="P34"><text:span text:style-name="T317"><text:tab/><text:tab/>printf("%d\n",var); </text:span></text:p>
      <text:p text:style-name="P34"><text:span text:style-name="T317"><text:tab/><text:tab/>var!=0&amp;01; </text:span></text:p>
      <text:p text:style-name="P34"><text:span text:style-name="T317"><text:tab/><text:tab/>printf("%d\n",var); </text:span></text:p>
      <text:p text:style-name="P34"><text:span text:style-name="T317"><text:tab/>}</text:span></text:p>
      <text:p text:style-name="P34"><text:span text:style-name="T318"/></text:p>
      <text:p text:style-name="P34"><text:span text:style-name="T319">109)<text:tab/>#include&lt;stdio.h&gt; </text:span></text:p>
      <text:p text:style-name="P34"><text:span text:style-name="T319"><text:tab/>main() </text:span></text:p>
      <text:p text:style-name="P34"><text:span text:style-name="T319"><text:tab/>{ </text:span></text:p>
      <text:p text:style-name="P34"><text:span text:style-name="T319"><text:tab/><text:tab/>char var=0x04; </text:span></text:p>
      <text:p text:style-name="P34"><text:span text:style-name="T319"><text:tab/><text:tab/>var=var|0x04; </text:span></text:p>
      <text:p text:style-name="P34"><text:span text:style-name="T319"><text:tab/><text:tab/>printf("%d\n",var); </text:span></text:p>
      <text:p text:style-name="P34"><text:span text:style-name="T319"><text:tab/><text:tab/>var!=var|0x01; </text:span></text:p>
      <text:p text:style-name="P34"><text:span text:style-name="T319"><text:tab/><text:tab/>printf("%d\n",var); </text:span></text:p>
      <text:p text:style-name="P34"><text:span text:style-name="T319"><text:tab/>} </text:span></text:p>
      <text:p text:style-name="P34"><text:span text:style-name="T320"/></text:p>
      <text:p text:style-name="P34"><text:span text:style-name="T321">110)<text:tab/>#include&lt;stdio.h&gt; </text:span></text:p>
      <text:p text:style-name="P34"><text:span text:style-name="T321"><text:tab/>main() </text:span></text:p>
      <text:p text:style-name="P34"><text:span text:style-name="T321"><text:tab/>{ </text:span></text:p>
      <text:p text:style-name="P34"><text:span text:style-name="T321"><text:tab/><text:tab/>char flag=0x0f; </text:span></text:p>
      <text:p text:style-name="P34"><text:span text:style-name="T321"><text:tab/><text:tab/>flag&amp;=~0x02; </text:span></text:p>
      <text:p text:style-name="P34"><text:span text:style-name="T321"><text:tab/><text:tab/>printf("%d\n",flag); </text:span></text:p>
      <text:p text:style-name="P34"><text:span text:style-name="T321"><text:tab/>} </text:span></text:p>
      <text:p text:style-name="P34"><text:span text:style-name="T322"/></text:p>
      <text:p text:style-name="P34"><text:span text:style-name="T323">111)<text:tab/>#include&lt;stdio.h&gt; </text:span></text:p>
      <text:p text:style-name="P34"><text:span text:style-name="T323"><text:tab/>main() </text:span></text:p>
      <text:p text:style-name="P34"><text:span text:style-name="T323"><text:tab/>{ </text:span></text:p>
      <text:p text:style-name="P34"><text:span text:style-name="T323"><text:tab/><text:tab/>unsigned char flag=0x0f; </text:span></text:p>
      <text:p text:style-name="P34"><text:span text:style-name="T323"><text:tab/><text:tab/>flag&amp;=0x02 | 0x0f; </text:span></text:p>
      <text:p text:style-name="P34"><text:span text:style-name="T323"><text:tab/><text:tab/>printf("%x\n",flag); </text:span></text:p>
      <text:p text:style-name="P34"><text:span text:style-name="T323"><text:tab/>} //13</text:span></text:p>
      <text:p text:style-name="P34"><text:span text:style-name="T324"/></text:p>
      <text:p text:style-name="P34"><text:span text:style-name="T325">112)<text:tab/>#include&lt;stdio.h&gt; </text:span></text:p>
      <text:p text:style-name="P34"><text:span text:style-name="T325"><text:tab/>main() </text:span></text:p>
      <text:p text:style-name="P34"><text:span text:style-name="T325"><text:tab/>{ </text:span></text:p>
      <text:p text:style-name="P34"><text:span text:style-name="T325"><text:tab/><text:tab/>float flag=0x0f; </text:span></text:p>
      <text:p text:style-name="P34"><text:span text:style-name="T325"><text:tab/><text:tab/>flag|=0xff^0xff; </text:span></text:p>
      <text:p text:style-name="P34"><text:span text:style-name="T325"><text:tab/><text:tab/>printf("%o\n",flag); </text:span></text:p>
      <text:p text:style-name="P34"><text:span text:style-name="T325"><text:tab/>}</text:span></text:p>
      <text:p text:style-name="P34"><text:span text:style-name="T326"/></text:p>
      <text:p text:style-name="P34"><text:span text:style-name="T327">113)<text:tab/>#include&lt;stdio.h&gt; </text:span></text:p>
      <text:p text:style-name="P34"><text:span text:style-name="T327"><text:tab/>main() </text:span></text:p>
      <text:p text:style-name="P34"><text:span text:style-name="T327"><text:tab/>{ </text:span></text:p>
      <text:p text:style-name="P34"><text:span text:style-name="T327"><text:tab/><text:tab/>int i=4,j=8; </text:span></text:p>
      <text:p text:style-name="P34"><text:span text:style-name="T327"><text:tab/><text:tab/>printf("%d %d\n",i|j &amp; j|i,i|j &amp;&amp; j|i); </text:span></text:p>
      <text:p text:style-name="P34"><text:span text:style-name="T327"><text:tab/>}</text:span></text:p>
      <text:p text:style-name="P34"><text:span text:style-name="T328"/></text:p>
      <text:p text:style-name="P34"><text:span text:style-name="T329">114)<text:tab/>#include&lt;stdio.h&gt; </text:span></text:p>
      <text:p text:style-name="P34"><text:span text:style-name="T329"><text:tab/>main() </text:span></text:p>
      <text:p text:style-name="P34"><text:span text:style-name="T329"><text:tab/>{ </text:span></text:p>
      <text:p text:style-name="P34"><text:span text:style-name="T329"><text:tab/><text:tab/>printf("%d\n",1&lt;&lt;2 + 3&lt;&lt;4); </text:span></text:p>
      <text:p text:style-name="P34"><text:span text:style-name="T329"><text:tab/>}</text:span></text:p>
      <text:p text:style-name="P34"><text:span text:style-name="T330"/></text:p>
      <text:p text:style-name="P34"><text:span text:style-name="T330"/></text:p>
      <text:p text:style-name="P34"><text:span text:style-name="T330"/></text:p>
      <text:p text:style-name="P34"><text:span text:style-name="T331">115)<text:tab/>#include&lt;stdio.h&gt; </text:span></text:p>
      <text:p text:style-name="P34"><text:span text:style-name="T331"><text:tab/>main() </text:span></text:p>
      <text:p text:style-name="P34"><text:span text:style-name="T331"><text:tab/>{ </text:span></text:p>
      <text:p text:style-name="P34"><text:span text:style-name="T331"><text:tab/><text:tab/>int y=0; </text:span></text:p>
      <text:p text:style-name="P34"><text:span text:style-name="T331"><text:tab/><text:tab/>int x=(~y==1); // ~O which msb so the value is -1.</text:span></text:p>
      <text:p text:style-name="P34"><text:span text:style-name="T331"><text:tab/><text:tab/>printf("%d\n",x); </text:span></text:p>
      <text:p text:style-name="P34"><text:span text:style-name="T331"><text:tab/>}</text:span></text:p>
      <text:p text:style-name="P34"><text:span text:style-name="T332"/></text:p>
      <text:p text:style-name="P34"><text:span text:style-name="T333">116)<text:tab/>#include&lt;stdio.h&gt; </text:span></text:p>
      <text:p text:style-name="P34"><text:span text:style-name="T333"><text:tab/>main() </text:span></text:p>
      <text:p text:style-name="P34"><text:span text:style-name="T333"><text:tab/>{ </text:span></text:p>
      <text:p text:style-name="P34"><text:span text:style-name="T333"><text:tab/><text:tab/>int i=258; </text:span></text:p>
      <text:p text:style-name="P34"><text:span text:style-name="T333"><text:tab/><text:tab/>printf("%x\n",i&gt;&gt;8); </text:span></text:p>
      <text:p text:style-name="P34"><text:span text:style-name="T333"><text:tab/>}</text:span></text:p>
      <text:p text:style-name="P34"><text:span text:style-name="T334"/></text:p>
      <text:p text:style-name="P34"><text:span text:style-name="T335">117)<text:tab/>#include&lt;stdio.h&gt; </text:span></text:p>
      <text:p text:style-name="P34"><text:span text:style-name="T335"><text:tab/>main() </text:span></text:p>
      <text:p text:style-name="P34"><text:span text:style-name="T335"><text:tab/>{ </text:span></text:p>
      <text:p text:style-name="P34"><text:span text:style-name="T335"><text:tab/><text:tab/>int r; </text:span></text:p>
      <text:p text:style-name="P34"><text:span text:style-name="T335"><text:tab/><text:tab/>int a=2,b=3; </text:span></text:p>
      <text:p text:style-name="P34"><text:span text:style-name="T335"><text:tab/><text:tab/>r=b^((a^b)&amp;~(a&lt;b)); </text:span></text:p>
      <text:p text:style-name="P34"><text:span text:style-name="T335"><text:tab/><text:tab/>printf("%d\n",r); </text:span></text:p>
      <text:p text:style-name="P34"><text:span text:style-name="T335"><text:tab/>}</text:span></text:p>
      <text:p text:style-name="P34"><text:span text:style-name="T336"/></text:p>
      <text:p text:style-name="P34"><text:span text:style-name="T337">118)<text:tab/>#include&lt;stdio.h&gt; </text:span></text:p>
      <text:p text:style-name="P34"><text:span text:style-name="T337"><text:tab/>main() </text:span></text:p>
      <text:p text:style-name="P34"><text:span text:style-name="T337"><text:tab/>{ </text:span></text:p>
      <text:p text:style-name="P34"><text:span text:style-name="T337"><text:tab/>unsigned int i=10; </text:span></text:p>
      <text:p text:style-name="P34"><text:span text:style-name="T337"><text:tab/>i=(i&lt;&lt;1)+i+(i&gt;&gt;1); </text:span></text:p>
      <text:p text:style-name="P34"><text:span text:style-name="T337"><text:tab/>printf("%d\n",i); </text:span></text:p>
      <text:p text:style-name="P34"><text:span text:style-name="T337"><text:tab/>}</text:span></text:p>
      <text:p text:style-name="P34"><text:span text:style-name="T338"/></text:p>
      <text:p text:style-name="P34"><text:span text:style-name="T339">119)<text:tab/>#include&lt;stdio.h&gt; </text:span></text:p>
      <text:p text:style-name="P34"><text:span text:style-name="T339"><text:tab/>main() </text:span></text:p>
      <text:p text:style-name="P34"><text:span text:style-name="T339"><text:tab/>{ </text:span></text:p>
      <text:p text:style-name="P34"><text:span text:style-name="T339"><text:tab/>unsigned int n=-4; </text:span></text:p>
      <text:p text:style-name="P34"><text:span text:style-name="T339"><text:tab/>printf("%d\n",~n); </text:span></text:p>
      <text:p text:style-name="P34"><text:span text:style-name="T339"><text:tab/>}</text:span></text:p>
      <text:p text:style-name="P34"><text:span text:style-name="T340"/></text:p>
      <text:p text:style-name="P34"><text:span text:style-name="T341">120)<text:tab/>#include&lt;stdio.h&gt; </text:span></text:p>
      <text:p text:style-name="P34"><text:span text:style-name="T341"><text:tab/>main() </text:span></text:p>
      <text:p text:style-name="P34"><text:span text:style-name="T341"><text:tab/>{ </text:span></text:p>
      <text:p text:style-name="P34"><text:span text:style-name="T341"><text:tab/>int n=0; </text:span></text:p>
      <text:p text:style-name="P34"><text:span text:style-name="T341"><text:tab/>n=!(n&amp;1); </text:span></text:p>
      <text:p text:style-name="P34"><text:span text:style-name="T341"><text:tab/>printf("%d\n",n); </text:span></text:p>
      <text:p text:style-name="P34"><text:span text:style-name="T341"><text:tab/>}</text:span></text:p>
      <text:p text:style-name="P34"><text:span text:style-name="T342"/></text:p>
      <text:p text:style-name="P34"><text:span text:style-name="T342"/></text:p>
      <text:p text:style-name="P34"><text:span text:style-name="T342"/></text:p>
      <text:p text:style-name="P34"><text:span text:style-name="T343">121)<text:tab/>#include&lt;stdio.h&gt; </text:span></text:p>
      <text:p text:style-name="P34"><text:span text:style-name="T343"><text:tab/>main() </text:span></text:p>
      <text:p text:style-name="P34"><text:span text:style-name="T343"><text:tab/>{ </text:span></text:p>
      <text:p text:style-name="P34"><text:span text:style-name="T343"><text:tab/>int a=16; </text:span></text:p>
      <text:p text:style-name="P34"><text:span text:style-name="T343"><text:tab/>a=!a&gt;15; </text:span></text:p>
      <text:p text:style-name="P34"><text:span text:style-name="T343"><text:tab/>printf("%x\n",a); </text:span></text:p>
      <text:p text:style-name="P34"><text:span text:style-name="T343"><text:tab/>}</text:span></text:p>
      <text:p text:style-name="P34"><text:span text:style-name="T344"/></text:p>
      <text:p text:style-name="P34"><text:span text:style-name="T345">122)<text:tab/>main() </text:span></text:p>
      <text:p text:style-name="P34"><text:span text:style-name="T345"><text:tab/>{ </text:span></text:p>
      <text:p text:style-name="P34"><text:span text:style-name="T345"><text:tab/>int x=7; </text:span></text:p>
      <text:p text:style-name="P34"><text:span text:style-name="T345"><text:tab/>x=(x&lt;&lt;=x%2); </text:span></text:p>
      <text:p text:style-name="P34"><text:span text:style-name="T345"><text:tab/>printf("%d",x); </text:span></text:p>
      <text:p text:style-name="P34"><text:span text:style-name="T345"><text:tab/>}</text:span></text:p>
      <text:p text:style-name="P34"><text:span text:style-name="T345">123)<text:tab/>main() </text:span></text:p>
      <text:p text:style-name="P34"><text:span text:style-name="T345"><text:tab/>{<text:tab/> </text:span></text:p>
      <text:p text:style-name="P34"><text:span text:style-name="T345"><text:tab/>int n=0xfffd; </text:span></text:p>
      <text:p text:style-name="P34"><text:span text:style-name="T345"><text:tab/>printf("%x\n",n&amp;1); </text:span></text:p>
      <text:p text:style-name="P34"><text:span text:style-name="T345"><text:tab/>}</text:span></text:p>
      <text:p text:style-name="P34"><text:span text:style-name="T346"/></text:p>
      <text:p text:style-name="P34"><text:span text:style-name="T347">124)<text:tab/>main() </text:span></text:p>
      <text:p text:style-name="P34"><text:span text:style-name="T347"><text:tab/>{ </text:span></text:p>
      <text:p text:style-name="P34"><text:span text:style-name="T347"><text:tab/>printf("%d %d\n",4&gt;&gt;1,8&gt;&gt;1); </text:span></text:p>
      <text:p text:style-name="P34"><text:span text:style-name="T347"><text:tab/>}</text:span></text:p>
      <text:p text:style-name="P34"><text:span text:style-name="T348"/></text:p>
      <text:p text:style-name="P34"><text:span text:style-name="T349">125)<text:tab/>main() </text:span></text:p>
      <text:p text:style-name="P34"><text:span text:style-name="T349"><text:tab/>{ </text:span></text:p>
      <text:p text:style-name="P34"><text:span text:style-name="T349"><text:tab/>int i=258; </text:span></text:p>
      <text:p text:style-name="P34"><text:span text:style-name="T349"><text:tab/>char c1=i; </text:span></text:p>
      <text:p text:style-name="P34"><text:span text:style-name="T349"><text:tab/>char c2=i&gt;&gt;8; </text:span></text:p>
      <text:p text:style-name="P34"><text:span text:style-name="T349"><text:tab/>printf("%d %d %d",c1,c2,c1+c2); </text:span></text:p>
      <text:p text:style-name="P34"><text:span text:style-name="T349"><text:tab/>}</text:span></text:p>
      <text:p text:style-name="P34"><text:span text:style-name="T350"/></text:p>
      <text:p text:style-name="P34"><text:span text:style-name="T351">126)<text:tab/>main() </text:span></text:p>
      <text:p text:style-name="P34"><text:span text:style-name="T351"><text:tab/>{ </text:span></text:p>
      <text:p text:style-name="P34"><text:span text:style-name="T351"><text:tab/>unsigned char t=0xff; </text:span></text:p>
      <text:p text:style-name="P34"><text:span text:style-name="T351"><text:tab/>printf("%d",t&gt;&gt;5); </text:span></text:p>
      <text:p text:style-name="P34"><text:span text:style-name="T351"><text:tab/>}</text:span></text:p>
      <text:p text:style-name="P34"><text:span text:style-name="T352"/></text:p>
      <text:p text:style-name="P34"><text:span text:style-name="T353">127)<text:tab/>Which amongest following expression uses bitwise operator?</text:span></text:p>
      <text:p text:style-name="P34"><text:span text:style-name="T353"><text:tab/>a)a++<text:tab/><text:tab/>b)!a&gt;5</text:span></text:p>
      <text:p text:style-name="P34"><text:span text:style-name="T353"><text:tab/>c)a|b<text:tab/><text:tab/>d)a!=b</text:span></text:p>
      <text:p text:style-name="P34"><text:span text:style-name="T354"/></text:p>
      <text:p text:style-name="P34"><text:span text:style-name="T355">128)<text:tab/>main() </text:span></text:p>
      <text:p text:style-name="P34"><text:span text:style-name="T355"><text:tab/>{ </text:span></text:p>
      <text:p text:style-name="P34"><text:span text:style-name="T355"><text:tab/>printf("%x",-1&lt;&lt;4); </text:span></text:p>
      <text:p text:style-name="P34"><text:span text:style-name="T355"><text:tab/>}</text:span></text:p>
      <text:p text:style-name="P34"><text:span text:style-name="T356"/></text:p>
      <text:p text:style-name="P34"><text:span text:style-name="T356"/></text:p>
      <text:p text:style-name="P34"><text:span text:style-name="T357">129)<text:tab/>main() </text:span></text:p>
      <text:p text:style-name="P35"><text:span text:style-name="T357"><text:tab/>{ </text:span></text:p>
      <text:p text:style-name="P35"><text:span text:style-name="T357"><text:tab/>int a=0xff; </text:span></text:p>
      <text:p text:style-name="P35"><text:span text:style-name="T357"><text:tab/>int c=0xff&lt;&lt;4&gt;&gt;8; </text:span></text:p>
      <text:p text:style-name="P35"><text:span text:style-name="T357"><text:tab/>printf("%d\n",c); </text:span></text:p>
      <text:p text:style-name="P35"><text:span text:style-name="T357"><text:tab/>}</text:span></text:p>
      <text:p text:style-name="P35"><text:span text:style-name="T358"/></text:p>
      <text:p text:style-name="P35"><text:span text:style-name="T359">130)<text:tab/>main() </text:span></text:p>
      <text:p text:style-name="P35"><text:span text:style-name="T359"><text:tab/>{ </text:span></text:p>
      <text:p text:style-name="P35"><text:span text:style-name="T359"><text:tab/>int x=1,y=2; </text:span></text:p>
      <text:p text:style-name="P35"><text:span text:style-name="T359"><text:tab/>int z=x&amp;y==2; </text:span></text:p>
      <text:p text:style-name="P35"><text:span text:style-name="T359"><text:tab/>printf("%d",z); </text:span></text:p>
      <text:p text:style-name="P35"><text:span text:style-name="T359"><text:tab/>}</text:span></text:p>
      <text:p text:style-name="P35"><text:span text:style-name="T360"/></text:p>
      <text:p text:style-name="P35"><text:span text:style-name="T361">131)<text:tab/>main() </text:span></text:p>
      <text:p text:style-name="P35"><text:span text:style-name="T361"><text:tab/>{ </text:span></text:p>
      <text:p text:style-name="P35"><text:span text:style-name="T361"><text:tab/>int x=2,y=2; </text:span></text:p>
      <text:p text:style-name="P35"><text:span text:style-name="T361"><text:tab/>int z=x^y&amp;1; </text:span></text:p>
      <text:p text:style-name="P35"><text:span text:style-name="T361"><text:tab/>printf("%d",z); </text:span></text:p>
      <text:p text:style-name="P35"><text:span text:style-name="T361"><text:tab/>}</text:span></text:p>
      <text:p text:style-name="P35"><text:span text:style-name="T362"/></text:p>
      <text:p text:style-name="P35"><text:span text:style-name="T363">132)<text:tab/>main() </text:span></text:p>
      <text:p text:style-name="P35"><text:span text:style-name="T363"><text:tab/>{ </text:span></text:p>
      <text:p text:style-name="P35"><text:span text:style-name="T363"><text:tab/>int x=0,y=2; </text:span></text:p>
      <text:p text:style-name="P35"><text:span text:style-name="T363"><text:tab/>int z=~x&amp;y; </text:span></text:p>
      <text:p text:style-name="P35"><text:span text:style-name="T363"><text:tab/>printf("%d",z); </text:span></text:p>
      <text:p text:style-name="P35"><text:span text:style-name="T363"><text:tab/>}</text:span></text:p>
      <text:p text:style-name="P35"><text:span text:style-name="T364"/></text:p>
      <text:p text:style-name="P35"><text:span text:style-name="T365">133)<text:tab/>main() </text:span></text:p>
      <text:p text:style-name="P35"><text:span text:style-name="T365"><text:tab/>{ </text:span></text:p>
      <text:p text:style-name="P35"><text:span text:style-name="T365"><text:tab/>int b=5&amp;4&amp;6; </text:span></text:p>
      <text:p text:style-name="P35"><text:span text:style-name="T365"><text:tab/>printf("%d",b); </text:span></text:p>
      <text:p text:style-name="P35"><text:span text:style-name="T365"><text:tab/>}</text:span></text:p>
      <text:p text:style-name="P35"><text:span text:style-name="T366"/></text:p>
      <text:p text:style-name="P35"><text:span text:style-name="T367">134)<text:tab/>main() </text:span></text:p>
      <text:p text:style-name="P36"><text:span text:style-name="T367"><text:tab/>{ </text:span></text:p>
      <text:p text:style-name="P36"><text:span text:style-name="T367"><text:tab/>int a=0; </text:span></text:p>
      <text:p text:style-name="P36"><text:span text:style-name="T367"><text:tab/>a=5||2|1; </text:span></text:p>
      <text:p text:style-name="P36"><text:span text:style-name="T367"><text:tab/>printf("%d",a); </text:span></text:p>
      <text:p text:style-name="P36"><text:span text:style-name="T367"><text:tab/>}</text:span></text:p>
      <text:p text:style-name="P36"><text:span text:style-name="T368"/></text:p>
      <text:p text:style-name="P36"><text:span text:style-name="T369">135)<text:tab/>main() </text:span></text:p>
      <text:p text:style-name="P36"><text:span text:style-name="T369"><text:tab/>{ </text:span></text:p>
      <text:p text:style-name="P36"><text:span text:style-name="T369"><text:tab/>char x=-49; </text:span></text:p>
      <text:p text:style-name="P36"><text:span text:style-name="T369"><text:tab/>printf("%c",~x); </text:span></text:p>
      <text:p text:style-name="P36"><text:span text:style-name="T369"><text:tab/>}</text:span></text:p>
      <text:p text:style-name="P36"><text:span text:style-name="T370"/></text:p>
      <text:p text:style-name="P36"><text:span text:style-name="T370"/></text:p>
      <text:p text:style-name="P36"><text:span text:style-name="T370"/></text:p>
      <text:p text:style-name="P36"><text:span text:style-name="T371">136)<text:tab/>main() </text:span></text:p>
      <text:p text:style-name="P36"><text:span text:style-name="T371"><text:tab/>{ </text:span></text:p>
      <text:p text:style-name="P36"><text:span text:style-name="T371"><text:tab/>int x=-350u; </text:span></text:p>
      <text:p text:style-name="P36"><text:span text:style-name="T371"><text:tab/>char y=-145u; </text:span></text:p>
      <text:p text:style-name="P36"><text:span text:style-name="T371"><text:tab/>printf("%u",x+=y); </text:span></text:p>
      <text:p text:style-name="P36"><text:span text:style-name="T371"><text:tab/>}</text:span></text:p>
      <text:p text:style-name="P36"><text:span text:style-name="T372"/></text:p>
      <text:p text:style-name="P36"><text:span text:style-name="T373">137)<text:tab/>main() </text:span></text:p>
      <text:p text:style-name="P36"><text:span text:style-name="T373"><text:tab/>{ </text:span></text:p>
      <text:p text:style-name="P36"><text:span text:style-name="T373"><text:tab/>printf("%d",~1^~0); </text:span></text:p>
      <text:p text:style-name="P36"><text:span text:style-name="T373"><text:tab/>}</text:span></text:p>
      <text:p text:style-name="P36"><text:span text:style-name="T374"/></text:p>
      <text:p text:style-name="P36"><text:span text:style-name="T375">138)<text:tab/>main() </text:span></text:p>
      <text:p text:style-name="P36"><text:span text:style-name="T375"><text:tab/>{ </text:span></text:p>
      <text:p text:style-name="P36"><text:span text:style-name="T375"><text:tab/>int c=--2; </text:span></text:p>
      <text:p text:style-name="P36"><text:span text:style-name="T375"><text:tab/>printf("%d",c); </text:span></text:p>
      <text:p text:style-name="P36"><text:span text:style-name="T375"><text:tab/>}</text:span></text:p>
      <text:p text:style-name="P36"><text:span text:style-name="T376"/></text:p>
      <text:p text:style-name="P36"><text:span text:style-name="T376"/></text:p>
      <text:p text:style-name="P36"><text:span text:style-name="T377">139)<text:tab/>main() </text:span></text:p>
      <text:p text:style-name="P36"><text:span text:style-name="T377"><text:tab/>{ </text:span></text:p>
      <text:p text:style-name="P36"><text:span text:style-name="T377"><text:tab/>int i=10; </text:span></text:p>
      <text:p text:style-name="P36"><text:span text:style-name="T377"><text:tab/>i=!i&gt;14; </text:span></text:p>
      <text:p text:style-name="P36"><text:span text:style-name="T377"><text:tab/>printf("%d",i); </text:span></text:p>
      <text:p text:style-name="P36"><text:span text:style-name="T377"><text:tab/>}</text:span></text:p>
      <text:p text:style-name="P36"><text:span text:style-name="T378"/></text:p>
      <text:p text:style-name="P36"><text:span text:style-name="T379">140)<text:tab/>main() </text:span></text:p>
      <text:p text:style-name="P36"><text:span text:style-name="T379"><text:tab/>{ </text:span></text:p>
      <text:p text:style-name="P36"><text:span text:style-name="T379"><text:tab/>printf("%d",1&lt;&lt;2+3&lt;&lt;4); </text:span></text:p>
      <text:p text:style-name="P36"><text:span text:style-name="T379"><text:tab/>}</text:span></text:p>
      <text:p text:style-name="P36"><text:span text:style-name="T380"/></text:p>
      <text:p text:style-name="P36"><text:span text:style-name="T381">141)<text:s text:c="2"/>Which bitwise operator is suitable turning on particulal bit in a number?</text:span></text:p>
      <text:p text:style-name="P36"><text:span text:style-name="T382"/></text:p>
      <text:p text:style-name="P36"><text:span text:style-name="T383">142)<text:tab/>#include&lt;stdio.h&gt; </text:span></text:p>
      <text:p text:style-name="P36"><text:span text:style-name="T383"><text:tab/>main() </text:span></text:p>
      <text:p text:style-name="P36"><text:span text:style-name="T383"><text:tab/>{ </text:span></text:p>
      <text:p text:style-name="P36"><text:span text:style-name="T383"><text:tab/>unsigned int x=0xffff; </text:span></text:p>
      <text:p text:style-name="P36"><text:span text:style-name="T383"><text:tab/>~x; </text:span></text:p>
      <text:p text:style-name="P36"><text:span text:style-name="T383"><text:tab/>printf("%x\n",x); </text:span></text:p>
      <text:p text:style-name="P36"><text:span text:style-name="T383"><text:tab/>}</text:span></text:p>
      <text:p text:style-name="P36"><text:span text:style-name="T384"/></text:p>
      <text:p text:style-name="P36"><text:span text:style-name="T385">143)<text:tab/>#include&lt;stdio.h&gt; </text:span></text:p>
      <text:p text:style-name="P36"><text:span text:style-name="T385"><text:tab/>main() </text:span></text:p>
      <text:p text:style-name="P36"><text:span text:style-name="T385"><text:tab/>{ </text:span></text:p>
      <text:p text:style-name="P36"><text:span text:style-name="T385"><text:tab/>unsigned int x; </text:span></text:p>
      <text:p text:style-name="P36"><text:span text:style-name="T385"><text:tab/>x=(64 &gt;&gt; (2+1-2)) &amp; (~(1&lt;&lt;2)); </text:span></text:p>
      <text:p text:style-name="P36"><text:span text:style-name="T385"><text:tab/>printf("%d\n",x); </text:span></text:p>
      <text:p text:style-name="P36"><text:span text:style-name="T385"><text:tab/>}'</text:span></text:p>
      <text:p text:style-name="P36"><text:span text:style-name="T386"/></text:p>
      <text:p text:style-name="P36"><text:span text:style-name="T387">144)<text:tab/>#include&lt;stdio.h&gt; </text:span></text:p>
      <text:p text:style-name="P36"><text:span text:style-name="T387"><text:tab/>main() </text:span></text:p>
      <text:p text:style-name="P36"><text:span text:style-name="T387"><text:tab/>{ </text:span></text:p>
      <text:p text:style-name="P36"><text:span text:style-name="T387"><text:tab/><text:tab/>int a=1; </text:span></text:p>
      <text:p text:style-name="P36"><text:span text:style-name="T387"><text:tab/><text:tab/>int b=1; </text:span></text:p>
      <text:p text:style-name="P36"><text:span text:style-name="T387"><text:tab/><text:tab/>int c= a || --b; </text:span></text:p>
      <text:p text:style-name="P36"><text:span text:style-name="T387"><text:tab/><text:tab/>int d= a-- &amp;&amp; --b; </text:span></text:p>
      <text:p text:style-name="P36"><text:span text:style-name="T387"><text:tab/><text:tab/>printf("a=%d b=%d c=%d d=%d\n",a,b,c,d); </text:span></text:p>
      <text:p text:style-name="P36"><text:span text:style-name="T387"><text:tab/>}</text:span></text:p>
      <text:p text:style-name="P36"><text:span text:style-name="T388"/></text:p>
      <text:p text:style-name="P36"><text:span text:style-name="T389">145)<text:tab/>main() </text:span></text:p>
      <text:p text:style-name="P37"><text:span text:style-name="T389"><text:tab/>{ </text:span></text:p>
      <text:p text:style-name="P37"><text:span text:style-name="T389"><text:tab/>int x=2,y=0; </text:span></text:p>
      <text:p text:style-name="P37"><text:span text:style-name="T389"><text:tab/>int z=y&amp;&amp;(y|=10); </text:span></text:p>
      <text:p text:style-name="P37"><text:span text:style-name="T389"><text:tab/>printf("z=%d\n",z); </text:span></text:p>
      <text:p text:style-name="P38"><text:span text:style-name="T389"><text:tab/>}</text:span></text:p>
      <text:p text:style-name="P38"><text:span text:style-name="T390"/></text:p>
      <text:p text:style-name="P38"><text:span text:style-name="T391">146)<text:tab/>main() </text:span></text:p>
      <text:p text:style-name="P38"><text:span text:style-name="T391"><text:tab/>{ </text:span></text:p>
      <text:p text:style-name="P38"><text:span text:style-name="T391"><text:tab/>int i=5,j=10,k=15; </text:span></text:p>
      <text:p text:style-name="P38"><text:span text:style-name="T391"><text:tab/>printf("%d\n",sizeof(k/=i+j)); </text:span></text:p>
      <text:p text:style-name="P38"><text:span text:style-name="T391"><text:tab/>printf("%d\n",k); </text:span></text:p>
      <text:p text:style-name="P38"><text:span text:style-name="T391"><text:tab/>} </text:span></text:p>
      <text:p text:style-name="P38"><text:span text:style-name="T392"/></text:p>
      <text:p text:style-name="P38"><text:span text:style-name="T393">147)<text:tab/>main() </text:span></text:p>
      <text:p text:style-name="P38"><text:span text:style-name="T393"><text:tab/>{ </text:span></text:p>
      <text:p text:style-name="P38"><text:span text:style-name="T393"><text:tab/>printf("%d %d %d\n",sizeof(3.4),sizeof(3.4f),sizeof(3.142)); </text:span></text:p>
      <text:p text:style-name="P38"><text:span text:style-name="T393"><text:tab/>}// 8 4 8</text:span></text:p>
      <text:p text:style-name="P38"><text:span text:style-name="T394"/></text:p>
      <text:p text:style-name="P38"><text:span text:style-name="T395">148)<text:tab/>main() </text:span></text:p>
      <text:p text:style-name="P38"><text:span text:style-name="T395"><text:tab/>{ </text:span></text:p>
      <text:p text:style-name="P38"><text:span text:style-name="T395"><text:tab/>int a; </text:span></text:p>
      <text:p text:style-name="P38"><text:span text:style-name="T395"><text:tab/>a=sizeof(!5.6); </text:span></text:p>
      <text:p text:style-name="P38"><text:span text:style-name="T395"><text:tab/>printf("%d",a); </text:span></text:p>
      <text:p text:style-name="P38"><text:span text:style-name="T395"><text:tab/>}</text:span></text:p>
      <text:p text:style-name="P38"><text:span text:style-name="T396"/></text:p>
      <text:p text:style-name="P38"><text:span text:style-name="T397">149) <text:tab/>main() </text:span></text:p>
      <text:p text:style-name="P38"><text:span text:style-name="T397"><text:tab/>{ </text:span></text:p>
      <text:p text:style-name="P38"><text:span text:style-name="T397"><text:tab/>int a; </text:span></text:p>
      <text:p text:style-name="P38"><text:span text:style-name="T397"><text:tab/>a=sizeof(!0); </text:span></text:p>
      <text:p text:style-name="P38"><text:span text:style-name="T397"><text:tab/>printf("%d",a); </text:span></text:p>
      <text:p text:style-name="P38"><text:span text:style-name="T397"><text:tab/>}</text:span></text:p>
      <text:p text:style-name="P38"><text:span text:style-name="T398"/></text:p>
      <text:p text:style-name="P38"><text:span text:style-name="T399">150)<text:tab/>main() </text:span></text:p>
      <text:p text:style-name="P38"><text:span text:style-name="T399"><text:tab/>{ </text:span></text:p>
      <text:p text:style-name="P38"><text:span text:style-name="T399"><text:tab/>int x=97; </text:span></text:p>
      <text:p text:style-name="P38"><text:span text:style-name="T399"><text:tab/>int y=sizeof(x++); </text:span></text:p>
      <text:p text:style-name="P38"><text:span text:style-name="T399"><text:tab/>printf("%d\n",x); </text:span></text:p>
      <text:p text:style-name="P38"><text:span text:style-name="T399"><text:tab/>}</text:span></text:p>
      <text:p text:style-name="P38"><text:span text:style-name="T399">151)<text:tab/>main() </text:span></text:p>
      <text:p text:style-name="P38"><text:span text:style-name="T399"><text:tab/>{ </text:span></text:p>
      <text:p text:style-name="P38"><text:span text:style-name="T399"><text:tab/>printf("%d\n",sizeof(2L)); </text:span></text:p>
      <text:p text:style-name="P38"><text:span text:style-name="T399"><text:tab/>}</text:span></text:p>
      <text:p text:style-name="P38"><text:span text:style-name="T400"/></text:p>
      <text:p text:style-name="P38"><text:span text:style-name="T401">152)<text:tab/>main() </text:span></text:p>
      <text:p text:style-name="P39"><text:span text:style-name="T401"><text:tab/>{ </text:span></text:p>
      <text:p text:style-name="P39"><text:span text:style-name="T401"><text:tab/>printf("%d",sizeof("NULL"));<text:s text:c="2"/>// 5</text:span></text:p>
      <text:p text:style-name="P39"><text:span text:style-name="T401"><text:tab/>printf("%d",sizeof('\0')); // 1</text:span></text:p>
      <text:p text:style-name="P39"><text:span text:style-name="T401"><text:tab/>printf("%d",sizeof(NULL)); // size of pointer which is 4 or 8</text:span></text:p>
      <text:p text:style-name="P39"><text:span text:style-name="T401"><text:tab/>}</text:span></text:p>
      <text:p text:style-name="P39"><text:span text:style-name="T402"/></text:p>
      <text:p text:style-name="P39"><text:span text:style-name="T403">153)<text:tab/>main() </text:span></text:p>
      <text:p text:style-name="P39"><text:span text:style-name="T403"><text:tab/>{ </text:span></text:p>
      <text:p text:style-name="P39"><text:span text:style-name="T403"><text:tab/>printf("%d",sizeof(void)); // 1</text:span></text:p>
      <text:p text:style-name="P39"><text:span text:style-name="T403"><text:tab/>}</text:span></text:p>
      <text:p text:style-name="P39"><text:span text:style-name="T404"/></text:p>
      <text:p text:style-name="P39"><text:span text:style-name="T405">154)<text:tab/>main() </text:span></text:p>
      <text:p text:style-name="P40"><text:span text:style-name="T405"><text:tab/>{ </text:span></text:p>
      <text:p text:style-name="P40"><text:span text:style-name="T405"><text:tab/>float a=125.50; </text:span></text:p>
      <text:p text:style-name="P40"><text:span text:style-name="T405"><text:tab/>int b=125.50; </text:span></text:p>
      <text:p text:style-name="P40"><text:span text:style-name="T405"><text:tab/>char c='A'; </text:span></text:p>
      <text:p text:style-name="P40"><text:span text:style-name="T405"><text:tab/>printf("%d %d %d",sizeof(a),sizeof(b),sizeof(125.50)); </text:span></text:p>
      <text:p text:style-name="P40"><text:span text:style-name="T405"><text:tab/>printf("%d %d",sizeof(c),sizeof(65)); </text:span></text:p>
      <text:p text:style-name="P41"><text:span text:style-name="T405"><text:tab/>}</text:span></text:p>
      <text:p text:style-name="P41"><text:span text:style-name="T406"/></text:p>
      <text:p text:style-name="P41"><text:span text:style-name="T406"/></text:p>
      <text:p text:style-name="P41"><text:span text:style-name="T407">155)<text:tab/>main() </text:span></text:p>
      <text:p text:style-name="P42"><text:span text:style-name="T407"><text:tab/>{ </text:span></text:p>
      <text:p text:style-name="P42"><text:span text:style-name="T407"><text:tab/>double y=2.4; </text:span></text:p>
      <text:p text:style-name="P42"><text:span text:style-name="T407"><text:tab/>float x=(float)y; </text:span></text:p>
      <text:p text:style-name="P42"><text:span text:style-name="T407"><text:tab/>printf("%d %d",sizeof(x),sizeof(y)); </text:span></text:p>
      <text:p text:style-name="P43"><text:span text:style-name="T407"><text:tab/>}</text:span></text:p>
      <text:p text:style-name="P43"><text:span text:style-name="T408"/></text:p>
      <text:p text:style-name="P43"><text:span text:style-name="T409">156)<text:tab/>main() </text:span></text:p>
      <text:p text:style-name="P44"><text:span text:style-name="T409"><text:tab/>{ </text:span></text:p>
      <text:p text:style-name="P44"><text:span text:style-name="T409"><text:tab/>int a:15; </text:span></text:p>
      <text:p text:style-name="P44"><text:span text:style-name="T409"><text:tab/>char b:7; </text:span></text:p>
      <text:p text:style-name="P44"><text:span text:style-name="T409"><text:tab/>printf("%d %d",sizeof(a),sizeof(b)); </text:span></text:p>
      <text:p text:style-name="P44"><text:span text:style-name="T409"><text:tab/>} //error<text:s text:c="2"/>:</text:span></text:p>
      <text:p text:style-name="P44"><text:span text:style-name="T410"/></text:p>
      <text:p text:style-name="P44"><text:span text:style-name="T411">157)<text:tab/>main() </text:span></text:p>
      <text:p text:style-name="P44"><text:span text:style-name="T411"><text:tab/>{ </text:span></text:p>
      <text:p text:style-name="P44"><text:span text:style-name="T411"><text:tab/>int a; </text:span></text:p>
      <text:p text:style-name="P44"><text:span text:style-name="T411"><text:tab/>char b; </text:span></text:p>
      <text:p text:style-name="P44"><text:span text:style-name="T411"><text:tab/>float c; </text:span></text:p>
      <text:p text:style-name="P44"><text:span text:style-name="T411"><text:tab/>printf("%d",sizeof(a+b+c)); </text:span></text:p>
      <text:p text:style-name="P44"><text:span text:style-name="T411"><text:tab/>} // 4</text:span></text:p>
      <text:p text:style-name="P44"><text:span text:style-name="T412"/></text:p>
      <text:p text:style-name="P44"><text:span text:style-name="T413">158)<text:tab/>main() </text:span></text:p>
      <text:p text:style-name="P44"><text:span text:style-name="T413"><text:tab/>{ </text:span></text:p>
      <text:p text:style-name="P44"><text:span text:style-name="T413"><text:tab/>int a; </text:span></text:p>
      <text:p text:style-name="P44"><text:span text:style-name="T413"><text:tab/>char b; </text:span></text:p>
      <text:p text:style-name="P44"><text:span text:style-name="T413"><text:tab/>float c; </text:span></text:p>
      <text:p text:style-name="P44"><text:span text:style-name="T413"><text:tab/>printf("%d",sizeof(a+sizeof(b+c))); </text:span></text:p>
      <text:p text:style-name="P45"><text:span text:style-name="T413"><text:tab/>}</text:span></text:p>
      <text:p text:style-name="P45"><text:span text:style-name="T414"/></text:p>
      <text:p text:style-name="P45"><text:span text:style-name="T415">159)<text:tab/>main() </text:span></text:p>
      <text:p text:style-name="P46"><text:span text:style-name="T415"><text:tab/>{ </text:span></text:p>
      <text:p text:style-name="P46"><text:span text:style-name="T415"><text:tab/>int c=10; </text:span></text:p>
      <text:p text:style-name="P46"><text:span text:style-name="T415"><text:tab/>printf("%d %d %d %d\n",c++,+c,c++,++c); </text:span></text:p>
      <text:p text:style-name="P47"><text:span text:style-name="T415"><text:tab/>} // 12 13 11 13</text:span></text:p>
      <text:p text:style-name="P47"><text:span text:style-name="T416"/></text:p>
      <text:p text:style-name="P47"><text:span text:style-name="T417">160)<text:tab/>#include&lt;stdio.h&gt; </text:span></text:p>
      <text:p text:style-name="P48"><text:span text:style-name="T417"><text:tab/>main() </text:span></text:p>
      <text:p text:style-name="P48"><text:span text:style-name="T417"><text:tab/>{ </text:span></text:p>
      <text:p text:style-name="P48"><text:span text:style-name="T417"><text:tab/><text:tab/>int x=10; </text:span></text:p>
      <text:p text:style-name="P48"><text:span text:style-name="T417"><text:tab/><text:tab/>x+=(x++)+(++x)+x; // BODMAS so, 46<text:s text:c="2"/>= 12 + 11 + 11 + 12</text:span></text:p>
      <text:p text:style-name="P48"><text:span text:style-name="T417"><text:tab/><text:tab/>printf("%d\n",x); </text:span></text:p>
      <text:p text:style-name="P49"><text:span text:style-name="T417"><text:tab/>}</text:span></text:p>
      <text:p text:style-name="P49"><text:span text:style-name="T418"/></text:p>
      <text:p text:style-name="P49"><text:span text:style-name="T419">161)<text:tab/>#include&lt;stdio.h&gt; </text:span></text:p>
      <text:p text:style-name="P50"><text:span text:style-name="T419"><text:tab/>main() </text:span></text:p>
      <text:p text:style-name="P50"><text:span text:style-name="T419"><text:tab/>{ </text:span></text:p>
      <text:p text:style-name="P50"><text:span text:style-name="T419"><text:tab/><text:tab/>int i=3; </text:span></text:p>
      <text:p text:style-name="P50"><text:span text:style-name="T419"><text:tab/><text:tab/>printf("%d\n",(++i) + i++); </text:span></text:p>
      <text:p text:style-name="P50"><text:span text:style-name="T419"><text:tab/>}</text:span></text:p>
      <text:p text:style-name="P50"><text:span text:style-name="T420"/></text:p>
      <text:p text:style-name="P50"><text:span text:style-name="T421">162)<text:tab/>main() </text:span></text:p>
      <text:p text:style-name="P50"><text:span text:style-name="T421"><text:tab/>{ </text:span></text:p>
      <text:p text:style-name="P50"><text:span text:style-name="T421"><text:tab/>unsigned char ch='B'; </text:span></text:p>
      <text:p text:style-name="P50"><text:span text:style-name="T421"><text:tab/>ch+=2; </text:span></text:p>
      <text:p text:style-name="P50"><text:span text:style-name="T421"><text:tab/>ch++; </text:span></text:p>
      <text:p text:style-name="P50"><text:span text:style-name="T421"><text:tab/>printf("%c %d\n",ch,ch); </text:span></text:p>
      <text:p text:style-name="P50"><text:span text:style-name="T421"><text:tab/>}</text:span></text:p>
      <text:p text:style-name="P50"><text:span text:style-name="T422"/></text:p>
      <text:p text:style-name="P50"><text:span text:style-name="T423">163)<text:tab/>main() </text:span></text:p>
      <text:p text:style-name="P50"><text:span text:style-name="T423"><text:tab/>{ </text:span></text:p>
      <text:p text:style-name="P50"><text:span text:style-name="T423"><text:tab/>int a=1,b=1,c; </text:span></text:p>
      <text:p text:style-name="P50"><text:span text:style-name="T423"><text:tab/>c=a++ + b; <text:tab/></text:span></text:p>
      <text:p text:style-name="P50"><text:span text:style-name="T423"><text:tab/>printf("%d %d",a,b); </text:span></text:p>
      <text:p text:style-name="P50"><text:span text:style-name="T423"><text:tab/>}</text:span></text:p>
      <text:p text:style-name="P50"><text:span text:style-name="T424"/></text:p>
      <text:p text:style-name="P50"><text:span text:style-name="T425">164)<text:tab/>main() </text:span></text:p>
      <text:p text:style-name="P50"><text:span text:style-name="T425"><text:tab/>{ </text:span></text:p>
      <text:p text:style-name="P50"><text:span text:style-name="T425"><text:tab/>int i=3; </text:span></text:p>
      <text:p text:style-name="P50"><text:span text:style-name="T425"><text:tab/>printf("%d",(++i)++); </text:span></text:p>
      <text:p text:style-name="P50"><text:span text:style-name="T425"><text:tab/>}</text:span></text:p>
      <text:p text:style-name="P50"><text:span text:style-name="T426"/></text:p>
      <text:p text:style-name="P50"><text:span text:style-name="T427">165)<text:tab/>main() </text:span></text:p>
      <text:p text:style-name="P50"><text:span text:style-name="T427"><text:tab/>{ </text:span></text:p>
      <text:p text:style-name="P50"><text:span text:style-name="T427"><text:tab/>int i=1; </text:span></text:p>
      <text:p text:style-name="P50"><text:span text:style-name="T427"><text:tab/>i=2+2*i++; </text:span></text:p>
      <text:p text:style-name="P50"><text:span text:style-name="T427"><text:tab/>printf("%d",i); </text:span></text:p>
      <text:p text:style-name="P50"><text:span text:style-name="T427"><text:tab/>}</text:span></text:p>
      <text:p text:style-name="P50"><text:span text:style-name="T428"/></text:p>
      <text:p text:style-name="P50"><text:span text:style-name="T429">166)<text:tab/>main() </text:span></text:p>
      <text:p text:style-name="P50"><text:span text:style-name="T429"><text:tab/>{ </text:span></text:p>
      <text:p text:style-name="P50"><text:span text:style-name="T429"><text:tab/>int i=5; </text:span></text:p>
      <text:p text:style-name="P50"><text:span text:style-name="T429"><text:tab/>printf("%d %d %d %d %d",i++,i--,++i,--i,i); </text:span></text:p>
      <text:p text:style-name="P50"><text:span text:style-name="T429"><text:tab/>}</text:span></text:p>
      <text:p text:style-name="P50"><text:span text:style-name="T430"/></text:p>
      <text:p text:style-name="P50"><text:span text:style-name="T431">167)<text:tab/>main() </text:span></text:p>
      <text:p text:style-name="P50"><text:span text:style-name="T431"><text:tab/>{ </text:span></text:p>
      <text:p text:style-name="P50"><text:span text:style-name="T431"><text:tab/>int a=2; </text:span></text:p>
      <text:p text:style-name="P50"><text:span text:style-name="T431"><text:tab/>a=a++ + ~++a; </text:span></text:p>
      <text:p text:style-name="P50"><text:span text:style-name="T431"><text:tab/>printf("%d",a); </text:span></text:p>
      <text:p text:style-name="P50"><text:span text:style-name="T431"><text:tab/>}</text:span></text:p>
      <text:p text:style-name="P50"><text:span text:style-name="T432"/></text:p>
      <text:p text:style-name="P50"><text:span text:style-name="T433">168)<text:tab/>main() </text:span></text:p>
      <text:p text:style-name="P50"><text:span text:style-name="T433"><text:tab/>{ </text:span></text:p>
      <text:p text:style-name="P50"><text:span text:style-name="T433"><text:tab/>int p=3,q=-3,x=4,y=2,z; </text:span></text:p>
      <text:p text:style-name="P50"><text:span text:style-name="T433"><text:tab/>z=p++ + ++q*y/x; </text:span></text:p>
      <text:p text:style-name="P50"><text:span text:style-name="T433"><text:tab/>printf("%d\n",z); </text:span></text:p>
      <text:p text:style-name="P50"><text:span text:style-name="T433"><text:tab/>}<text:tab/></text:span></text:p>
      <text:p text:style-name="P50"><text:span text:style-name="T434"/></text:p>
      <text:p text:style-name="P50"><text:span text:style-name="T435">169)<text:tab/>main() </text:span></text:p>
      <text:p text:style-name="P50"><text:span text:style-name="T435"><text:tab/>{ </text:span></text:p>
      <text:p text:style-name="P50"><text:span text:style-name="T435"><text:tab/>int a=1,b; </text:span></text:p>
      <text:p text:style-name="P50"><text:span text:style-name="T435"><text:tab/>b=+ -+a + -a; </text:span></text:p>
      <text:p text:style-name="P50"><text:span text:style-name="T435"><text:tab/>printf("%d",b++); </text:span></text:p>
      <text:p text:style-name="P50"><text:span text:style-name="T435"><text:tab/>}</text:span></text:p>
      <text:p text:style-name="P50"><text:span text:style-name="T436"/></text:p>
      <text:p text:style-name="P50"><text:span text:style-name="T437">170)<text:tab/>main() </text:span></text:p>
      <text:p text:style-name="P50"><text:span text:style-name="T437"><text:tab/>{ </text:span></text:p>
      <text:p text:style-name="P50"><text:span text:style-name="T437"><text:tab/>int i=-3,j=2,k=0,m; </text:span></text:p>
      <text:p text:style-name="P50"><text:span text:style-name="T437"><text:tab/>m=++i || ++j &amp;&amp; ++k; </text:span></text:p>
      <text:p text:style-name="P50"><text:span text:style-name="T437"><text:tab/>printf("%d %d %d %d\n",i,j,k,m); </text:span></text:p>
      <text:p text:style-name="P50"><text:span text:style-name="T437"><text:tab/>}</text:span></text:p>
      <text:p text:style-name="P50"><text:span text:style-name="T438"/></text:p>
      <text:p text:style-name="P50"><text:span text:style-name="T438"/></text:p>
      <text:p text:style-name="P50"><text:span text:style-name="T439">171)<text:tab/>main() </text:span></text:p>
      <text:p text:style-name="P50"><text:span text:style-name="T439"><text:tab/>{ </text:span></text:p>
      <text:p text:style-name="P50"><text:span text:style-name="T439"><text:tab/>int i=3,j; </text:span></text:p>
      <text:p text:style-name="P50"><text:span text:style-name="T439"><text:tab/>j=sizeof(++i + ++i + ++i); </text:span></text:p>
      <text:p text:style-name="P50"><text:span text:style-name="T439"><text:tab/>printf("%d %d\n",i,j); </text:span></text:p>
      <text:p text:style-name="P50"><text:span text:style-name="T439"><text:tab/>}</text:span></text:p>
      <text:p text:style-name="P50"><text:span text:style-name="T439"><text:s/></text:span></text:p>
      <text:p text:style-name="P51"><text:span text:style-name="T439">172)<text:tab/>If<text:s text:c="2"/>the variables I,j and k are assigned the values 5,3,2 respectively. Then the expression</text:span></text:p>
      <text:p text:style-name="P51"><text:span text:style-name="T439"><text:tab/>i=j+(k++=6) +7</text:span></text:p>
      <text:p text:style-name="P51"><text:span text:style-name="T440"/></text:p>
      <text:p text:style-name="P51"><text:span text:style-name="T441">173)<text:tab/>main() </text:span></text:p>
      <text:p text:style-name="P52"><text:span text:style-name="T441"><text:tab/>{ </text:span></text:p>
      <text:p text:style-name="P52"><text:span text:style-name="T441"><text:tab/>int i=5; </text:span></text:p>
      <text:p text:style-name="P52"><text:span text:style-name="T441"><text:tab/>printf("%d %d %d %d %d\n",i++,i--,++i,--i,i); </text:span></text:p>
      <text:p text:style-name="P53"><text:span text:style-name="T441"><text:tab/>}</text:span></text:p>
      <text:p text:style-name="P53"><text:span text:style-name="T442"/></text:p>
      <text:p text:style-name="P53"><text:span text:style-name="T443">174)<text:tab/>main() </text:span></text:p>
      <text:p text:style-name="P54"><text:span text:style-name="T443"><text:tab/>{ </text:span></text:p>
      <text:p text:style-name="P54"><text:span text:style-name="T443"><text:tab/>int i=5; </text:span></text:p>
      <text:p text:style-name="P54"><text:span text:style-name="T443"><text:tab/>printf("%d",i++ + ++i); </text:span></text:p>
      <text:p text:style-name="P54"><text:span text:style-name="T443"><text:tab/>}</text:span></text:p>
      <text:p text:style-name="P54"><text:span text:style-name="T444"/></text:p>
      <text:p text:style-name="P54"><text:span text:style-name="T445">175)<text:tab/>main() </text:span></text:p>
      <text:p text:style-name="P54"><text:span text:style-name="T445"><text:tab/>{ </text:span></text:p>
      <text:p text:style-name="P54"><text:span text:style-name="T445"><text:tab/>int i; </text:span></text:p>
      <text:p text:style-name="P54"><text:span text:style-name="T445"><text:tab/>printf("%d",scanf("%d",&amp;i)); </text:span></text:p>
      <text:p text:style-name="P54"><text:span text:style-name="T445"><text:tab/>} ///1</text:span></text:p>
      <text:p text:style-name="P54"><text:span text:style-name="T446"/></text:p>
      <text:p text:style-name="P54"><text:span text:style-name="T447">176)<text:tab/>main() </text:span></text:p>
      <text:p text:style-name="P54"><text:span text:style-name="T447"><text:tab/>{ </text:span></text:p>
      <text:p text:style-name="P54"><text:span text:style-name="T447"><text:tab/>int i=-1,j=-1,k=0,l=2,m; </text:span></text:p>
      <text:p text:style-name="P54"><text:span text:style-name="T447"><text:tab/>m=i++&amp;&amp;j++&amp;&amp;k++||l++; </text:span></text:p>
      <text:p text:style-name="P54"><text:span text:style-name="T447"><text:tab/>printf("%d %d %d %d %d",i,j,k,l,m); </text:span></text:p>
      <text:p text:style-name="P54"><text:span text:style-name="T447"><text:tab/>}</text:span></text:p>
      <text:p text:style-name="P54"><text:span text:style-name="T448"/></text:p>
      <text:p text:style-name="P54"><text:span text:style-name="T449">177)<text:tab/>main() </text:span></text:p>
      <text:p text:style-name="P54"><text:span text:style-name="T449"><text:tab/>{ </text:span></text:p>
      <text:p text:style-name="P54"><text:span text:style-name="T449"><text:tab/>int i=5,j=6,z; </text:span></text:p>
      <text:p text:style-name="P54"><text:span text:style-name="T449"><text:tab/>printf("%d",i+++j); </text:span></text:p>
      <text:p text:style-name="P54"><text:span text:style-name="T449"><text:tab/>} //11</text:span></text:p>
      <text:p text:style-name="P54"><text:span text:style-name="T450"/></text:p>
      <text:p text:style-name="P54"><text:span text:style-name="T451">178)<text:tab/>main() </text:span></text:p>
      <text:p text:style-name="P54"><text:span text:style-name="T451"><text:tab/>{ </text:span></text:p>
      <text:p text:style-name="P54"><text:span text:style-name="T451"><text:tab/>int i=i++,j=j++,k=k++; </text:span></text:p>
      <text:p text:style-name="P54"><text:span text:style-name="T451"><text:tab/>printf("%d %d %d",i,j,k); </text:span></text:p>
      <text:p text:style-name="P54"><text:span text:style-name="T451"><text:tab/>}</text:span></text:p>
      <text:p text:style-name="P54"><text:span text:style-name="T452"/></text:p>
      <text:p text:style-name="P54"><text:span text:style-name="T453">179)<text:tab/>main() </text:span></text:p>
      <text:p text:style-name="P54"><text:span text:style-name="T453"><text:tab/>{ </text:span></text:p>
      <text:p text:style-name="P54"><text:span text:style-name="T453"><text:tab/> int i=i++,j=j++,k=k++; </text:span></text:p>
      <text:p text:style-name="P54"><text:span text:style-name="T453"><text:tab/>printf("i=%d j=%d ,k=%d",i,j,k); </text:span></text:p>
      <text:p text:style-name="P54"><text:span text:style-name="T453"><text:tab/>} // gv gv zero</text:span></text:p>
      <text:p text:style-name="P54"><text:span text:style-name="T454"/></text:p>
      <text:p text:style-name="P54"><text:span text:style-name="T454"/></text:p>
      <text:p text:style-name="P54"><text:span text:style-name="T454"/></text:p>
      <text:p text:style-name="P54"><text:span text:style-name="T455">180)<text:tab/>main() </text:span></text:p>
      <text:p text:style-name="P54"><text:span text:style-name="T455"><text:tab/>{ </text:span></text:p>
      <text:p text:style-name="P54"><text:span text:style-name="T455"><text:tab/>unsigned giveit=-1; </text:span></text:p>
      <text:p text:style-name="P54"><text:span text:style-name="T455"><text:tab/>int gotit; </text:span></text:p>
      <text:p text:style-name="P54"><text:span text:style-name="T455"><text:tab/>printf("%u ",++giveit); </text:span></text:p>
      <text:p text:style-name="P54"><text:span text:style-name="T455"><text:tab/>printf("%u\n",gotit=--giveit); </text:span></text:p>
      <text:p text:style-name="P54"><text:span text:style-name="T455"><text:tab/>}</text:span></text:p>
      <text:p text:style-name="P54"><text:span text:style-name="T456"/></text:p>
      <text:p text:style-name="P54"><text:span text:style-name="T457">181)<text:tab/>main() </text:span></text:p>
      <text:p text:style-name="P54"><text:span text:style-name="T457"><text:tab/>{ </text:span></text:p>
      <text:p text:style-name="P54"><text:span text:style-name="T457"><text:tab/>int i=5; </text:span></text:p>
      <text:p text:style-name="P54"><text:span text:style-name="T457"><text:tab/>printf("%d\n",++i++); </text:span></text:p>
      <text:p text:style-name="P54"><text:span text:style-name="T457"><text:tab/>}//error </text:span></text:p>
      <text:p text:style-name="P54"><text:span text:style-name="T458"/></text:p>
      <text:p text:style-name="P54"><text:span text:style-name="T459">182)<text:tab/>main() </text:span></text:p>
      <text:p text:style-name="P54"><text:span text:style-name="T459"><text:tab/>{ </text:span></text:p>
      <text:p text:style-name="P54"><text:span text:style-name="T459"><text:tab/>int i=5; </text:span></text:p>
      <text:p text:style-name="P54"><text:span text:style-name="T459"><text:tab/>printf("%d",i=++i==6); </text:span></text:p>
      <text:p text:style-name="P54"><text:span text:style-name="T459"><text:tab/>}</text:span></text:p>
      <text:p text:style-name="P54"><text:span text:style-name="T460"/></text:p>
      <text:p text:style-name="P55"><text:span text:style-name="T461">183)<text:tab/>main() </text:span></text:p>
      <text:p text:style-name="P55"><text:span text:style-name="T461"><text:tab/>{ </text:span></text:p>
      <text:p text:style-name="P55"><text:span text:style-name="T461"><text:tab/>int x,y,z; </text:span></text:p>
      <text:p text:style-name="P55"><text:span text:style-name="T461"><text:tab/>x=5; </text:span></text:p>
      <text:p text:style-name="P55"><text:span text:style-name="T461"><text:tab/>y=--x; </text:span></text:p>
      <text:p text:style-name="P55"><text:span text:style-name="T461"><text:tab/>z=x--; </text:span></text:p>
      <text:p text:style-name="P55"><text:span text:style-name="T461"><text:tab/>printf("%d %d %d",x,y,z); </text:span></text:p>
      <text:p text:style-name="P55"><text:span text:style-name="T461"><text:tab/>}</text:span></text:p>
      <text:p text:style-name="P55"><text:span text:style-name="T462"/></text:p>
      <text:p text:style-name="P55"><text:span text:style-name="T463">184)<text:tab/>main() </text:span></text:p>
      <text:p text:style-name="P55"><text:span text:style-name="T463"><text:tab/>{ </text:span></text:p>
      <text:p text:style-name="P55"><text:span text:style-name="T463"><text:tab/>int i,j; </text:span></text:p>
      <text:p text:style-name="P55"><text:span text:style-name="T463"><text:tab/>i=j=1; </text:span></text:p>
      <text:p text:style-name="P55"><text:span text:style-name="T463"><text:tab/>i=2+2+i++; </text:span></text:p>
      <text:p text:style-name="P55"><text:span text:style-name="T463"><text:tab/>j=2+2*j++; </text:span></text:p>
      <text:p text:style-name="P55"><text:span text:style-name="T463"><text:tab/>printf("%d %d\n",i,j); </text:span></text:p>
      <text:p text:style-name="P55"><text:span text:style-name="T463"><text:tab/>}</text:span></text:p>
      <text:p text:style-name="P55"><text:span text:style-name="T464"/></text:p>
      <text:p text:style-name="P55"><text:span text:style-name="T465">185)<text:tab/>main() </text:span></text:p>
      <text:p text:style-name="P55"><text:span text:style-name="T465"><text:tab/>{ </text:span></text:p>
      <text:p text:style-name="P55"><text:span text:style-name="T465"><text:tab/>int x=2; </text:span></text:p>
      <text:p text:style-name="P55"><text:span text:style-name="T465"><text:tab/>int y=(x++,x++,x++); </text:span></text:p>
      <text:p text:style-name="P55"><text:span text:style-name="T465"><text:tab/>printf("%d\n",x); </text:span></text:p>
      <text:p text:style-name="P55"><text:span text:style-name="T465"><text:tab/>}</text:span></text:p>
      <text:p text:style-name="P55"><text:span text:style-name="T466"/></text:p>
      <text:p text:style-name="P55"><text:span text:style-name="T466"/></text:p>
      <text:p text:style-name="P55"><text:span text:style-name="T466"/></text:p>
      <text:p text:style-name="P55"><text:span text:style-name="T466"/></text:p>
      <text:p text:style-name="P55"><text:span text:style-name="T466"/></text:p>
      <text:p text:style-name="P55"><text:span text:style-name="T467">186)<text:tab/>main() </text:span></text:p>
      <text:p text:style-name="P55"><text:span text:style-name="T467"><text:tab/>{<text:tab/> </text:span></text:p>
      <text:p text:style-name="P55"><text:span text:style-name="T467"><text:tab/>int a=NULL; </text:span></text:p>
      <text:p text:style-name="P55"><text:span text:style-name="T467"><text:tab/>prinitf("%d\n",++NULL); </text:span></text:p>
      <text:p text:style-name="P55"><text:span text:style-name="T467"><text:tab/>}</text:span></text:p>
      <text:p text:style-name="P55"><text:span text:style-name="T468"/></text:p>
      <text:p text:style-name="P55"><text:span text:style-name="T469">187)<text:tab/>main() </text:span></text:p>
      <text:p text:style-name="P55"><text:span text:style-name="T469"><text:tab/>{ </text:span></text:p>
      <text:p text:style-name="P55"><text:span text:style-name="T469"><text:tab/>int k=8; </text:span></text:p>
      <text:p text:style-name="P55"><text:span text:style-name="T469"><text:tab/>int x=0==1&amp;k++; </text:span></text:p>
      <text:p text:style-name="P55"><text:span text:style-name="T469"><text:tab/>printf("%d %d",x,k); </text:span></text:p>
      <text:p text:style-name="P55"><text:span text:style-name="T469"><text:tab/>}</text:span></text:p>
      <text:p text:style-name="P55"><text:span text:style-name="T470"/></text:p>
      <text:p text:style-name="P55"><text:span text:style-name="T471">188)<text:tab/>main() </text:span></text:p>
      <text:p text:style-name="P55"><text:span text:style-name="T471"><text:tab/>{ </text:span></text:p>
      <text:p text:style-name="P55"><text:span text:style-name="T471"><text:tab/>char a='a'; </text:span></text:p>
      <text:p text:style-name="P55"><text:span text:style-name="T471"><text:tab/>int x=(a%10)++; </text:span></text:p>
      <text:p text:style-name="P55"><text:span text:style-name="T471"><text:tab/>printf("%d",x); </text:span></text:p>
      <text:p text:style-name="P55"><text:span text:style-name="T471"><text:tab/>}</text:span></text:p>
      <text:p text:style-name="P55"><text:span text:style-name="T472"/></text:p>
      <text:p text:style-name="P55"><text:span text:style-name="T472"/></text:p>
      <text:p text:style-name="P55"><text:span text:style-name="T473">189)<text:tab/>main() </text:span></text:p>
      <text:p text:style-name="P55"><text:span text:style-name="T473"><text:tab/>{ </text:span></text:p>
      <text:p text:style-name="P55"><text:span text:style-name="T473"><text:tab/>int b=6; </text:span></text:p>
      <text:p text:style-name="P55"><text:span text:style-name="T473"><text:tab/>int c=7; </text:span></text:p>
      <text:p text:style-name="P55"><text:span text:style-name="T473"><text:tab/>int a=++b+c--; </text:span></text:p>
      <text:p text:style-name="P55"><text:span text:style-name="T473"><text:tab/>printf("%d",a); </text:span></text:p>
      <text:p text:style-name="P55"><text:span text:style-name="T473"><text:tab/>}//14</text:span></text:p>
      <text:p text:style-name="P55"><text:span text:style-name="T474"/></text:p>
      <text:p text:style-name="P55"><text:span text:style-name="T475">190)<text:tab/>main() </text:span></text:p>
      <text:p text:style-name="P55"><text:span text:style-name="T475"><text:tab/>{ </text:span></text:p>
      <text:p text:style-name="P55"><text:span text:style-name="T475"><text:tab/>double b=8; </text:span></text:p>
      <text:p text:style-name="P55"><text:span text:style-name="T475"><text:tab/>b++; </text:span></text:p>
      <text:p text:style-name="P55"><text:span text:style-name="T475"><text:tab/>printf("%lf",b); </text:span></text:p>
      <text:p text:style-name="P55"><text:span text:style-name="T475"><text:tab/>}</text:span></text:p>
      <text:p text:style-name="P55"><text:span text:style-name="T476"/></text:p>
      <text:p text:style-name="P55"><text:span text:style-name="T477">191)<text:tab/>main() </text:span></text:p>
      <text:p text:style-name="P56"><text:span text:style-name="T477"><text:tab/>{ </text:span></text:p>
      <text:p text:style-name="P56"><text:span text:style-name="T477"><text:tab/>printf("%d",(10++)); </text:span></text:p>
      <text:p text:style-name="P57"><text:span text:style-name="T477"><text:tab/>}// error</text:span></text:p>
      <text:p text:style-name="P57"><text:span text:style-name="T478"/></text:p>
      <text:p text:style-name="P57"><text:span text:style-name="T479">192)<text:tab/>main() </text:span></text:p>
      <text:p text:style-name="P58"><text:span text:style-name="T479"><text:tab/>{ </text:span></text:p>
      <text:p text:style-name="P58"><text:span text:style-name="T479"><text:tab/>int x=100; </text:span></text:p>
      <text:p text:style-name="P58"><text:span text:style-name="T479"><text:tab/>x+=(x++)+(++x)+x; </text:span></text:p>
      <text:p text:style-name="P58"><text:span text:style-name="T479"><text:tab/>printf("%d",x); </text:span></text:p>
      <text:p text:style-name="P58"><text:span text:style-name="T479"><text:tab/>}//4O6</text:span></text:p>
      <text:p text:style-name="P58"><text:span text:style-name="T480"/></text:p>
      <text:p text:style-name="P58"><text:span text:style-name="T480"/></text:p>
      <text:p text:style-name="P58"><text:span text:style-name="T481">193)<text:tab/>main() </text:span></text:p>
      <text:p text:style-name="P58"><text:span text:style-name="T481"><text:tab/>{ </text:span></text:p>
      <text:p text:style-name="P58"><text:span text:style-name="T481"><text:tab/>int a=10,b=2,x=0; </text:span></text:p>
      <text:p text:style-name="P58"><text:span text:style-name="T481"><text:tab/>x=a+b*a+10/2*a; </text:span></text:p>
      <text:p text:style-name="P58"><text:span text:style-name="T481"><text:tab/>printf("%d",x++); </text:span></text:p>
      <text:p text:style-name="P58"><text:span text:style-name="T481"><text:tab/>}</text:span></text:p>
      <text:p text:style-name="P58"><text:span text:style-name="T482"/></text:p>
      <text:p text:style-name="P58"><text:span text:style-name="T483">194)<text:tab/>main() </text:span></text:p>
      <text:p text:style-name="P58"><text:span text:style-name="T483"><text:tab/>{ </text:span></text:p>
      <text:p text:style-name="P58"><text:span text:style-name="T483"><text:tab/>unsigned short var='B'; </text:span></text:p>
      <text:p text:style-name="P58"><text:span text:style-name="T483"><text:tab/>var+=2; </text:span></text:p>
      <text:p text:style-name="P58"><text:span text:style-name="T483"><text:tab/>var++; </text:span></text:p>
      <text:p text:style-name="P58"><text:span text:style-name="T483"><text:tab/>printf("%c %d",var,var); </text:span></text:p>
      <text:p text:style-name="P58"><text:span text:style-name="T483"><text:tab/>}</text:span></text:p>
      <text:p text:style-name="P58"><text:span text:style-name="T484"/></text:p>
      <text:p text:style-name="P58"><text:span text:style-name="T485">195)<text:tab/>main() </text:span></text:p>
      <text:p text:style-name="P58"><text:span text:style-name="T485"><text:tab/>{ </text:span></text:p>
      <text:p text:style-name="P58"><text:span text:style-name="T485"><text:tab/>char var=10; </text:span></text:p>
      <text:p text:style-name="P58"><text:span text:style-name="T485"><text:tab/>int x; </text:span></text:p>
      <text:p text:style-name="P58"><text:span text:style-name="T485"><text:tab/>x=printf("%d",++var++); </text:span></text:p>
      <text:p text:style-name="P58"><text:span text:style-name="T485"><text:tab/>printf("%d",x); </text:span></text:p>
      <text:p text:style-name="P58"><text:span text:style-name="T485"><text:tab/>}</text:span></text:p>
      <text:p text:style-name="P58"><text:span text:style-name="T486"/></text:p>
      <text:p text:style-name="P58"><text:span text:style-name="T487">196)<text:tab/>main() </text:span></text:p>
      <text:p text:style-name="P58"><text:span text:style-name="T487"><text:tab/>{ </text:span></text:p>
      <text:p text:style-name="P58"><text:span text:style-name="T487"><text:tab/>int intVar=20,x; </text:span></text:p>
      <text:p text:style-name="P58"><text:span text:style-name="T487"><text:tab/>x=++intVar,intVar++,++intVar; </text:span></text:p>
      <text:p text:style-name="P58"><text:span text:style-name="T487"><text:tab/>printf("%d %d",x,intVar); </text:span></text:p>
      <text:p text:style-name="P58"><text:span text:style-name="T487"><text:tab/>}</text:span></text:p>
      <text:p text:style-name="P58"><text:span text:style-name="T488"/></text:p>
      <text:p text:style-name="P58"><text:span text:style-name="T489">197)<text:tab/>main() </text:span></text:p>
      <text:p text:style-name="P58"><text:span text:style-name="T489"><text:tab/>{ </text:span></text:p>
      <text:p text:style-name="P58"><text:span text:style-name="T489"><text:tab/>char val=250; </text:span></text:p>
      <text:p text:style-name="P58"><text:span text:style-name="T489"><text:tab/>int ans; </text:span></text:p>
      <text:p text:style-name="P58"><text:span text:style-name="T489"><text:tab/>ans=val+!val+~val+++val; </text:span></text:p>
      <text:p text:style-name="P58"><text:span text:style-name="T489"><text:tab/>printf("%d",val); </text:span></text:p>
      <text:p text:style-name="P59"><text:span text:style-name="T489"><text:tab/>}</text:span></text:p>
      <text:p text:style-name="P59"><text:span text:style-name="T490"/></text:p>
      <text:p text:style-name="P59"><text:span text:style-name="T490"/></text:p>
      <text:p text:style-name="P60"><text:span text:style-name="T491">198)<text:tab/>main() </text:span></text:p>
      <text:p text:style-name="P60"><text:span text:style-name="T491"><text:tab/>{ </text:span></text:p>
      <text:p text:style-name="P60"><text:span text:style-name="T491"><text:tab/>int i=1,j=-1,k=0,l=2,m; </text:span></text:p>
      <text:p text:style-name="P60"><text:span text:style-name="T491"><text:tab/>m=i++&amp;&amp;j++&amp;&amp;k++||l++; </text:span></text:p>
      <text:p text:style-name="P60"><text:span text:style-name="T491"><text:tab/>printf("%d %d %d %d",i,j,k,l,m); </text:span></text:p>
      <text:p text:style-name="P60"><text:span text:style-name="T491"><text:tab/>}</text:span></text:p>
      <text:p text:style-name="P60"><text:span text:style-name="T492"/></text:p>
      <text:p text:style-name="P60"><text:span text:style-name="T492"/></text:p>
      <text:p text:style-name="P60"><text:span text:style-name="T492"/></text:p>
      <text:p text:style-name="P60"><text:span text:style-name="T492"/></text:p>
      <text:p text:style-name="P60"><text:span text:style-name="T493">199)<text:tab/>main() </text:span></text:p>
      <text:p text:style-name="P60"><text:span text:style-name="T493"><text:tab/>{ </text:span></text:p>
      <text:p text:style-name="P60"><text:span text:style-name="T493"><text:tab/>int var; </text:span></text:p>
      <text:p text:style-name="P60"><text:span text:style-name="T493"><text:tab/>var=--10; </text:span></text:p>
      <text:p text:style-name="P60"><text:span text:style-name="T493"><text:tab/>printf("%d",var); </text:span></text:p>
      <text:p text:style-name="P60"><text:span text:style-name="T493"><text:tab/>var=++10; </text:span></text:p>
      <text:p text:style-name="P60"><text:span text:style-name="T493"><text:tab/>printf("%d",var); </text:span></text:p>
      <text:p text:style-name="P60"><text:span text:style-name="T493"><text:tab/>}</text:span></text:p>
      <text:p text:style-name="P60"><text:span text:style-name="T494"/></text:p>
      <text:p text:style-name="P60"><text:span text:style-name="T495">200)<text:tab/>main() </text:span></text:p>
      <text:p text:style-name="P60"><text:span text:style-name="T495"><text:tab/>{ </text:span></text:p>
      <text:p text:style-name="P60"><text:span text:style-name="T495"><text:tab/>int a=15,b=10; </text:span></text:p>
      <text:p text:style-name="P60"><text:span text:style-name="T495"><text:tab/>b=(a++)+(a++); </text:span></text:p>
      <text:p text:style-name="P60"><text:span text:style-name="T495"><text:tab/>a=(b++)+(b++); </text:span></text:p>
      <text:p text:style-name="P60"><text:span text:style-name="T495"><text:tab/>printf("%d %d",a,b); </text:span></text:p>
      <text:p text:style-name="P60"><text:span text:style-name="T495"><text:tab/>}</text:span></text:p>
      <text:p text:style-name="P60"><text:span text:style-name="T496"/></text:p>
      <text:p text:style-name="P60"><text:span text:style-name="T497">201)<text:tab/>main() </text:span></text:p>
      <text:p text:style-name="P60"><text:span text:style-name="T497"><text:tab/>{ </text:span></text:p>
      <text:p text:style-name="P60"><text:span text:style-name="T497"><text:tab/>int i=5; </text:span></text:p>
      <text:p text:style-name="P60"><text:span text:style-name="T497"><text:tab/>printf("%d",i=++i=6); </text:span></text:p>
      <text:p text:style-name="P60"><text:span text:style-name="T497"><text:tab/>}</text:span></text:p>
      <text:p text:style-name="P60"><text:span text:style-name="T498"/></text:p>
      <text:p text:style-name="P60"><text:span text:style-name="T499">202)<text:tab/>main() </text:span></text:p>
      <text:p text:style-name="P60"><text:span text:style-name="T499"><text:tab/>{ </text:span></text:p>
      <text:p text:style-name="P60"><text:span text:style-name="T499"><text:tab/>int a=9; </text:span></text:p>
      <text:p text:style-name="P60"><text:span text:style-name="T499"><text:tab/>char c; </text:span></text:p>
      <text:p text:style-name="P60"><text:span text:style-name="T499"><text:tab/>c=2*20.5+a; </text:span></text:p>
      <text:p text:style-name="P60"><text:span text:style-name="T499"><text:tab/>printf("%c",c++); </text:span></text:p>
      <text:p text:style-name="P60"><text:span text:style-name="T499"><text:tab/>}</text:span></text:p>
      <text:p text:style-name="P60"><text:span text:style-name="T500"/></text:p>
      <text:p text:style-name="P60"><text:span text:style-name="T501">203)<text:tab/>main() </text:span></text:p>
      <text:p text:style-name="P60"><text:span text:style-name="T501"><text:tab/>{ </text:span></text:p>
      <text:p text:style-name="P60"><text:span text:style-name="T501"><text:tab/>int me=9,you=1; </text:span></text:p>
      <text:p text:style-name="P60"><text:span text:style-name="T501"><text:tab/>printf("%d",(me+you)++); </text:span></text:p>
      <text:p text:style-name="P60"><text:span text:style-name="T501"><text:tab/>}//error</text:span></text:p>
      <text:p text:style-name="P60"><text:span text:style-name="T502"/></text:p>
      <text:p text:style-name="P60"><text:span text:style-name="T503">204)<text:tab/>main() </text:span></text:p>
      <text:p text:style-name="P60"><text:span text:style-name="T503"><text:tab/>{ </text:span></text:p>
      <text:p text:style-name="P60"><text:span text:style-name="T503"><text:tab/>int i=5; </text:span></text:p>
      <text:p text:style-name="P60"><text:span text:style-name="T503"><text:tab/>printf("%d",i+++++i); </text:span></text:p>
      <text:p text:style-name="P60"><text:span text:style-name="T503"><text:tab/>}/// error</text:span></text:p>
      <text:p text:style-name="P60"><text:span text:style-name="T504"/></text:p>
      <text:p text:style-name="P60"><text:span text:style-name="T505">205)<text:tab/>main() </text:span></text:p>
      <text:p text:style-name="P60"><text:span text:style-name="T505"><text:tab/>{ </text:span></text:p>
      <text:p text:style-name="P60"><text:span text:style-name="T505"><text:tab/>int i=5,j=10,k=15; </text:span></text:p>
      <text:p text:style-name="P60"><text:span text:style-name="T505"><text:tab/>printf("%d\n",sizeof(k|=i+j)); </text:span></text:p>
      <text:p text:style-name="P60"><text:span text:style-name="T505"><text:tab/>printf("%d\n",k); </text:span></text:p>
      <text:p text:style-name="P60"><text:span text:style-name="T505"><text:tab/>}</text:span></text:p>
      <text:p text:style-name="P60"><text:span text:style-name="T506"/></text:p>
      <text:p text:style-name="P60"><text:span text:style-name="T507">206)<text:tab/>main() </text:span></text:p>
      <text:p text:style-name="P60"><text:span text:style-name="T507"><text:tab/>{ </text:span></text:p>
      <text:p text:style-name="P60"><text:span text:style-name="T507"><text:tab/>printf("%d++",sizeof(printf("VectorIndia"))); </text:span></text:p>
      <text:p text:style-name="P60"><text:span text:style-name="T507"><text:tab/>}</text:span></text:p>
      <text:p text:style-name="P60"><text:span text:style-name="T508"/></text:p>
      <text:p text:style-name="P60"><text:span text:style-name="T509">207)<text:tab/>#include&lt;stdio.h&gt; </text:span></text:p>
      <text:p text:style-name="P60"><text:span text:style-name="T509"><text:tab/><text:tab/>main() </text:span></text:p>
      <text:p text:style-name="P60"><text:span text:style-name="T509"><text:tab/><text:tab/>{ </text:span></text:p>
      <text:p text:style-name="P60"><text:span text:style-name="T509"><text:tab/><text:tab/><text:tab/>int x=2; </text:span></text:p>
      <text:p text:style-name="P60"><text:span text:style-name="T509"><text:tab/><text:tab/><text:tab/>(x&amp;1)?printf("True\n"):printf("false\n");</text:span></text:p>
      <text:p text:style-name="P60"><text:span text:style-name="T509"><text:tab/><text:tab/>}</text:span></text:p>
      <text:p text:style-name="P60"><text:span text:style-name="T510"/></text:p>
      <text:p text:style-name="P60"><text:span text:style-name="T511">208)<text:tab/>main() </text:span></text:p>
      <text:p text:style-name="P60"><text:span text:style-name="T511"><text:tab/>{ </text:span></text:p>
      <text:p text:style-name="P60"><text:span text:style-name="T511"><text:tab/>int a=0,b; </text:span></text:p>
      <text:p text:style-name="P60"><text:span text:style-name="T511"><text:tab/>b=(a=0)?2:3; </text:span></text:p>
      <text:p text:style-name="P60"><text:span text:style-name="T511"><text:tab/>printf("%d\n",b); </text:span></text:p>
      <text:p text:style-name="P60"><text:span text:style-name="T511"><text:tab/>} </text:span></text:p>
      <text:p text:style-name="P60"><text:span text:style-name="T512"/></text:p>
      <text:p text:style-name="P60"><text:span text:style-name="T513">209)<text:tab/>main() </text:span></text:p>
      <text:p text:style-name="P60"><text:span text:style-name="T513"><text:tab/>{ </text:span></text:p>
      <text:p text:style-name="P60"><text:span text:style-name="T513"><text:tab/>int i=10,j=5,k=0; </text:span></text:p>
      <text:p text:style-name="P60"><text:span text:style-name="T513"><text:tab/>k=0&gt;i&gt;(++j)?(i++):(++j); </text:span></text:p>
      <text:p text:style-name="P60"><text:span text:style-name="T513"><text:tab/>printf("%d %d %d\n",i,j,k); </text:span></text:p>
      <text:p text:style-name="P60"><text:span text:style-name="T513"><text:tab/>}</text:span></text:p>
      <text:p text:style-name="P60"><text:span text:style-name="T514"/></text:p>
      <text:p text:style-name="P60"><text:span text:style-name="T515">210)main() </text:span></text:p>
      <text:p text:style-name="P60"><text:span text:style-name="T515"><text:tab/>{ </text:span></text:p>
      <text:p text:style-name="P60"><text:span text:style-name="T515"><text:tab/>int a=2,b=5,c=1; </text:span></text:p>
      <text:p text:style-name="P60"><text:span text:style-name="T515"><text:tab/>printf("%d",(b&gt;=a&gt;=c?1:0)); </text:span></text:p>
      <text:p text:style-name="P60"><text:span text:style-name="T515"><text:tab/>}//op--&gt;</text:span></text:p>
      <text:p text:style-name="P60"><text:span text:style-name="T516"/></text:p>
      <text:p text:style-name="P60"><text:span text:style-name="T517">211)<text:tab/>main() </text:span></text:p>
      <text:p text:style-name="P60"><text:span text:style-name="T517"><text:tab/>{ </text:span></text:p>
      <text:p text:style-name="P60"><text:span text:style-name="T517"><text:tab/>int x=5; </text:span></text:p>
      <text:p text:style-name="P60"><text:span text:style-name="T517"><text:tab/>int y=x&gt;&gt;3?10:20; </text:span></text:p>
      <text:p text:style-name="P60"><text:span text:style-name="T517"><text:tab/>printf("%d\n",y); </text:span></text:p>
      <text:p text:style-name="P60"><text:span text:style-name="T517"><text:tab/>}</text:span></text:p>
      <text:p text:style-name="P60"><text:span text:style-name="T518"/></text:p>
      <text:p text:style-name="P60"><text:span text:style-name="T519">212)<text:tab/>main() </text:span></text:p>
      <text:p text:style-name="P60"><text:span text:style-name="T519"><text:tab/>{ </text:span></text:p>
      <text:p text:style-name="P60"><text:span text:style-name="T519"><text:tab/>int k=1; </text:span></text:p>
      <text:p text:style-name="P60"><text:span text:style-name="T519"><text:tab/>printf("%d==1 is ""%s",k,k==1?"TRUE":"FALSE"); </text:span></text:p>
      <text:p text:style-name="P60"><text:span text:style-name="T519"><text:tab/>}</text:span></text:p>
      <text:p text:style-name="P60"><text:span text:style-name="T520"/></text:p>
      <text:p text:style-name="P60"><text:span text:style-name="T520"/></text:p>
      <text:p text:style-name="P60"><text:span text:style-name="T520"/></text:p>
      <text:p text:style-name="P60"><text:span text:style-name="T520"/></text:p>
      <text:p text:style-name="P60"><text:span text:style-name="T521">213)<text:tab/>main() </text:span></text:p>
      <text:p text:style-name="P61"><text:span text:style-name="T521"><text:tab/>{ </text:span></text:p>
      <text:p text:style-name="P61"><text:span text:style-name="T521"><text:tab/>int x=0,y=3; </text:span></text:p>
      <text:p text:style-name="P61"><text:span text:style-name="T521"><text:tab/>int a=5,b=5,c=1; </text:span></text:p>
      <text:p text:style-name="P61"><text:span text:style-name="T521"><text:tab/>a=0; </text:span></text:p>
      <text:p text:style-name="P61"><text:span text:style-name="T521"><text:tab/>int res; </text:span></text:p>
      <text:p text:style-name="P61"><text:span text:style-name="T521"><text:tab/>res=x?y:(a?b:c); </text:span></text:p>
      <text:p text:style-name="P61"><text:span text:style-name="T521"><text:tab/>printf("%d",res); </text:span></text:p>
      <text:p text:style-name="P62"><text:span text:style-name="T521"><text:tab/>}</text:span></text:p>
      <text:p text:style-name="P62"><text:span text:style-name="T522"/></text:p>
      <text:p text:style-name="P62"><text:span text:style-name="T523">214)<text:tab/>main() </text:span></text:p>
      <text:p text:style-name="P63"><text:span text:style-name="T523"><text:tab/>{ </text:span></text:p>
      <text:p text:style-name="P63"><text:span text:style-name="T523"><text:tab/>int x=2,y=0; </text:span></text:p>
      <text:p text:style-name="P63"><text:span text:style-name="T523"><text:tab/>int z=(y++)?y==1&amp;&amp;x:0; </text:span></text:p>
      <text:p text:style-name="P63"><text:span text:style-name="T523"><text:tab/>printf("%d\n",z); </text:span></text:p>
      <text:p text:style-name="P64"><text:span text:style-name="T523"><text:tab/>}</text:span></text:p>
      <text:p text:style-name="P64"><text:span text:style-name="T524"/></text:p>
      <text:p text:style-name="P64"><text:span text:style-name="T525">215)<text:tab/>main() </text:span></text:p>
      <text:p text:style-name="P65"><text:span text:style-name="T525"><text:tab/>{ </text:span></text:p>
      <text:p text:style-name="P65"><text:span text:style-name="T525"><text:tab/>int x=1; </text:span></text:p>
      <text:p text:style-name="P65"><text:span text:style-name="T525"><text:tab/>short int i=2; </text:span></text:p>
      <text:p text:style-name="P65"><text:span text:style-name="T525"><text:tab/>float f=3; </text:span></text:p>
      <text:p text:style-name="P65"><text:span text:style-name="T525"><text:tab/>if(sizeof((x==2)?f:i==sizeof(float))) </text:span></text:p>
      <text:p text:style-name="P65"><text:span text:style-name="T525"><text:tab/>printf("float..\n"); </text:span></text:p>
      <text:p text:style-name="P65"><text:span text:style-name="T525"><text:tab/>if(sizeof((x==2)?f:i)==sizeof(short int)) </text:span></text:p>
      <text:p text:style-name="P65"><text:span text:style-name="T525"><text:tab/>printf("short int..\n"); </text:span></text:p>
      <text:p text:style-name="P66"><text:span text:style-name="T525"><text:tab/>}</text:span></text:p>
      <text:p text:style-name="P66"><text:span text:style-name="T526"/></text:p>
      <text:p text:style-name="P66"><text:span text:style-name="T527">216)<text:tab/>main() </text:span></text:p>
      <text:p text:style-name="P67"><text:span text:style-name="T527"><text:tab/>{ </text:span></text:p>
      <text:p text:style-name="P67"><text:span text:style-name="T527"><text:tab/>int y=1,x=0; </text:span></text:p>
      <text:p text:style-name="P67"><text:span text:style-name="T527"><text:tab/>int l=(y++,x++)?y:x; </text:span></text:p>
      <text:p text:style-name="P67"><text:span text:style-name="T527"><text:tab/>printf("%d\n",l); </text:span></text:p>
      <text:p text:style-name="P67"><text:span text:style-name="T527"><text:tab/>}</text:span></text:p>
      <text:p text:style-name="P67"><text:span text:style-name="T528"/></text:p>
      <text:p text:style-name="P67"><text:span text:style-name="T529">217)<text:tab/>main() </text:span></text:p>
      <text:p text:style-name="P67"><text:span text:style-name="T529"><text:tab/>{ </text:span></text:p>
      <text:p text:style-name="P67"><text:span text:style-name="T529"><text:tab/>int k=8; </text:span></text:p>
      <text:p text:style-name="P67"><text:span text:style-name="T529"><text:tab/>int m=7; </text:span></text:p>
      <text:p text:style-name="P67"><text:span text:style-name="T529"><text:tab/>int z=k&lt;m?k=m:m++; </text:span></text:p>
      <text:p text:style-name="P67"><text:span text:style-name="T529"><text:tab/>printf("%d\n",z); </text:span></text:p>
      <text:p text:style-name="P68"><text:span text:style-name="T529"><text:tab/>}</text:span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0"/></text:p>
      <text:p text:style-name="P68"><text:span text:style-name="T531">Answers:</text:span></text:p>
      <text:p text:style-name="P68"><text:span text:style-name="T532"/></text:p>
      <text:p text:style-name="P68"><text:span text:style-name="T532"/></text:p>
      <text:p text:style-name="P68"><text:span text:style-name="T532"/></text:p>
      <text:p text:style-name="P68"><text:span text:style-name="T532"/></text:p>
      <text:p text:style-name="P68"><text:span text:style-name="T532"/></text:p>
      <text:p text:style-name="P68"><text:span text:style-name="T532"/></text:p>
      <text:p text:style-name="P68"><text:span text:style-name="T533">1)198.76<text:s text:c="2"/></text:span></text:p>
      <text:p text:style-name="P68"><text:span text:style-name="T533">2)121 </text:span></text:p>
      <text:p text:style-name="P68"><text:span text:style-name="T533">3)250 </text:span></text:p>
      <text:p text:style-name="P68"><text:span text:style-name="T533">4)x=97<text:tab/> </text:span></text:p>
      <text:p text:style-name="P68"><text:span text:style-name="T533">5)compile error </text:span></text:p>
      <text:p text:style-name="P68"><text:span text:style-name="T533">6)78<text:tab/> </text:span></text:p>
      <text:p text:style-name="P68"><text:span text:style-name="T533">7)Garpage </text:span></text:p>
      <text:p text:style-name="P68"><text:span text:style-name="T533">8)34,34,0x22 </text:span></text:p>
      <text:p text:style-name="P68"><text:span text:style-name="T533">9)10,2<text:tab/> </text:span></text:p>
      <text:p text:style-name="P68"><text:span text:style-name="T533">10)41 </text:span></text:p>
      <text:p text:style-name="P68"><text:span text:style-name="T533">11)61 </text:span></text:p>
      <text:p text:style-name="P68"><text:span text:style-name="T533">12)10 </text:span></text:p>
      <text:p text:style-name="P68"><text:span text:style-name="T533">13)ff </text:span></text:p>
      <text:p text:style-name="P68"><text:span text:style-name="T533">14)B </text:span></text:p>
      <text:p text:style-name="P68"><text:span text:style-name="T533">15)10 </text:span></text:p>
      <text:p text:style-name="P68"><text:span text:style-name="T533">16)10 </text:span></text:p>
      <text:p text:style-name="P68"><text:span text:style-name="T533">17)34 </text:span></text:p>
      <text:p text:style-name="P68"><text:span text:style-name="T533">18)23 </text:span></text:p>
      <text:p text:style-name="P68"><text:span text:style-name="T533">19)0 </text:span></text:p>
      <text:p text:style-name="P68"><text:span text:style-name="T533">20)0,Garpage<text:tab/> </text:span></text:p>
      <text:p text:style-name="P68"><text:span text:style-name="T533">21)212<text:tab/> </text:span></text:p>
      <text:p text:style-name="P68"><text:span text:style-name="T533">22)%d,5<text:tab/> </text:span></text:p>
      <text:p text:style-name="P68"><text:span text:style-name="T533">23)121 </text:span></text:p>
      <text:p text:style-name="P68"><text:span text:style-name="T533">24)84<text:tab/> </text:span></text:p>
      <text:p text:style-name="P68"><text:span text:style-name="T533">25)-32 </text:span></text:p>
      <text:p text:style-name="P68"><text:span text:style-name="T533">26)10a </text:span></text:p>
      <text:p text:style-name="P68"><text:span text:style-name="T533">27)ab/*cd*/ef <text:tab/><text:tab/> </text:span></text:p>
      <text:p text:style-name="P68"><text:span text:style-name="T533">28)i </text:span></text:p>
      <text:p text:style-name="P68"><text:span text:style-name="T533">29)Garpage,Garpage </text:span></text:p>
      <text:p text:style-name="P68"><text:span text:style-name="T533">30)250<text:tab/> </text:span></text:p>
      <text:p text:style-name="P68"><text:span text:style-name="T533">31)d </text:span></text:p>
      <text:p text:style-name="P68"><text:span text:style-name="T533">32)12345 </text:span></text:p>
      <text:p text:style-name="P68"><text:span text:style-name="T533">33)12345 </text:span></text:p>
      <text:p text:style-name="P68"><text:span text:style-name="T533">34)x=97 </text:span></text:p>
      <text:p text:style-name="P68"><text:span text:style-name="T533">35)compile error </text:span></text:p>
      <text:p text:style-name="P68"><text:span text:style-name="T533">36)-1,-1 </text:span></text:p>
      <text:p text:style-name="P68"><text:span text:style-name="T533">37)12 </text:span></text:p>
      <text:p text:style-name="P68"><text:span text:style-name="T533">38)Garpage </text:span></text:p>
      <text:p text:style-name="P68"><text:span text:style-name="T533">39)Garpage,20 </text:span></text:p>
      <text:p text:style-name="P68"><text:span text:style-name="T533">40)ffffffe1,37777777741 </text:span></text:p>
      <text:p text:style-name="P68"><text:span text:style-name="T533">41)%% </text:span></text:p>
      <text:p text:style-name="P68"><text:span text:style-name="T533">42)VectorIndia </text:span></text:p>
      <text:p text:style-name="P68"><text:span text:style-name="T533">43)okctorindia.org,vectorindia.okg </text:span></text:p>
      <text:p text:style-name="P68"><text:span text:style-name="T533">44)100 </text:span></text:p>
      <text:p text:style-name="P68"><text:span text:style-name="T533">45)a<text:tab/> </text:span></text:p>
      <text:p text:style-name="P68"><text:span text:style-name="T533">46)chennaivector </text:span></text:p>
      <text:p text:style-name="P68"><text:span text:style-name="T533">47)65531 </text:span></text:p>
      <text:p text:style-name="P68"><text:span text:style-name="T533">48)1.45 </text:span></text:p>
      <text:p text:style-name="P68"><text:span text:style-name="T533">49)dvectorvetor </text:span></text:p>
      <text:p text:style-name="P68"><text:span text:style-name="T533">50)rIndiavetor </text:span></text:p>
      <text:p text:style-name="P68"><text:span text:style-name="T533">51)r vetor </text:span></text:p>
      <text:p text:style-name="P68"><text:span text:style-name="T533">52)Hello World,Garpage </text:span></text:p>
      <text:p text:style-name="P68"><text:span text:style-name="T533">53)3 </text:span></text:p>
      <text:p text:style-name="P68"><text:span text:style-name="T533">54)crazyforcode </text:span></text:p>
      <text:p text:style-name="P68"><text:span text:style-name="T533">55)D </text:span></text:p>
      <text:p text:style-name="P68"><text:span text:style-name="T533">56)ha </text:span></text:p>
      <text:p text:style-name="P68"><text:span text:style-name="T533">57)4 </text:span></text:p>
      <text:p text:style-name="P68"><text:span text:style-name="T533">58)d </text:span></text:p>
      <text:p text:style-name="P68"><text:span text:style-name="T533">59)4 </text:span></text:p>
      <text:p text:style-name="P68"><text:span text:style-name="T533">60)C </text:span></text:p>
      <text:p text:style-name="P68"><text:span text:style-name="T533">61)Yes<text:tab/><text:tab/> </text:span></text:p>
      <text:p text:style-name="P68"><text:span text:style-name="T533">62)1 </text:span></text:p>
      <text:p text:style-name="P68"><text:span text:style-name="T534"/></text:p>
      <text:p text:style-name="P68"><text:span text:style-name="T534"/></text:p>
      <text:p text:style-name="P68"><text:span text:style-name="T534"/></text:p>
      <text:p text:style-name="P68"><text:span text:style-name="T534"/></text:p>
      <text:p text:style-name="P68"><text:span text:style-name="T535">63)131 </text:span></text:p>
      <text:p text:style-name="P68"><text:span text:style-name="T535">64)198.76 </text:span></text:p>
      <text:p text:style-name="P68"><text:span text:style-name="T535">65)8 </text:span></text:p>
      <text:p text:style-name="P68"><text:span text:style-name="T535">66)Garpage </text:span></text:p>
      <text:p text:style-name="P68"><text:span text:style-name="T535">67)80,-102,2160 </text:span></text:p>
      <text:p text:style-name="P68"><text:span text:style-name="T535">68)2,1 </text:span></text:p>
      <text:p text:style-name="P68"><text:span text:style-name="T535">69)compile error<text:tab/> </text:span></text:p>
      <text:p text:style-name="P68"><text:span text:style-name="T535">70)13 </text:span></text:p>
      <text:p text:style-name="P68"><text:span text:style-name="T535">71)floating point exception </text:span></text:p>
      <text:p text:style-name="P68"><text:span text:style-name="T535">72)24 </text:span></text:p>
      <text:p text:style-name="P68"><text:span text:style-name="T535">73)*f </text:span></text:p>
      <text:p text:style-name="P68"><text:span text:style-name="T535">74)1,0.8,0.75 </text:span></text:p>
      <text:p text:style-name="P68"><text:span text:style-name="T535">75)100,50 </text:span></text:p>
      <text:p text:style-name="P68"><text:span text:style-name="T535">76)Garpage,0 </text:span></text:p>
      <text:p text:style-name="P68"><text:span text:style-name="T535">77)-1,1<text:tab/> </text:span></text:p>
      <text:p text:style-name="P68"><text:span text:style-name="T535">78)2 </text:span></text:p>
      <text:p text:style-name="P68"><text:span text:style-name="T535">79)121<text:tab/> </text:span></text:p>
      <text:p text:style-name="P68"><text:span text:style-name="T535">80)7.000000,14.500000 </text:span></text:p>
      <text:p text:style-name="P68"><text:span text:style-name="T535">81)80 </text:span></text:p>
      <text:p text:style-name="P68"><text:span text:style-name="T536"/></text:p>
      <text:p text:style-name="P68"><text:span text:style-name="T536"/></text:p>
      <text:p text:style-name="P68"><text:span text:style-name="T536"/></text:p>
      <text:p text:style-name="P68"><text:span text:style-name="T537"><text:s/></text:span></text:p>
      <text:p text:style-name="P68"><text:span text:style-name="T537">82)10000 </text:span></text:p>
      <text:p text:style-name="P68"><text:span text:style-name="T537">83)30,0,30 </text:span></text:p>
      <text:p text:style-name="P68"><text:span text:style-name="T537">84)8 </text:span></text:p>
      <text:p text:style-name="P68"><text:span text:style-name="T537">85)0 </text:span></text:p>
      <text:p text:style-name="P68"><text:span text:style-name="T537">86)20 </text:span></text:p>
      <text:p text:style-name="P68"><text:span text:style-name="T537">87)1 </text:span></text:p>
      <text:p text:style-name="P68"><text:span text:style-name="T537">88)1 </text:span></text:p>
      <text:p text:style-name="P68"><text:span text:style-name="T537">89)AA1,AABB1<text:tab/> </text:span></text:p>
      <text:p text:style-name="P68"><text:span text:style-name="T537">90)1,2 </text:span></text:p>
      <text:p text:style-name="P68"><text:span text:style-name="T537">91)0,1 </text:span></text:p>
      <text:p text:style-name="P68"><text:span text:style-name="T537">92)1,0,1,1 </text:span></text:p>
      <text:p text:style-name="P68"><text:span text:style-name="T537">93)0 </text:span></text:p>
      <text:p text:style-name="P68"><text:span text:style-name="T537">94)compile error </text:span></text:p>
      <text:p text:style-name="P68"><text:span text:style-name="T537">95)0 </text:span></text:p>
      <text:p text:style-name="P68"><text:span text:style-name="T537">96)1 </text:span></text:p>
      <text:p text:style-name="P68"><text:span text:style-name="T538"/></text:p>
      <text:p text:style-name="P68"><text:span text:style-name="T538"/></text:p>
      <text:p text:style-name="P68"><text:span text:style-name="T538"/></text:p>
      <text:p text:style-name="P68"><text:span text:style-name="T538"/></text:p>
      <text:p text:style-name="P68"><text:span text:style-name="T539">97)0 </text:span></text:p>
      <text:p text:style-name="P68"><text:span text:style-name="T539">98)Garpage </text:span></text:p>
      <text:p text:style-name="P68"><text:span text:style-name="T539">99)1 </text:span></text:p>
      <text:p text:style-name="P68"><text:span text:style-name="T539">100)B </text:span></text:p>
      <text:p text:style-name="P68"><text:span text:style-name="T539">101)245 </text:span></text:p>
      <text:p text:style-name="P68"><text:span text:style-name="T539">102)ffffffdf </text:span></text:p>
      <text:p text:style-name="P68"><text:span text:style-name="T539">103)ffff </text:span></text:p>
      <text:p text:style-name="P68"><text:span text:style-name="T539">104)80,8,22,22,0 </text:span></text:p>
      <text:p text:style-name="P68"><text:span text:style-name="T539">105)False </text:span></text:p>
      <text:p text:style-name="P68"><text:span text:style-name="T539">106)7 </text:span></text:p>
      <text:p text:style-name="P68"><text:span text:style-name="T539">107)12 1 12<text:s text:c="2"/></text:span></text:p>
      <text:p text:style-name="P68"><text:span text:style-name="T539">108)4<text:s text:c="2"/>4 </text:span></text:p>
      <text:p text:style-name="P68"><text:span text:style-name="T539">109)4<text:s text:c="2"/>4<text:s text:c="2"/></text:span></text:p>
      <text:p text:style-name="P68"><text:span text:style-name="T539">110)13<text:s text:c="2"/></text:span></text:p>
      <text:p text:style-name="P68"><text:span text:style-name="T539">111)f </text:span></text:p>
      <text:p text:style-name="P68"><text:span text:style-name="T539">112)compile error </text:span></text:p>
      <text:p text:style-name="P68"><text:span text:style-name="T539">113)12,1 </text:span></text:p>
      <text:p text:style-name="P68"><text:span text:style-name="T539">114)512 </text:span></text:p>
      <text:p text:style-name="P68"><text:span text:style-name="T539">115)0<text:s text:c="2"/></text:span></text:p>
      <text:p text:style-name="P68"><text:span text:style-name="T539">116)1 </text:span></text:p>
      <text:p text:style-name="P68"><text:span text:style-name="T539">117)3 </text:span></text:p>
      <text:p text:style-name="P68"><text:span text:style-name="T539">118)35 </text:span></text:p>
      <text:p text:style-name="P68"><text:span text:style-name="T539">119)3 </text:span></text:p>
      <text:p text:style-name="P68"><text:span text:style-name="T539">120)1 </text:span></text:p>
      <text:p text:style-name="P68"><text:span text:style-name="T539">121)0 </text:span></text:p>
      <text:p text:style-name="P68"><text:span text:style-name="T539">122)14 </text:span></text:p>
      <text:p text:style-name="P68"><text:span text:style-name="T539">123)1 </text:span></text:p>
      <text:p text:style-name="P68"><text:span text:style-name="T539">124)2,4<text:tab/> </text:span></text:p>
      <text:p text:style-name="P68"><text:span text:style-name="T539">125)2,1,3 </text:span></text:p>
      <text:p text:style-name="P68"><text:span text:style-name="T539">126)7 </text:span></text:p>
      <text:p text:style-name="P68"><text:span text:style-name="T539">127)C </text:span></text:p>
      <text:p text:style-name="P68"><text:span text:style-name="T539">128)fffffff0 </text:span></text:p>
      <text:p text:style-name="P68"><text:span text:style-name="T539">129)c=15 </text:span></text:p>
      <text:p text:style-name="P68"><text:span text:style-name="T539">130)1<text:tab/> </text:span></text:p>
      <text:p text:style-name="P68"><text:span text:style-name="T539">131)2 </text:span></text:p>
      <text:p text:style-name="P68"><text:span text:style-name="T539">132)2 </text:span></text:p>
      <text:p text:style-name="P68"><text:span text:style-name="T539">133)4 </text:span></text:p>
      <text:p text:style-name="P68"><text:span text:style-name="T539">134)1 </text:span></text:p>
      <text:p text:style-name="P68"><text:span text:style-name="T539">135)0<text:tab/> </text:span></text:p>
      <text:p text:style-name="P68"><text:span text:style-name="T539">136)4294967057<text:tab/> </text:span></text:p>
      <text:p text:style-name="P68"><text:span text:style-name="T539">137)1 </text:span></text:p>
      <text:p text:style-name="P68"><text:span text:style-name="T539">138)compile error<text:tab/> </text:span></text:p>
      <text:p text:style-name="P68"><text:span text:style-name="T539">139)0 </text:span></text:p>
      <text:p text:style-name="P68"><text:span text:style-name="T539">140)512 </text:span></text:p>
      <text:p text:style-name="P68"><text:span text:style-name="T539">141)| </text:span></text:p>
      <text:p text:style-name="P68"><text:span text:style-name="T539">142)ffff </text:span></text:p>
      <text:p text:style-name="P68"><text:span text:style-name="T539">143)32 </text:span></text:p>
      <text:p text:style-name="P68"><text:span text:style-name="T540"/></text:p>
      <text:p text:style-name="P68"><text:span text:style-name="T540"/></text:p>
      <text:p text:style-name="P68"><text:span text:style-name="T540"/></text:p>
      <text:p text:style-name="P68"><text:span text:style-name="T540"/></text:p>
      <text:p text:style-name="P68"><text:span text:style-name="T541">144)a=0,b=0,c=1,d=0 </text:span></text:p>
      <text:p text:style-name="P68"><text:span text:style-name="T541">145)0 </text:span></text:p>
      <text:p text:style-name="P68"><text:span text:style-name="T542"/></text:p>
      <text:p text:style-name="P68"><text:span text:style-name="T542"/></text:p>
      <text:p text:style-name="P68"><text:span text:style-name="T542"/></text:p>
      <text:p text:style-name="P68"><text:span text:style-name="T543">146)4,15 </text:span></text:p>
      <text:p text:style-name="P68"><text:span text:style-name="T543">147)8,4,8 </text:span></text:p>
      <text:p text:style-name="P68"><text:span text:style-name="T543">148)4 </text:span></text:p>
      <text:p text:style-name="P68"><text:span text:style-name="T543">149)4<text:tab/> </text:span></text:p>
      <text:p text:style-name="P68"><text:span text:style-name="T543">150)97 </text:span></text:p>
      <text:p text:style-name="P68"><text:span text:style-name="T543">151)4 </text:span></text:p>
      <text:p text:style-name="P68"><text:span text:style-name="T543">152)5,4,4<text:tab/> </text:span></text:p>
      <text:p text:style-name="P68"><text:span text:style-name="T543">153)1 </text:span></text:p>
      <text:p text:style-name="P68"><text:span text:style-name="T543">154)4,4,8,1,4 </text:span></text:p>
      <text:p text:style-name="P68"><text:span text:style-name="T543">155)4,8 </text:span></text:p>
      <text:p text:style-name="P68"><text:span text:style-name="T543">156)compile error </text:span></text:p>
      <text:p text:style-name="P68"><text:span text:style-name="T543">157)4 </text:span></text:p>
      <text:p text:style-name="P68"><text:span text:style-name="T543">158)4 </text:span></text:p>
      <text:p text:style-name="P68"><text:span text:style-name="T544"/></text:p>
      <text:p text:style-name="P68"><text:span text:style-name="T544"/></text:p>
      <text:p text:style-name="P68"><text:span text:style-name="T544"/></text:p>
      <text:p text:style-name="P68"><text:span text:style-name="T544"/></text:p>
      <text:p text:style-name="P68"><text:span text:style-name="T545">159)12,13,11,13 </text:span></text:p>
      <text:p text:style-name="P68"><text:span text:style-name="T546"/></text:p>
      <text:p text:style-name="P68"><text:span text:style-name="T546"/></text:p>
      <text:p text:style-name="P68"><text:span text:style-name="T546"/></text:p>
      <text:p text:style-name="P68"><text:span text:style-name="T546"/></text:p>
      <text:p text:style-name="P68"><text:span text:style-name="T547">160)46 </text:span></text:p>
      <text:p text:style-name="P68"><text:span text:style-name="T547">161)9 </text:span></text:p>
      <text:p text:style-name="P68"><text:span text:style-name="T547">162)E,69 </text:span></text:p>
      <text:p text:style-name="P68"><text:span text:style-name="T547">163)2,1 </text:span></text:p>
      <text:p text:style-name="P68"><text:span text:style-name="T547">164)compile error </text:span></text:p>
      <text:p text:style-name="P68"><text:span text:style-name="T547">165)4 </text:span></text:p>
      <text:p text:style-name="P68"><text:span text:style-name="T547">166)4,5,5,5,5 </text:span></text:p>
      <text:p text:style-name="P68"><text:span text:style-name="T547">167)-3 </text:span></text:p>
      <text:p text:style-name="P68"><text:span text:style-name="T547">168)2 </text:span></text:p>
      <text:p text:style-name="P68"><text:span text:style-name="T547">169)-2 </text:span></text:p>
      <text:p text:style-name="P68"><text:span text:style-name="T547">170)-2,2,0,1<text:tab/> </text:span></text:p>
      <text:p text:style-name="P68"><text:span text:style-name="T547">171)3,4 </text:span></text:p>
      <text:p text:style-name="P68"><text:span text:style-name="T547">172)compile errror </text:span></text:p>
      <text:p text:style-name="P68"><text:span text:style-name="T547">173)4,5,5,5,5 </text:span></text:p>
      <text:p text:style-name="P68"><text:span text:style-name="T547">174)12<text:tab/> </text:span></text:p>
      <text:p text:style-name="P68"><text:span text:style-name="T547">175)1 </text:span></text:p>
      <text:p text:style-name="P68"><text:span text:style-name="T547">176)0,0,1,3,1 </text:span></text:p>
      <text:p text:style-name="P68"><text:span text:style-name="T547">177)11 </text:span></text:p>
      <text:p text:style-name="P68"><text:span text:style-name="T547">178)Garpage </text:span></text:p>
      <text:p text:style-name="P68"><text:span text:style-name="T547">179)Garpage<text:tab/> </text:span></text:p>
      <text:p text:style-name="P68"><text:span text:style-name="T547">180)0,4294967295 </text:span></text:p>
      <text:p text:style-name="P68"><text:span text:style-name="T547">181)compile error<text:tab/> </text:span></text:p>
      <text:p text:style-name="P68"><text:span text:style-name="T547">182)1 </text:span></text:p>
      <text:p text:style-name="P68"><text:span text:style-name="T547">183)3,4,4<text:tab/> </text:span></text:p>
      <text:p text:style-name="P68"><text:span text:style-name="T547">184)5,4 </text:span></text:p>
      <text:p text:style-name="P68"><text:span text:style-name="T547">185)5<text:tab/><text:tab/><text:tab/> </text:span></text:p>
      <text:p text:style-name="P68"><text:span text:style-name="T547">186)compile error </text:span></text:p>
      <text:p text:style-name="P68"><text:span text:style-name="T547">187)0,9<text:tab/><text:tab/> </text:span></text:p>
      <text:p text:style-name="P68"><text:span text:style-name="T547">188)compile error </text:span></text:p>
      <text:p text:style-name="P68"><text:span text:style-name="T547">189)14<text:tab/> </text:span></text:p>
      <text:p text:style-name="P68"><text:span text:style-name="T547">190)9.000000<text:tab/> </text:span></text:p>
      <text:p text:style-name="P68"><text:span text:style-name="T547">191)compile error </text:span></text:p>
      <text:p text:style-name="P68"><text:span text:style-name="T547">192)406 </text:span></text:p>
      <text:p text:style-name="P68"><text:span text:style-name="T547">193)80 </text:span></text:p>
      <text:p text:style-name="P68"><text:span text:style-name="T547">194)E,69 </text:span></text:p>
      <text:p text:style-name="P68"><text:span text:style-name="T547">195)compile error<text:tab/> </text:span></text:p>
      <text:p text:style-name="P68"><text:span text:style-name="T547">196)21,23 </text:span></text:p>
      <text:p text:style-name="P68"><text:span text:style-name="T547">197)-5<text:tab/> </text:span></text:p>
      <text:p text:style-name="P68"><text:span text:style-name="T547">198)2,0,1,3<text:tab/> </text:span></text:p>
      <text:p text:style-name="P68"><text:span text:style-name="T547">199)compile error </text:span></text:p>
      <text:p text:style-name="P68"><text:span text:style-name="T547">200)63,33 </text:span></text:p>
      <text:p text:style-name="P68"><text:span text:style-name="T547">201)compile error </text:span></text:p>
      <text:p text:style-name="P68"><text:span text:style-name="T547">202)2 </text:span></text:p>
      <text:p text:style-name="P68"><text:span text:style-name="T547">203)compile error </text:span></text:p>
      <text:p text:style-name="P68"><text:span text:style-name="T547">204)compile error </text:span></text:p>
      <text:p text:style-name="P68"><text:span text:style-name="T547">205)4,15<text:tab/><text:tab/> </text:span></text:p>
      <text:p text:style-name="P68"><text:span text:style-name="T547">206)4++ </text:span></text:p>
      <text:p text:style-name="P68"><text:span text:style-name="T548"/></text:p>
      <text:p text:style-name="P68"><text:span text:style-name="T548"/></text:p>
      <text:p text:style-name="P68"><text:span text:style-name="T548"/></text:p>
      <text:p text:style-name="P68"><text:span text:style-name="T548"/></text:p>
      <text:p text:style-name="P68"><text:span text:style-name="T549">207)false </text:span></text:p>
      <text:p text:style-name="P68"><text:span text:style-name="T549">208)3 </text:span></text:p>
      <text:p text:style-name="P68"><text:span text:style-name="T549">209)10,7,7 </text:span></text:p>
      <text:p text:style-name="P68"><text:span text:style-name="T549">210)1 </text:span></text:p>
      <text:p text:style-name="P68"><text:span text:style-name="T549">211)20 </text:span></text:p>
      <text:p text:style-name="P68"><text:span text:style-name="T549">212)1==1 is TRUE </text:span></text:p>
      <text:p text:style-name="P68"><text:span text:style-name="T549">213)res=1 </text:span></text:p>
      <text:p text:style-name="P68"><text:span text:style-name="T549">214)0<text:tab/> </text:span></text:p>
      <text:p text:style-name="P68"><text:span text:style-name="T549">215)float<text:tab/> </text:span></text:p>
      <text:p text:style-name="P68"><text:span text:style-name="T549">216)1 </text:span></text:p>
      <text:p text:style-name="P68"><text:span text:style-name="T549">217)7 </text:span></text:p>
      <text:p text:style-name="P68"><text:span text:style-name="T549"><text:tab/> </text:span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  <text:p text:style-name="P68"><text:span text:style-name="T5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